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552000003B42D07B32A2AE4F91F.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wiss"/>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mily-generic="swiss"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family-generic="swiss"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svg:stroke-color="#ffffff" draw:fill-color="#c8ab6a" draw:textarea-horizontal-align="justify" draw:textarea-vertical-align="middle" draw:auto-grow-height="false" fo:min-height="4.195cm" fo:min-width="21.725cm"/>
    </style:style>
    <style:style style:name="gr2" style:family="graphic" style:parent-style-name="standard">
      <style:graphic-properties draw:stroke="none" draw:fill-color="#ffde59" draw:textarea-horizontal-align="justify" draw:textarea-vertical-align="middle" draw:auto-grow-height="false" fo:min-height="0.194cm" fo:min-width="4.939cm"/>
    </style:style>
    <style:style style:name="gr3" style:family="graphic" style:parent-style-name="standard">
      <style:graphic-properties draw:stroke="none" draw:fill-color="#ffde59" draw:textarea-horizontal-align="justify" draw:textarea-vertical-align="middle" draw:auto-grow-height="false" fo:min-height="0.129cm" fo:min-width="2.212cm"/>
    </style:style>
    <style:style style:name="gr4" style:family="graphic" style:parent-style-name="standard">
      <style:graphic-properties draw:stroke="none" draw:fill-color="#ffb66c" draw:textarea-horizontal-align="justify" draw:textarea-vertical-align="middle" draw:auto-grow-height="false" fo:min-height="0.195cm" fo:min-width="4.939cm"/>
    </style:style>
    <style:style style:name="gr5" style:family="graphic" style:parent-style-name="standard">
      <style:graphic-properties draw:stroke="none" draw:fill-color="#ffb66c" draw:textarea-horizontal-align="justify" draw:textarea-vertical-align="middle" draw:auto-grow-height="false" fo:min-height="0.143cm" fo:min-width="2.548cm"/>
    </style:style>
    <style:style style:name="gr6" style:family="graphic" style:parent-style-name="standard">
      <style:graphic-properties draw:stroke="none" draw:fill-color="#ff4000" draw:textarea-horizontal-align="justify" draw:textarea-vertical-align="middle" draw:auto-grow-height="false" fo:min-height="0.195cm" fo:min-width="4.939cm"/>
    </style:style>
    <style:style style:name="gr7" style:family="graphic" style:parent-style-name="standard">
      <style:graphic-properties draw:stroke="none" draw:fill-color="#7b3d00" draw:textarea-horizontal-align="justify" draw:textarea-vertical-align="middle" draw:auto-grow-height="false" fo:min-height="0.174cm" fo:min-width="2.426cm"/>
    </style:style>
    <style:style style:name="gr8" style:family="graphic" style:parent-style-name="standard">
      <style:graphic-properties draw:stroke="none" draw:fill-color="#7b3d00" draw:textarea-horizontal-align="justify" draw:textarea-vertical-align="middle" draw:auto-grow-height="false" fo:min-height="1.02cm" fo:min-width="0cm"/>
    </style:style>
    <style:style style:name="gr9" style:family="graphic" style:parent-style-name="standard">
      <style:graphic-properties svg:stroke-color="#ffbf00" draw:fill-color="#ffff00" draw:textarea-vertical-align="middle" draw:auto-grow-height="false" fo:min-height="2.29cm" fo:min-width="2.04cm" fo:wrap-option="wrap"/>
    </style:style>
    <style:style style:name="gr10" style:family="graphic" style:parent-style-name="standard">
      <style:graphic-properties draw:fill-color="#cccccc" draw:textarea-horizontal-align="justify" draw:textarea-vertical-align="middle" draw:auto-grow-height="false" fo:min-height="0.987cm" fo:min-width="1.989cm" fo:wrap-option="wrap"/>
    </style:style>
    <style:style style:name="gr11" style:family="graphic" style:parent-style-name="standard">
      <style:graphic-properties draw:stroke="none" draw:fill-color="#158466" draw:textarea-horizontal-align="justify" draw:textarea-vertical-align="middle" draw:auto-grow-height="false" fo:min-height="0.195cm" fo:min-width="4.939cm"/>
    </style:style>
    <style:style style:name="gr12" style:family="graphic" style:parent-style-name="standard">
      <style:graphic-properties draw:stroke="none" draw:fill-color="#158466" draw:textarea-horizontal-align="justify" draw:textarea-vertical-align="middle" draw:auto-grow-height="false" fo:min-height="0.195cm" fo:min-width="1.784cm"/>
    </style:style>
    <style:style style:name="gr13" style:family="graphic" style:parent-style-name="standard">
      <style:graphic-properties draw:stroke="none" draw:fill-color="#00a933" draw:textarea-horizontal-align="justify" draw:textarea-vertical-align="middle" draw:auto-grow-height="false" fo:min-height="1.192cm" fo:min-width="0.941cm" fo:wrap-option="wrap"/>
    </style:style>
    <style:style style:name="gr14" style:family="graphic" style:parent-style-name="objectwithoutfill">
      <style:graphic-properties svg:stroke-width="0.053cm" svg:stroke-color="#7b3d00" draw:marker-start-width="0.279cm" draw:marker-end-width="0.279cm" draw:fill="none" draw:textarea-vertical-align="middle" fo:padding-top="0.151cm" fo:padding-bottom="0.151cm" fo:padding-left="0.276cm" fo:padding-right="0.276cm"/>
    </style:style>
    <style:style style:name="gr15" style:family="graphic" style:parent-style-name="standard">
      <style:graphic-properties draw:stroke="none" svg:stroke-color="#000000" draw:fill="none" draw:fill-color="#ffffff" draw:auto-grow-height="true" draw:auto-grow-width="false" fo:max-height="0cm" fo:min-height="1.423cm"/>
      <style:paragraph-properties style:writing-mode="lr-tb"/>
    </style:style>
    <style:style style:name="gr16" style:family="graphic" style:parent-style-name="objectwithoutfill">
      <style:graphic-properties svg:stroke-width="0.081cm" svg:stroke-color="#7b3d00" draw:marker-start-width="0.321cm" draw:marker-end-width="0.321cm" draw:fill="none" draw:textarea-vertical-align="middle" fo:padding-top="0.165cm" fo:padding-bottom="0.165cm" fo:padding-left="0.29cm" fo:padding-right="0.29cm"/>
    </style:style>
    <style:style style:name="gr17" style:family="graphic" style:parent-style-name="standard">
      <style:graphic-properties draw:stroke="none" svg:stroke-color="#000000" draw:fill="none" draw:fill-color="#ffffff" draw:auto-grow-height="true" draw:auto-grow-width="false" fo:max-height="0cm" fo:min-height="0.712cm"/>
      <style:paragraph-properties style:writing-mode="lr-tb"/>
    </style:style>
    <style:style style:name="gr18" style:family="graphic">
      <style:graphic-properties style:protect="size"/>
    </style:style>
    <style:style style:name="gr19" style:family="graphic" style:parent-style-name="standard">
      <style:graphic-properties svg:stroke-color="#ffffff" draw:fill-color="#c8ab6a" draw:textarea-horizontal-align="justify" draw:textarea-vertical-align="middle" draw:auto-grow-height="false" fo:min-height="4.195cm" fo:min-width="15.375cm"/>
    </style:style>
    <style:style style:name="gr20" style:family="graphic" style:parent-style-name="standard">
      <style:graphic-properties draw:stroke="none" draw:fill-color="#0084d1" draw:textarea-horizontal-align="justify" draw:textarea-vertical-align="middle" draw:auto-grow-height="false" fo:min-height="0.195cm" fo:min-width="4.939cm"/>
    </style:style>
    <style:style style:name="gr21" style:family="graphic" style:parent-style-name="standard">
      <style:graphic-properties draw:stroke="none" draw:fill-color="#83caff" draw:textarea-horizontal-align="justify" draw:textarea-vertical-align="middle" draw:auto-grow-height="false" fo:min-height="0.069cm" fo:min-width="1.668cm"/>
    </style:style>
    <style:style style:name="gr22" style:family="graphic" style:parent-style-name="standard">
      <style:graphic-properties draw:stroke="none" draw:fill-color="#2a6099" draw:textarea-horizontal-align="justify" draw:textarea-vertical-align="middle" draw:auto-grow-height="false" fo:min-height="0.174cm" fo:min-width="2.426cm"/>
    </style:style>
    <style:style style:name="gr23" style:family="graphic" style:parent-style-name="standard">
      <style:graphic-properties draw:stroke="none" svg:stroke-color="#000000" draw:fill="none" draw:fill-color="#ffffff" draw:auto-grow-height="true" draw:auto-grow-width="false" fo:max-height="0cm" fo:min-height="0.788cm"/>
      <style:paragraph-properties style:writing-mode="lr-tb"/>
    </style:style>
    <style:style style:name="gr24" style:family="graphic" style:parent-style-name="standard">
      <style:graphic-properties draw:stroke="none" svg:stroke-color="#000000" draw:fill="none" draw:fill-color="#ffffff" draw:auto-grow-height="true" draw:auto-grow-width="false" fo:max-height="0cm" fo:min-height="0.888cm"/>
      <style:paragraph-properties style:writing-mode="lr-tb"/>
    </style:style>
    <style:style style:name="gr25" style:family="graphic" style:parent-style-name="standard">
      <style:graphic-properties svg:stroke-color="#ffffff" draw:fill-color="#c8ab6a" draw:textarea-horizontal-align="justify" draw:textarea-vertical-align="middle" draw:auto-grow-height="false" fo:min-height="4.195cm" fo:min-width="10.93cm"/>
    </style:style>
    <style:style style:name="gr26" style:family="graphic" style:parent-style-name="standard">
      <style:graphic-properties draw:stroke="none" draw:fill-color="#0084d1" draw:textarea-horizontal-align="justify" draw:textarea-vertical-align="middle" draw:auto-grow-height="false" fo:min-height="0.195cm" fo:min-width="4.766cm"/>
    </style:style>
    <style:style style:name="gr27" style:family="graphic" style:parent-style-name="standard">
      <style:graphic-properties svg:stroke-color="#ffffff" draw:fill-color="#c8ab6a" draw:textarea-horizontal-align="justify" draw:textarea-vertical-align="middle" draw:auto-grow-height="false" fo:min-height="4.195cm" fo:min-width="14.74cm"/>
    </style:style>
    <style:style style:name="gr28" style:family="graphic" style:parent-style-name="standard">
      <style:graphic-properties draw:stroke="none" draw:fill-color="#ffde59" draw:textarea-horizontal-align="justify" draw:textarea-vertical-align="middle" draw:auto-grow-height="false" fo:min-height="0.402cm" fo:min-width="5.021cm"/>
    </style:style>
    <style:style style:name="gr29" style:family="graphic" style:parent-style-name="standard">
      <style:graphic-properties draw:stroke="none" draw:fill-color="#ffde59" draw:textarea-horizontal-align="justify" draw:textarea-vertical-align="middle" draw:auto-grow-height="false" fo:min-height="0.088cm" fo:min-width="1.883cm"/>
    </style:style>
    <style:style style:name="gr30" style:family="graphic" style:parent-style-name="standard">
      <style:graphic-properties draw:stroke="none" draw:fill-color="#ffb66c" draw:textarea-horizontal-align="justify" draw:textarea-vertical-align="middle" draw:auto-grow-height="false" fo:min-height="0cm" fo:min-width="5.292cm"/>
    </style:style>
    <style:style style:name="gr31" style:family="graphic" style:parent-style-name="standard">
      <style:graphic-properties draw:stroke="none" draw:fill-color="#ffb66c" draw:textarea-horizontal-align="justify" draw:textarea-vertical-align="middle" draw:auto-grow-height="false" fo:min-height="0.328cm" fo:min-width="4.939cm"/>
    </style:style>
    <style:style style:name="gr32" style:family="graphic" style:parent-style-name="standard">
      <style:graphic-properties draw:stroke="none" draw:fill-color="#ff4000" draw:textarea-horizontal-align="justify" draw:textarea-vertical-align="middle" draw:auto-grow-height="false" fo:min-height="0.09cm" fo:min-width="4.939cm"/>
    </style:style>
    <style:style style:name="gr33" style:family="graphic" style:parent-style-name="standard">
      <style:graphic-properties draw:stroke="none" draw:fill-color="#158466" draw:textarea-horizontal-align="justify" draw:textarea-vertical-align="middle" draw:auto-grow-height="false" fo:min-height="0.09cm" fo:min-width="4.939cm"/>
    </style:style>
    <style:style style:name="gr34" style:family="graphic" style:parent-style-name="standard">
      <style:graphic-properties draw:stroke="none" draw:fill-color="#158466" draw:textarea-horizontal-align="justify" draw:textarea-vertical-align="middle" draw:auto-grow-height="false" fo:min-height="0.082cm" fo:min-width="1.784cm"/>
    </style:style>
    <style:style style:name="gr3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6" style:family="graphic" style:parent-style-name="standard">
      <style:graphic-properties svg:stroke-color="#ffffff" draw:fill-color="#ffffff" draw:textarea-horizontal-align="justify" draw:textarea-vertical-align="middle" draw:auto-grow-height="false" fo:min-height="3.66cm" fo:min-width="11.565cm"/>
    </style:style>
    <style:style style:name="gr37" style:family="graphic" style:parent-style-name="standard">
      <style:graphic-properties svg:stroke-color="#ffffff" draw:fill-color="#ffffff" draw:textarea-horizontal-align="justify" draw:textarea-vertical-align="middle" draw:auto-grow-height="false" fo:min-height="2.925cm" fo:min-width="6.485cm"/>
    </style:style>
    <style:style style:name="gr38" style:family="graphic" style:parent-style-name="standard">
      <style:graphic-properties draw:stroke="none" svg:stroke-color="#000000" draw:fill="solid" draw:fill-color="#eeeeee" draw:auto-grow-height="true" draw:auto-grow-width="false" fo:max-height="0cm" fo:min-height="0.712cm"/>
      <style:paragraph-properties style:writing-mode="lr-tb"/>
    </style:style>
    <style:style style:name="gr39" style:family="graphic" style:parent-style-name="standard">
      <style:graphic-properties svg:stroke-color="#2a6099" draw:fill-color="#dee6ef" draw:textarea-horizontal-align="justify" draw:textarea-vertical-align="middle" draw:auto-grow-height="false" fo:min-height="0.896cm" fo:min-width="1.916cm"/>
      <style:paragraph-properties style:writing-mode="lr-tb"/>
    </style:style>
    <style:style style:name="gr40" style:family="graphic" style:parent-style-name="standard">
      <style:graphic-properties svg:stroke-color="#0084d1" draw:fill-color="#dee6ef" draw:textarea-horizontal-align="justify" draw:textarea-vertical-align="middle" draw:auto-grow-height="false" fo:min-height="0.896cm" fo:min-width="2.678cm"/>
      <style:paragraph-properties style:writing-mode="lr-tb"/>
    </style:style>
    <style:style style:name="gr41" style:family="graphic" style:parent-style-name="standard">
      <style:graphic-properties draw:fill-color="#dee6ef" draw:textarea-horizontal-align="justify" draw:textarea-vertical-align="middle" draw:auto-grow-height="false" fo:min-height="0.896cm" fo:min-width="1.916cm"/>
      <style:paragraph-properties style:writing-mode="lr-tb"/>
    </style:style>
    <style:style style:name="gr42" style:family="graphic" style:parent-style-name="standard">
      <style:graphic-properties svg:stroke-color="#158466" draw:opacity="0%" draw:textarea-horizontal-align="justify" draw:textarea-vertical-align="middle" draw:auto-grow-height="false" fo:min-height="4.907cm" fo:min-width="24.977cm"/>
    </style:style>
    <style:style style:name="gr43" style:family="graphic" style:parent-style-name="standard">
      <style:graphic-properties svg:stroke-color="#7b3d00" draw:opacity="0%" draw:textarea-horizontal-align="justify" draw:textarea-vertical-align="middle" draw:auto-grow-height="false" fo:min-height="6.718cm" fo:min-width="24.783cm"/>
    </style:style>
    <style:style style:name="gr44" style:family="graphic" style:parent-style-name="objectwithoutfill">
      <style:graphic-properties draw:stroke="dash" draw:stroke-dash="Long_20_Dash" svg:stroke-width="0.053cm" svg:stroke-color="#7b3d00" draw:marker-start-width="0.279cm" draw:marker-end-width="0.279cm" svg:stroke-linecap="butt" draw:fill="none" draw:textarea-vertical-align="middle" fo:padding-top="0.151cm" fo:padding-bottom="0.151cm" fo:padding-left="0.276cm" fo:padding-right="0.276cm"/>
    </style:style>
    <style:style style:name="gr45" style:family="graphic" style:parent-style-name="objectwithoutfill">
      <style:graphic-properties draw:stroke="dash" draw:stroke-dash="Long_20_Dash" svg:stroke-width="0.053cm" svg:stroke-color="#158466" draw:marker-start-width="0.279cm" draw:marker-end-width="0.279cm" svg:stroke-linecap="butt" draw:fill="none" draw:textarea-vertical-align="middle" fo:padding-top="0.151cm" fo:padding-bottom="0.151cm" fo:padding-left="0.276cm" fo:padding-right="0.276cm"/>
    </style:style>
    <style:style style:name="gr46" style:family="graphic" style:parent-style-name="objectwithoutfill">
      <style:graphic-properties svg:stroke-color="#2a6099" draw:marker-end="Arrowheads_20_1" draw:marker-end-width="0.3cm" draw:fill="none" draw:textarea-vertical-align="middle"/>
    </style:style>
    <style:style style:name="gr47" style:family="graphic" style:parent-style-name="objectwithoutfill">
      <style:graphic-properties svg:stroke-color="#0084d1" draw:marker-end="Arrowheads_20_2" draw:marker-end-width="0.3cm" draw:fill="none" draw:textarea-vertical-align="middle"/>
    </style:style>
    <style:style style:name="gr48" style:family="graphic" style:parent-style-name="objectwithoutfill">
      <style:graphic-properties svg:stroke-color="#2a6099" draw:marker-end="Arrowheads_20_3" draw:marker-end-width="0.3cm" draw:fill="none" draw:textarea-vertical-align="middle"/>
    </style:style>
    <style:style style:name="gr49" style:family="graphic" style:parent-style-name="objectwithoutfill">
      <style:graphic-properties svg:stroke-color="#0084d1" draw:marker-end="Arrowheads_20_4" draw:marker-end-width="0.3cm" draw:fill="none" draw:textarea-vertical-align="middle"/>
    </style:style>
    <style:style style:name="gr50" style:family="graphic" style:parent-style-name="objectwithoutfill">
      <style:graphic-properties svg:stroke-color="#0084d1" draw:marker-end="Arrowheads_20_5" draw:marker-end-width="0.3cm" draw:fill="none" draw:textarea-vertical-align="middle"/>
    </style:style>
    <style:style style:name="gr51" style:family="graphic" style:parent-style-name="objectwithoutfill">
      <style:graphic-properties svg:stroke-color="#0084d1" draw:marker-end="Arrowheads_20_6" draw:marker-end-width="0.3cm" draw:fill="none" draw:textarea-vertical-align="middle"/>
    </style:style>
    <style:style style:name="gr52" style:family="graphic" style:parent-style-name="objectwithoutfill">
      <style:graphic-properties svg:stroke-color="#2a6099" draw:marker-end="Arrowheads_20_7" draw:marker-end-width="0.3cm" draw:fill="none" draw:textarea-vertical-align="middle"/>
    </style:style>
    <style:style style:name="gr53" style:family="graphic" style:parent-style-name="objectwithoutfill">
      <style:graphic-properties svg:stroke-color="#2a6099" draw:marker-end="Arrowheads_20_8" draw:marker-end-width="0.3cm" draw:fill="none" draw:textarea-vertical-align="middle"/>
    </style:style>
    <style:style style:name="gr54" style:family="graphic" style:parent-style-name="standard">
      <style:graphic-properties svg:stroke-color="#2a6099" draw:fill-color="#dee6ef" draw:textarea-horizontal-align="justify" draw:textarea-vertical-align="middle" draw:auto-grow-height="false" fo:min-height="0.896cm" fo:min-width="3.186cm"/>
      <style:paragraph-properties style:writing-mode="lr-tb"/>
    </style:style>
    <style:style style:name="gr55" style:family="graphic" style:parent-style-name="standard">
      <style:graphic-properties svg:stroke-color="#158466" draw:opacity="0%" draw:textarea-horizontal-align="justify" draw:textarea-vertical-align="middle" draw:auto-grow-height="false" fo:min-height="3.188cm" fo:min-width="25.163cm"/>
    </style:style>
    <style:style style:name="gr56" style:family="graphic" style:parent-style-name="objectwithoutfill">
      <style:graphic-properties draw:stroke="solid" draw:stroke-dash="Long_20_Dash" svg:stroke-width="0.053cm" svg:stroke-color="#800080" draw:marker-start-width="0.279cm" draw:marker-end="Arrowheads_20_1" draw:marker-end-width="0.379cm" svg:stroke-linecap="butt" draw:fill="none" draw:textarea-vertical-align="middle" fo:padding-top="0.151cm" fo:padding-bottom="0.151cm" fo:padding-left="0.276cm" fo:padding-right="0.276cm"/>
    </style:style>
    <style:style style:name="gr57" style:family="graphic" style:parent-style-name="objectwithoutfill">
      <style:graphic-properties draw:stroke="solid" draw:stroke-dash="Long_20_Dash" svg:stroke-width="0.053cm" svg:stroke-color="#800080" draw:marker-start-width="0.279cm" draw:marker-end="Arrowheads_20_2" draw:marker-end-width="0.379cm" svg:stroke-linecap="butt" draw:fill="none" draw:textarea-vertical-align="middle" fo:padding-top="0.151cm" fo:padding-bottom="0.151cm" fo:padding-left="0.276cm" fo:padding-right="0.276cm"/>
    </style:style>
    <style:style style:name="gr58" style:family="graphic" style:parent-style-name="objectwithoutfill">
      <style:graphic-properties draw:stroke="solid" draw:stroke-dash="Long_20_Dash" svg:stroke-width="0.053cm" svg:stroke-color="#800080" draw:marker-start-width="0.279cm" draw:marker-end="Arrowheads_20_9" draw:marker-end-width="0.379cm" svg:stroke-linecap="butt" draw:fill="none" draw:textarea-vertical-align="middle" fo:padding-top="0.151cm" fo:padding-bottom="0.151cm" fo:padding-left="0.276cm" fo:padding-right="0.276cm"/>
    </style:style>
    <style:style style:name="gr59" style:family="graphic" style:parent-style-name="objectwithoutfill">
      <style:graphic-properties draw:stroke="solid" draw:stroke-dash="Long_20_Dash" svg:stroke-width="0.053cm" svg:stroke-color="#800080" draw:marker-start-width="0.279cm" draw:marker-end="Arrowheads_20_10" draw:marker-end-width="0.379cm" svg:stroke-linecap="butt" draw:fill="none" draw:textarea-vertical-align="middle" fo:padding-top="0.151cm" fo:padding-bottom="0.151cm" fo:padding-left="0.276cm" fo:padding-right="0.276cm"/>
    </style:style>
    <style:style style:name="gr60" style:family="graphic" style:parent-style-name="objectwithoutfill">
      <style:graphic-properties svg:stroke-width="0.081cm" draw:marker-start-width="0.321cm" draw:marker-end="Arrowheads_20_11" draw:marker-end-width="0.421cm" draw:fill="none" draw:textarea-vertical-align="middle" fo:padding-top="0.165cm" fo:padding-bottom="0.165cm" fo:padding-left="0.29cm" fo:padding-right="0.29cm"/>
    </style:style>
    <style:style style:name="gr61" style:family="graphic" style:parent-style-name="objectwithoutfill">
      <style:graphic-properties svg:stroke-width="0.081cm" draw:marker-start-width="0.321cm" draw:marker-end="Arrowheads_20_12" draw:marker-end-width="0.421cm" draw:fill="none" draw:textarea-vertical-align="middle" fo:padding-top="0.165cm" fo:padding-bottom="0.165cm" fo:padding-left="0.29cm" fo:padding-right="0.29cm"/>
    </style:style>
    <style:style style:name="gr62" style:family="graphic" style:parent-style-name="objectwithoutfill">
      <style:graphic-properties svg:stroke-width="0.081cm" draw:marker-start-width="0.321cm" draw:marker-end="Arrowheads_20_13" draw:marker-end-width="0.421cm" draw:fill="none" draw:textarea-vertical-align="middle" fo:padding-top="0.165cm" fo:padding-bottom="0.165cm" fo:padding-left="0.29cm" fo:padding-right="0.29cm"/>
    </style:style>
    <style:style style:name="gr63" style:family="graphic" style:parent-style-name="standard">
      <style:graphic-properties svg:stroke-color="#ff4000" draw:fill-color="#ff4000" draw:textarea-horizontal-align="justify" draw:textarea-vertical-align="middle" draw:auto-grow-height="false" fo:min-height="0.068cm" fo:min-width="0cm"/>
    </style:style>
    <style:style style:name="gr64" style:family="graphic" style:parent-style-name="standard">
      <style:graphic-properties draw:stroke="none" draw:opacity="0%" draw:textarea-horizontal-align="justify" draw:textarea-vertical-align="middle" draw:auto-grow-height="false" fo:min-height="0.068cm" fo:min-width="0cm"/>
    </style:style>
    <style:style style:name="gr65" style:family="graphic" style:parent-style-name="standard">
      <style:graphic-properties draw:stroke="none" svg:stroke-color="#000000" draw:fill="none" draw:fill-color="#ffffff" draw:auto-grow-height="true" draw:auto-grow-width="false" fo:max-height="0cm" fo:min-height="0.589cm"/>
      <style:paragraph-properties style:writing-mode="lr-tb"/>
    </style:style>
    <style:style style:name="gr66" style:family="graphic" style:parent-style-name="standard">
      <style:graphic-properties draw:stroke="none" svg:stroke-color="#000000" draw:fill="none" draw:fill-color="#ffffff" draw:auto-grow-height="true" draw:auto-grow-width="false" fo:max-height="0cm" fo:min-height="0.94cm"/>
      <style:paragraph-properties style:writing-mode="lr-tb"/>
    </style:style>
    <style:style style:name="gr67" style:family="graphic" style:parent-style-name="standard">
      <style:graphic-properties draw:stroke="none" svg:stroke-color="#000000" draw:fill="none" draw:fill-color="#ffffff" draw:auto-grow-height="true" draw:auto-grow-width="false" fo:max-height="0cm" fo:min-height="1.177cm"/>
      <style:paragraph-properties style:writing-mode="lr-tb"/>
    </style:style>
    <style:style style:name="gr68" style:family="graphic" style:parent-style-name="standard">
      <style:graphic-properties svg:stroke-color="#158466" draw:opacity="0%" draw:textarea-horizontal-align="justify" draw:textarea-vertical-align="middle" draw:auto-grow-height="false" fo:min-height="6.196cm" fo:min-width="24.839cm"/>
    </style:style>
    <style:style style:name="gr69" style:family="graphic" style:parent-style-name="standard">
      <style:graphic-properties svg:stroke-color="#7b3d00" draw:opacity="0%" draw:textarea-horizontal-align="justify" draw:textarea-vertical-align="middle" draw:auto-grow-height="false" fo:min-height="6.168cm" fo:min-width="24.841cm"/>
    </style:style>
    <style:style style:name="gr70" style:family="graphic" style:parent-style-name="standard">
      <style:graphic-properties svg:stroke-color="#158466" draw:fill-color="#dde8cb" draw:textarea-horizontal-align="justify" draw:textarea-vertical-align="middle" draw:auto-grow-height="false" fo:min-height="1.126cm" fo:min-width="5.702cm"/>
      <style:paragraph-properties style:writing-mode="lr-tb"/>
    </style:style>
    <style:style style:name="gr71" style:family="graphic" style:parent-style-name="standard">
      <style:graphic-properties svg:stroke-color="#158466" draw:fill-color="#dde8cb" draw:textarea-horizontal-align="justify" draw:textarea-vertical-align="middle" draw:auto-grow-height="false" fo:min-height="0.536cm" fo:min-width="3.734cm"/>
      <style:paragraph-properties style:writing-mode="lr-tb"/>
    </style:style>
    <style:style style:name="gr72" style:family="graphic" style:parent-style-name="standard">
      <style:graphic-properties svg:stroke-color="#2a6099" draw:fill-color="#dee6ef" draw:textarea-horizontal-align="justify" draw:textarea-vertical-align="middle" draw:auto-grow-height="false" fo:min-height="1.126cm" fo:min-width="3.196cm"/>
      <style:paragraph-properties style:writing-mode="lr-tb"/>
    </style:style>
    <style:style style:name="gr73" style:family="graphic" style:parent-style-name="standard">
      <style:graphic-properties svg:stroke-color="#2a6099" draw:fill-color="#dee6ef" draw:textarea-horizontal-align="justify" draw:textarea-vertical-align="middle" draw:auto-grow-height="false" fo:min-height="1.126cm" fo:min-width="3.162cm"/>
      <style:paragraph-properties style:writing-mode="lr-tb"/>
    </style:style>
    <style:style style:name="gr74" style:family="graphic" style:parent-style-name="standard" style:list-style-name="L1">
      <style:graphic-properties svg:stroke-color="#2a6099" draw:fill-color="#dee6ef" draw:textarea-horizontal-align="justify" draw:textarea-vertical-align="middle" draw:auto-grow-height="false" fo:min-height="0.896cm" fo:min-width="3.821cm"/>
      <style:paragraph-properties style:writing-mode="lr-tb"/>
    </style:style>
    <style:style style:name="gr75" style:family="graphic" style:parent-style-name="standard">
      <style:graphic-properties svg:stroke-color="#2a6099" draw:fill-color="#dee6ef" draw:textarea-horizontal-align="justify" draw:textarea-vertical-align="middle" draw:auto-grow-height="false" fo:min-height="1.126cm" fo:min-width="4.686cm"/>
      <style:paragraph-properties style:writing-mode="lr-tb"/>
    </style:style>
    <style:style style:name="gr76" style:family="graphic" style:parent-style-name="standard">
      <style:graphic-properties svg:stroke-color="#158466" draw:fill-color="#dde8cb" draw:textarea-horizontal-align="justify" draw:textarea-vertical-align="middle" draw:auto-grow-height="false" fo:min-height="0.536cm" fo:min-width="5.13cm"/>
      <style:paragraph-properties style:writing-mode="lr-tb"/>
    </style:style>
    <style:style style:name="gr77" style:family="graphic" style:parent-style-name="standard">
      <style:graphic-properties draw:textarea-vertical-align="middle"/>
    </style:style>
    <style:style style:name="gr78" style:family="graphic" style:parent-style-name="objectwithoutfill">
      <style:graphic-properties draw:stroke="dash" draw:stroke-dash="Long_20_Dash" svg:stroke-color="#800080" draw:marker-end="Arrowheads_20_15" draw:marker-end-width="0.3cm" svg:stroke-linecap="butt" draw:fill="none" draw:textarea-vertical-align="middle"/>
    </style:style>
    <style:style style:name="gr79" style:family="graphic" style:parent-style-name="objectwithoutfill">
      <style:graphic-properties draw:stroke="dash" draw:stroke-dash="Long_20_Dash" svg:stroke-color="#800080" draw:marker-end="Arrowheads_20_16" draw:marker-end-width="0.3cm" svg:stroke-linecap="butt" draw:fill="none" draw:textarea-vertical-align="middle"/>
    </style:style>
    <style:style style:name="gr80" style:family="graphic" style:parent-style-name="objectwithoutfill">
      <style:graphic-properties draw:stroke="dash" draw:stroke-dash="Long_20_Dash" svg:stroke-color="#800080" draw:marker-end="Arrowheads_20_17" draw:marker-end-width="0.3cm" svg:stroke-linecap="butt" draw:fill="none" draw:textarea-vertical-align="middle"/>
    </style:style>
    <style:style style:name="gr81" style:family="graphic" style:parent-style-name="objectwithoutfill">
      <style:graphic-properties draw:stroke="dash" draw:stroke-dash="Long_20_Dash" svg:stroke-color="#800080" draw:marker-end="Arrowheads_20_18" draw:marker-end-width="0.3cm" svg:stroke-linecap="butt" draw:fill="none" draw:textarea-vertical-align="middle"/>
    </style:style>
    <style:style style:name="gr82" style:family="graphic" style:parent-style-name="objectwithoutfill">
      <style:graphic-properties draw:stroke="dash" draw:stroke-dash="Long_20_Dash" svg:stroke-color="#800080" draw:marker-end="Arrowheads_20_19" draw:marker-end-width="0.3cm" svg:stroke-linecap="butt" draw:fill="none" draw:textarea-vertical-align="middle"/>
    </style:style>
    <style:style style:name="gr83" style:family="graphic" style:parent-style-name="objectwithoutfill">
      <style:graphic-properties draw:stroke="dash" draw:stroke-dash="Long_20_Dash" svg:stroke-color="#800080" draw:marker-end="Arrowheads_20_20" draw:marker-end-width="0.3cm" svg:stroke-linecap="butt" draw:fill="none" draw:textarea-vertical-align="middle"/>
    </style:style>
    <style:style style:name="gr84" style:family="graphic" style:parent-style-name="objectwithoutfill">
      <style:graphic-properties draw:stroke="dash" draw:stroke-dash="Long_20_Dash" svg:stroke-color="#800080" draw:marker-end="Arrowheads_20_21" draw:marker-end-width="0.3cm" svg:stroke-linecap="butt" draw:fill="none" draw:textarea-vertical-align="middle"/>
    </style:style>
    <style:style style:name="gr85" style:family="graphic" style:parent-style-name="standard">
      <style:graphic-properties svg:stroke-color="#158466" draw:opacity="0%" draw:textarea-horizontal-align="justify" draw:textarea-vertical-align="middle" draw:auto-grow-height="false" fo:min-height="5.05cm" fo:min-width="24.963cm"/>
    </style:style>
    <style:style style:name="gr86" style:family="graphic" style:parent-style-name="standard" style:list-style-name="L1">
      <style:graphic-properties svg:stroke-color="#2a6099" draw:fill-color="#dee6ef" draw:textarea-horizontal-align="justify" draw:textarea-vertical-align="middle" draw:auto-grow-height="false" fo:min-height="1.126cm" fo:min-width="4.432cm"/>
      <style:paragraph-properties style:writing-mode="lr-tb"/>
    </style:style>
    <style:style style:name="gr87" style:family="graphic" style:parent-style-name="standard">
      <style:graphic-properties svg:stroke-color="#2a6099" draw:fill-color="#dee6ef" draw:textarea-horizontal-align="justify" draw:textarea-vertical-align="middle" draw:auto-grow-height="false" fo:min-height="1.126cm" fo:min-width="5.067cm"/>
      <style:paragraph-properties style:writing-mode="lr-tb"/>
    </style:style>
    <style:style style:name="gr88" style:family="graphic" style:parent-style-name="standard">
      <style:graphic-properties svg:stroke-color="#158466" draw:fill-color="#dde8cb" draw:textarea-horizontal-align="justify" draw:textarea-vertical-align="middle" draw:auto-grow-height="false" fo:min-height="1.126cm" fo:min-width="3.392cm"/>
      <style:paragraph-properties style:writing-mode="lr-tb"/>
    </style:style>
    <style:style style:name="gr89" style:family="graphic" style:parent-style-name="standard">
      <style:graphic-properties svg:stroke-color="#158466" draw:marker-end="Arrowheads_20_4" draw:textarea-vertical-align="middle"/>
    </style:style>
    <style:style style:name="gr90" style:family="graphic" style:parent-style-name="objectwithoutfill">
      <style:graphic-properties svg:stroke-color="#158466" draw:marker-end="Arrowheads_20_22" draw:marker-end-width="0.3cm" draw:fill="none" draw:textarea-vertical-align="middle"/>
    </style:style>
    <style:style style:name="gr91" style:family="graphic" style:parent-style-name="objectwithoutfill">
      <style:graphic-properties draw:marker-end="Arrowheads_20_25" draw:marker-end-width="0.3cm" draw:fill="none" draw:textarea-vertical-align="middle"/>
    </style:style>
    <style:style style:name="gr92" style:family="graphic" style:parent-style-name="objectwithoutfill">
      <style:graphic-properties svg:stroke-color="#158466" draw:marker-end="Arrowheads_20_27" draw:marker-end-width="0.3cm" draw:fill="none" draw:textarea-vertical-align="middle"/>
    </style:style>
    <style:style style:name="gr93" style:family="graphic" style:parent-style-name="objectwithoutfill">
      <style:graphic-properties draw:marker-end="Arrowheads_20_28" draw:marker-end-width="0.3cm" draw:fill="none" draw:textarea-vertical-align="middle"/>
    </style:style>
    <style:style style:name="gr94" style:family="graphic" style:parent-style-name="objectwithoutfill">
      <style:graphic-properties draw:marker-end="Arrowheads_20_29" draw:marker-end-width="0.3cm" draw:fill="none" draw:textarea-vertical-align="middle"/>
    </style:style>
    <style:style style:name="gr95" style:family="graphic" style:parent-style-name="standard" style:list-style-name="L1">
      <style:graphic-properties svg:stroke-color="#2a6099" draw:fill-color="#dee6ef" draw:textarea-horizontal-align="justify" draw:textarea-vertical-align="middle" draw:auto-grow-height="false" fo:min-height="0.896cm" fo:min-width="3.821cm"/>
      <style:paragraph-properties style:writing-mode="lr-tb"/>
    </style:style>
    <style:style style:name="gr96" style:family="graphic" style:parent-style-name="objectwithoutfill">
      <style:graphic-properties draw:marker-end="Arrowheads_20_30" draw:marker-end-width="0.3cm" draw:fill="none" draw:textarea-vertical-align="middle"/>
    </style:style>
    <style:style style:name="gr97" style:family="graphic" style:parent-style-name="standard">
      <style:graphic-properties draw:stroke="none" svg:stroke-color="#000000" draw:fill="solid" draw:fill-color="#b4c7dc" draw:auto-grow-height="true" draw:auto-grow-width="false" fo:max-height="0cm" fo:min-height="0.712cm"/>
      <style:paragraph-properties style:writing-mode="lr-tb"/>
    </style:style>
    <style:style style:name="gr98" style:family="graphic" style:parent-style-name="standard">
      <style:graphic-properties svg:stroke-color="#7b3d00" draw:opacity="0%" draw:textarea-horizontal-align="justify" draw:textarea-vertical-align="middle" draw:auto-grow-height="false" fo:min-height="6.202cm" fo:min-width="6.422cm"/>
    </style:style>
    <style:style style:name="gr99" style:family="graphic" style:parent-style-name="standard">
      <style:graphic-properties draw:stroke="none" svg:stroke-color="#000000" draw:fill="none" draw:fill-color="#ffffff" draw:auto-grow-height="true" draw:auto-grow-width="false" fo:max-height="0cm" fo:min-height="2.134cm"/>
      <style:paragraph-properties style:writing-mode="lr-tb"/>
    </style:style>
    <style:style style:name="gr100" style:family="graphic" style:parent-style-name="standard">
      <style:graphic-properties svg:stroke-color="#7b3d00" draw:opacity="0%" draw:textarea-horizontal-align="justify" draw:textarea-vertical-align="middle" draw:auto-grow-height="false" fo:min-height="6.202cm" fo:min-width="6.098cm"/>
      <style:paragraph-properties style:writing-mode="lr-tb"/>
    </style:style>
    <style:style style:name="gr101" style:family="graphic" style:parent-style-name="objectwithoutfill">
      <style:graphic-properties svg:stroke-color="#000000" draw:marker-end="Arrowheads_20_31" draw:marker-end-width="0.3cm" draw:fill="none" draw:textarea-vertical-align="middle"/>
    </style:style>
    <style:style style:name="gr102" style:family="graphic" style:parent-style-name="standard">
      <style:graphic-properties draw:stroke="none" svg:stroke-color="#000000" draw:fill="none" draw:fill-color="#ffffff" draw:auto-grow-height="true" draw:auto-grow-width="false" fo:max-height="0cm" fo:min-height="1.655cm"/>
      <style:paragraph-properties style:writing-mode="lr-tb"/>
    </style:style>
    <style:style style:name="gr103" style:family="graphic" style:parent-style-name="objectwithoutfill">
      <style:graphic-properties svg:stroke-color="#000000" draw:fill="none" draw:textarea-vertical-align="middle"/>
    </style:style>
    <style:style style:name="gr104" style:family="graphic" style:parent-style-name="standard">
      <style:graphic-properties draw:stroke="none" svg:stroke-color="#000000" draw:fill="none" draw:fill-color="#ffffff" draw:auto-grow-height="true" draw:auto-grow-width="false" fo:max-height="0cm" fo:min-height="2.845cm"/>
      <style:paragraph-properties style:writing-mode="lr-tb"/>
    </style:style>
    <style:style style:name="gr105" style:family="graphic" style:parent-style-name="standard">
      <style:graphic-properties svg:stroke-width="0.053cm" svg:stroke-color="#0000ff" draw:marker-start-width="0.279cm" draw:marker-end-width="0.279cm" draw:textarea-horizontal-align="justify" draw:textarea-vertical-align="middle" draw:auto-grow-height="false" fo:min-height="0.004cm" fo:min-width="0cm" fo:padding-top="0.151cm" fo:padding-bottom="0.151cm" fo:padding-left="0.276cm" fo:padding-right="0.276cm"/>
    </style:style>
    <style:style style:name="gr106" style:family="graphic" style:parent-style-name="standard">
      <style:graphic-properties svg:stroke-width="0.053cm" svg:stroke-color="#0000ff" draw:marker-start-width="0.279cm" draw:marker-end-width="0.279cm" draw:textarea-horizontal-align="justify" draw:textarea-vertical-align="middle" draw:auto-grow-height="false" fo:min-height="0cm" fo:min-width="0cm" fo:padding-top="0.151cm" fo:padding-bottom="0.151cm" fo:padding-left="0.276cm" fo:padding-right="0.276cm"/>
    </style:style>
    <style:style style:name="gr107" style:family="graphic" style:parent-style-name="standard">
      <style:graphic-properties svg:stroke-width="0.053cm" svg:stroke-color="#ff0000" draw:marker-start-width="0.279cm" draw:marker-end-width="0.279cm" svg:stroke-opacity="50%" draw:textarea-horizontal-align="justify" draw:textarea-vertical-align="middle" draw:auto-grow-height="false" fo:min-height="0cm" fo:min-width="0cm" fo:padding-top="0.151cm" fo:padding-bottom="0.151cm" fo:padding-left="0.276cm" fo:padding-right="0.276cm"/>
    </style:style>
    <style:style style:name="gr108" style:family="graphic" style:parent-style-name="standard">
      <style:graphic-properties svg:stroke-width="0.053cm" svg:stroke-color="#ff0000" draw:marker-start-width="0.279cm" draw:marker-end-width="0.279cm" svg:stroke-opacity="50%" draw:opacity="43%" draw:textarea-horizontal-align="justify" draw:textarea-vertical-align="middle" draw:auto-grow-height="false" fo:min-height="0cm" fo:min-width="0cm" fo:padding-top="0.151cm" fo:padding-bottom="0.151cm" fo:padding-left="0.276cm" fo:padding-right="0.276cm"/>
    </style:style>
    <style:style style:name="gr109" style:family="graphic" style:parent-style-name="objectwithoutfill">
      <style:graphic-properties draw:stroke="dash" draw:stroke-dash="Long_20_Dash" svg:stroke-width="0.053cm" svg:stroke-color="#ff0000" draw:marker-start-width="0.279cm" draw:marker-end-width="0.279cm" svg:stroke-linecap="butt" draw:fill="none" draw:textarea-vertical-align="middle" fo:padding-top="0.151cm" fo:padding-bottom="0.151cm" fo:padding-left="0.276cm" fo:padding-right="0.276cm"/>
    </style:style>
    <style:style style:name="gr110" style:family="graphic" style:parent-style-name="objectwithoutfill">
      <style:graphic-properties draw:stroke="dash" draw:stroke-dash="Long_20_Dash" svg:stroke-width="0.053cm" svg:stroke-color="#0000ff" draw:marker-start-width="0.279cm" draw:marker-end-width="0.279cm" svg:stroke-linecap="butt" draw:fill="none" draw:textarea-vertical-align="middle" fo:padding-top="0.151cm" fo:padding-bottom="0.151cm" fo:padding-left="0.276cm" fo:padding-right="0.276cm"/>
    </style:style>
    <style:style style:name="pr1" style:family="presentation" style:parent-style-name="Default-notes">
      <style:graphic-properties draw:fill-color="#ffffff" fo:min-height="12.572cm"/>
      <style:paragraph-properties style:writing-mode="lr-tb"/>
    </style:style>
    <style:style style:name="P1" style:family="paragraph">
      <loext:graphic-properties draw:fill-color="#c8ab6a"/>
      <style:paragraph-properties fo:text-align="center"/>
    </style:style>
    <style:style style:name="P2" style:family="paragraph">
      <loext:graphic-properties draw:fill-color="#ffde59"/>
      <style:paragraph-properties fo:text-align="center"/>
    </style:style>
    <style:style style:name="P3" style:family="paragraph">
      <loext:graphic-properties draw:fill-color="#ffb66c"/>
      <style:paragraph-properties fo:text-align="center"/>
    </style:style>
    <style:style style:name="P4" style:family="paragraph">
      <loext:graphic-properties draw:fill-color="#ff4000"/>
      <style:paragraph-properties fo:text-align="center"/>
    </style:style>
    <style:style style:name="P5" style:family="paragraph">
      <loext:graphic-properties draw:fill-color="#7b3d00"/>
      <style:paragraph-properties fo:text-align="center"/>
    </style:style>
    <style:style style:name="P6" style:family="paragraph">
      <loext:graphic-properties draw:fill-color="#ffff00"/>
      <style:paragraph-properties fo:text-align="center"/>
    </style:style>
    <style:style style:name="P7" style:family="paragraph">
      <loext:graphic-properties draw:fill-color="#cccccc"/>
      <style:paragraph-properties fo:text-align="center"/>
    </style:style>
    <style:style style:name="P8" style:family="paragraph">
      <loext:graphic-properties draw:fill-color="#158466"/>
      <style:paragraph-properties fo:text-align="center"/>
    </style:style>
    <style:style style:name="P9" style:family="paragraph">
      <loext:graphic-properties draw:fill-color="#00a933"/>
      <style:paragraph-properties fo:text-align="center"/>
    </style:style>
    <style:style style:name="P10" style:family="paragraph">
      <loext:graphic-properties draw:fill="none"/>
      <style:paragraph-properties fo:text-align="center"/>
    </style:style>
    <style:style style:name="P11" style:family="paragraph">
      <loext:graphic-properties draw:fill="none" draw:fill-color="#ffffff"/>
      <style:paragraph-properties style:writing-mode="lr-tb"/>
      <style:text-properties fo:font-size="18pt"/>
    </style:style>
    <style:style style:name="P12" style:family="paragraph">
      <loext:graphic-properties draw:fill="none" draw:fill-color="#ffffff"/>
      <style:paragraph-properties style:writing-mode="lr-tb"/>
    </style:style>
    <style:style style:name="P13" style:family="paragraph">
      <loext:graphic-properties draw:fill-color="#ffffff"/>
      <style:paragraph-properties style:writing-mode="lr-tb"/>
      <style:text-properties fo:font-size="20pt"/>
    </style:style>
    <style:style style:name="P14" style:family="paragraph">
      <loext:graphic-properties draw:fill-color="#0084d1"/>
      <style:paragraph-properties fo:text-align="center"/>
    </style:style>
    <style:style style:name="P15" style:family="paragraph">
      <loext:graphic-properties draw:fill-color="#83caff"/>
      <style:paragraph-properties fo:text-align="center"/>
    </style:style>
    <style:style style:name="P16" style:family="paragraph">
      <loext:graphic-properties draw:fill-color="#2a6099"/>
      <style:paragraph-properties fo:text-align="center"/>
    </style:style>
    <style:style style:name="P17" style:family="paragraph">
      <loext:graphic-properties draw:fill-color="#ffffff"/>
      <style:paragraph-properties style:writing-mode="lr-tb"/>
    </style:style>
    <style:style style:name="P18" style:family="paragraph">
      <loext:graphic-properties draw:fill-color="#ffffff"/>
      <style:paragraph-properties fo:text-align="center"/>
    </style:style>
    <style:style style:name="P19" style:family="paragraph">
      <style:paragraph-properties fo:margin-left="0cm" fo:margin-right="0.152cm" fo:text-align="center" fo:text-indent="0cm"/>
    </style:style>
    <style:style style:name="P20" style:family="paragraph">
      <loext:graphic-properties draw:fill="solid" draw:fill-color="#eeeeee"/>
      <style:paragraph-properties fo:margin-left="0cm" fo:margin-right="0.152cm" fo:text-align="center" fo:text-indent="0cm" style:writing-mode="lr-tb"/>
    </style:style>
    <style:style style:name="P21" style:family="paragraph">
      <style:paragraph-properties fo:text-align="center" style:writing-mode="lr-tb"/>
    </style:style>
    <style:style style:name="P22" style:family="paragraph">
      <loext:graphic-properties draw:fill-color="#dee6ef"/>
      <style:paragraph-properties fo:text-align="center" style:writing-mode="lr-tb"/>
    </style:style>
    <style:style style:name="P23" style:family="paragraph">
      <style:paragraph-properties fo:text-align="center" style:writing-mode="lr-tb"/>
      <style:text-properties fo:color="#0084d1" loext:opacity="100%"/>
    </style:style>
    <style:style style:name="P24" style:family="paragraph">
      <loext:graphic-properties draw:fill-color="#dee6ef"/>
      <style:paragraph-properties fo:text-align="center" style:writing-mode="lr-tb"/>
      <style:text-properties fo:color="#0084d1" loext:opacity="100%"/>
    </style:style>
    <style:style style:name="P25" style:family="paragraph">
      <style:paragraph-properties fo:text-align="center" style:writing-mode="lr-tb"/>
      <style:text-properties fo:color="#2a6099" loext:opacity="100%"/>
    </style:style>
    <style:style style:name="P26" style:family="paragraph">
      <loext:graphic-properties draw:fill-color="#dee6ef"/>
      <style:paragraph-properties fo:text-align="center" style:writing-mode="lr-tb"/>
      <style:text-properties fo:color="#2a6099" loext:opacity="100%"/>
    </style:style>
    <style:style style:name="P27" style:family="paragraph">
      <loext:graphic-properties draw:opacity="0%"/>
      <style:paragraph-properties fo:text-align="center"/>
    </style:style>
    <style:style style:name="P28" style:family="paragraph">
      <loext:graphic-properties draw:fill="none" draw:fill-color="#ffffff"/>
      <style:paragraph-properties style:writing-mode="lr-tb"/>
      <style:text-properties fo:color="#ff4000" loext:opacity="100%" fo:font-size="15pt"/>
    </style:style>
    <style:style style:name="P29" style:family="paragraph">
      <loext:graphic-properties draw:fill="none" draw:fill-color="#ffffff"/>
      <style:paragraph-properties style:writing-mode="lr-tb"/>
      <style:text-properties fo:color="#2a6099" loext:opacity="100%" fo:font-size="15pt"/>
    </style:style>
    <style:style style:name="P30" style:family="paragraph">
      <loext:graphic-properties draw:fill="none" draw:fill-color="#ffffff"/>
      <style:paragraph-properties style:writing-mode="lr-tb"/>
      <style:text-properties fo:color="#800080" loext:opacity="100%" fo:font-size="15pt"/>
    </style:style>
    <style:style style:name="P31" style:family="paragraph">
      <loext:graphic-properties draw:fill="none" draw:fill-color="#ffffff"/>
      <style:paragraph-properties style:writing-mode="lr-tb"/>
      <style:text-properties fo:color="#158466" loext:opacity="100%" fo:font-size="15pt" fo:font-weight="bold" style:font-weight-asian="bold" style:font-weight-complex="bold"/>
    </style:style>
    <style:style style:name="P32" style:family="paragraph">
      <style:paragraph-properties fo:text-align="center"/>
    </style:style>
    <style:style style:name="P33" style:family="paragraph">
      <loext:graphic-properties draw:fill="none" draw:fill-color="#ffffff"/>
      <style:paragraph-properties fo:text-align="center" style:writing-mode="lr-tb"/>
      <style:text-properties fo:color="#7b3d00" loext:opacity="100%" fo:font-size="15pt" fo:font-weight="bold" style:font-weight-asian="bold" style:font-weight-complex="bold"/>
    </style:style>
    <style:style style:name="P34" style:family="paragraph">
      <loext:graphic-properties draw:fill="none" draw:fill-color="#ffffff"/>
      <style:paragraph-properties style:writing-mode="lr-tb"/>
      <style:text-properties fo:color="#7b3d00" loext:opacity="100%" fo:font-size="15pt" fo:font-weight="bold" style:font-weight-asian="bold" style:font-weight-complex="bold"/>
    </style:style>
    <style:style style:name="P35" style:family="paragraph">
      <style:paragraph-properties fo:text-align="center" style:writing-mode="lr-tb"/>
      <style:text-properties fo:color="#c9211e" loext:opacity="100%"/>
    </style:style>
    <style:style style:name="P36" style:family="paragraph">
      <loext:graphic-properties draw:fill-color="#dde8cb"/>
      <style:paragraph-properties fo:text-align="center" style:writing-mode="lr-tb"/>
      <style:text-properties fo:color="#c9211e" loext:opacity="100%"/>
    </style:style>
    <style:style style:name="P37" style:family="paragraph">
      <style:paragraph-properties fo:text-align="center" style:writing-mode="lr-tb"/>
      <style:text-properties fo:color="#158466" loext:opacity="100%"/>
    </style:style>
    <style:style style:name="P38" style:family="paragraph">
      <loext:graphic-properties draw:fill-color="#dde8cb"/>
      <style:paragraph-properties fo:text-align="center" style:writing-mode="lr-tb"/>
      <style:text-properties fo:color="#158466" loext:opacity="100%"/>
    </style:style>
    <style:style style:name="P39" style:family="paragraph">
      <loext:graphic-properties draw:fill-color="#dee6ef"/>
      <style:paragraph-properties fo:text-align="center" style:writing-mode="lr-tb"/>
      <style:text-properties fo:color="#c9211e" loext:opacity="100%"/>
    </style:style>
    <style:style style:name="P40" style:family="paragraph">
      <style:paragraph-properties fo:margin-left="0cm" fo:margin-right="0cm" fo:margin-top="0cm" fo:margin-bottom="0cm" fo:line-height="100%" fo:text-align="center" fo:text-indent="0cm" style:writing-mode="lr-tb"/>
      <style:text-properties fo:color="#c9211e" loext:opacity="100%"/>
    </style:style>
    <style:style style:name="P41" style:family="paragraph">
      <loext:graphic-properties draw:fill-color="#dee6ef"/>
      <style:paragraph-properties fo:margin-left="0cm" fo:margin-right="0cm" fo:margin-top="0cm" fo:margin-bottom="0cm" fo:line-height="100%" fo:text-align="center" fo:text-indent="0cm" style:writing-mode="lr-tb"/>
      <style:text-properties fo:color="#c9211e" loext:opacity="100%"/>
    </style:style>
    <style:style style:name="P42" style:family="paragraph">
      <style:paragraph-properties fo:margin-left="0cm" fo:margin-right="0cm" fo:margin-top="0cm" fo:margin-bottom="0cm" fo:line-height="100%" fo:text-align="center" fo:text-indent="0cm" style:writing-mode="lr-tb"/>
      <style:text-properties fo:color="#c9211e" loext:opacity="100%" fo:font-size="18pt" style:font-size-asian="18pt" style:font-size-complex="18pt"/>
    </style:style>
    <style:style style:name="P43" style:family="paragraph">
      <loext:graphic-properties draw:fill-color="#dee6ef"/>
      <style:paragraph-properties fo:margin-left="0cm" fo:margin-right="0cm" fo:margin-top="0cm" fo:margin-bottom="0cm" fo:line-height="100%" fo:text-align="center" fo:text-indent="0cm" style:writing-mode="lr-tb"/>
      <style:text-properties fo:color="#c9211e" loext:opacity="100%" fo:font-size="18pt" style:font-size-asian="18pt" style:font-size-complex="18pt"/>
    </style:style>
    <style:style style:name="P44" style:family="paragraph">
      <loext:graphic-properties draw:fill="none" draw:fill-color="#ffffff"/>
      <style:paragraph-properties fo:text-align="center" style:writing-mode="lr-tb"/>
      <style:text-properties fo:color="#800080" loext:opacity="100%" fo:font-size="15pt"/>
    </style:style>
    <style:style style:name="P45" style:family="paragraph">
      <loext:graphic-properties draw:fill="none" draw:fill-color="#ffffff"/>
      <style:paragraph-properties fo:text-align="center" style:writing-mode="lr-tb"/>
      <style:text-properties fo:color="#158466" loext:opacity="100%"/>
    </style:style>
    <style:style style:name="P46" style:family="paragraph">
      <style:paragraph-properties fo:margin-left="0cm" fo:margin-right="0.152cm" fo:margin-top="0cm" fo:margin-bottom="0.152cm" fo:text-align="center" fo:text-indent="0cm"/>
    </style:style>
    <style:style style:name="P47" style:family="paragraph">
      <loext:graphic-properties draw:fill="solid" draw:fill-color="#b4c7dc"/>
      <style:paragraph-properties fo:margin-left="0cm" fo:margin-right="0.152cm" fo:margin-top="0cm" fo:margin-bottom="0.152cm" fo:text-align="center" fo:text-indent="0cm" style:writing-mode="lr-tb"/>
    </style:style>
    <style:style style:name="P48" style:family="paragraph">
      <loext:graphic-properties draw:fill="none" draw:fill-color="#ffffff"/>
      <style:paragraph-properties fo:text-align="center" style:writing-mode="lr-tb"/>
      <style:text-properties fo:color="#7b3d00" loext:opacity="100%" fo:font-size="15pt" fo:font-weight="normal" style:font-weight-asian="normal" style:font-weight-complex="normal"/>
    </style:style>
    <style:style style:name="P49" style:family="paragraph">
      <loext:graphic-properties draw:fill="none" draw:fill-color="#ffffff"/>
      <style:paragraph-properties style:writing-mode="lr-tb"/>
      <style:text-properties fo:font-style="italic"/>
    </style:style>
    <style:style style:name="P50" style:family="paragraph">
      <loext:graphic-properties draw:fill="solid" draw:fill-color="#eeeeee"/>
      <style:paragraph-properties fo:margin-left="0cm" fo:margin-right="0.152cm" fo:text-align="center" fo:text-indent="0cm" style:writing-mode="lr-tb"/>
      <style:text-properties style:text-line-through-style="solid" style:text-line-through-type="single"/>
    </style:style>
    <style:style style:name="P51" style:family="paragraph">
      <loext:graphic-properties draw:fill="solid" draw:fill-color="#b4c7dc"/>
      <style:paragraph-properties fo:margin-left="0cm" fo:margin-right="0.152cm" fo:text-align="center" fo:text-indent="0cm" style:writing-mode="lr-tb"/>
    </style:style>
    <style:style style:name="P52" style:family="paragraph">
      <loext:graphic-properties draw:opacity="0%"/>
      <style:paragraph-properties fo:text-align="center" style:writing-mode="lr-tb"/>
    </style:style>
    <style:style style:name="P53" style:family="paragraph">
      <loext:graphic-properties draw:fill="none"/>
      <style:paragraph-properties fo:text-align="center"/>
      <style:text-properties fo:color="#000000" loext:opacity="100%"/>
    </style:style>
    <style:style style:name="P54" style:family="paragraph">
      <loext:graphic-properties draw:opacity="43%"/>
      <style:paragraph-properties fo:text-align="center"/>
    </style:style>
    <style:style style:name="T1" style:family="text">
      <style:text-properties fo:font-size="18pt"/>
    </style:style>
    <style:style style:name="T2" style:family="text">
      <style:text-properties style:text-position="-8% 58%" fo:font-size="18pt"/>
    </style:style>
    <style:style style:name="T3" style:family="text">
      <style:text-properties style:font-name="Liberation Sans2" fo:font-size="18pt" style:font-name-asian="Liberation Sans2" style:font-name-complex="Liberation Sans2"/>
    </style:style>
    <style:style style:name="T4" style:family="text">
      <style:text-properties style:font-name="Liberation Sans" fo:font-size="18pt" style:font-name-asian="Liberation Sans2" style:font-name-complex="Liberation Sans2"/>
    </style:style>
    <style:style style:name="T5" style:family="text">
      <style:text-properties style:text-position="-8% 58%"/>
    </style:style>
    <style:style style:name="T6" style:family="text">
      <style:text-properties fo:color="#2a6099" loext:opacity="100%"/>
    </style:style>
    <style:style style:name="T7" style:family="text">
      <style:text-properties fo:color="#0084d1" loext:opacity="100%"/>
    </style:style>
    <style:style style:name="T8" style:family="text">
      <style:text-properties fo:color="#ff4000" loext:opacity="100%" fo:font-size="15pt"/>
    </style:style>
    <style:style style:name="T9" style:family="text">
      <style:text-properties fo:color="#ff4000" loext:opacity="100%" fo:font-size="15pt" style:font-size-asian="16pt" style:font-size-complex="16pt"/>
    </style:style>
    <style:style style:name="T10" style:family="text">
      <style:text-properties fo:color="#2a6099" loext:opacity="100%" fo:font-size="15pt" style:font-size-asian="16pt" style:font-size-complex="16pt"/>
    </style:style>
    <style:style style:name="T11" style:family="text">
      <style:text-properties fo:color="#800080" loext:opacity="100%" fo:font-size="15pt"/>
    </style:style>
    <style:style style:name="T12" style:family="text">
      <style:text-properties fo:color="#158466" loext:opacity="100%" fo:font-size="15pt" fo:font-weight="bold" style:font-weight-asian="bold" style:font-weight-complex="bold"/>
    </style:style>
    <style:style style:name="T13" style:family="text">
      <style:text-properties fo:color="#7b3d00" loext:opacity="100%" fo:font-size="15pt" fo:font-weight="bold" style:font-weight-asian="bold" style:font-weight-complex="bold"/>
    </style:style>
    <style:style style:name="T14" style:family="text">
      <style:text-properties fo:color="#c9211e" loext:opacity="100%"/>
    </style:style>
    <style:style style:name="T15" style:family="text">
      <style:text-properties fo:color="#158466" loext:opacity="100%"/>
    </style:style>
    <style:style style:name="T16" style:family="text">
      <style:text-properties fo:color="#c9211e" loext:opacity="100%" fo:font-size="15pt"/>
    </style:style>
    <style:style style:name="T17" style:family="text">
      <style:text-properties fo:color="#c9211e" loext:opacity="100%" fo:font-size="18pt" style:font-size-asian="18pt" style:font-size-complex="18pt"/>
    </style:style>
    <style:style style:name="T18" style:family="text">
      <style:text-properties fo:color="#7b3d00" loext:opacity="100%" fo:font-size="15pt" fo:font-weight="normal" style:font-weight-asian="normal" style:font-weight-complex="normal"/>
    </style:style>
    <style:style style:name="T19" style:family="text">
      <style:text-properties fo:font-style="italic"/>
    </style:style>
    <style:style style:name="T20" style:family="text">
      <style:text-properties style:text-line-through-style="solid" style:text-line-through-type="single"/>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custom-shape draw:style-name="gr1" draw:text-style-name="P1" draw:layer="layout" svg:width="22.225cm" svg:height="4.445cm" svg:x="2.54cm" svg:y="10.16cm">
          <text:p/>
          <draw:enhanced-geometry svg:viewBox="0 0 21600 21600" draw:type="rectangle" draw:enhanced-path="M 0 0 L 21600 0 21600 21600 0 21600 0 0 Z N"/>
        </draw:custom-shape>
        <draw:custom-shape draw:style-name="gr2" draw:text-style-name="P2" draw:layer="layout" svg:width="5.902cm" svg:height="1.332cm" draw:transform="rotate (-1.43116998663535) translate (5.811cm 4.288cm)">
          <text:p/>
          <draw:enhanced-geometry svg:viewBox="0 0 21600 21600" draw:mirror-horizontal="false" draw:mirror-vertical="false" draw:text-areas="0 ?f0 ?f5 ?f2" draw:type="right-arrow" draw:modifiers="16517.4318143317 7194.59864966242"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 draw:text-style-name="P2" draw:layer="layout" svg:width="3.047cm" svg:height="1.028cm" draw:transform="rotate (1.08646745936647) translate (6.832cm 9.747cm)">
          <text:p/>
          <draw:enhanced-geometry svg:viewBox="0 0 21600 21600" draw:text-areas="0 ?f0 ?f5 ?f2" draw:type="right-arrow" draw:modifiers="15144.094488189 6822.1574344023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 draw:text-style-name="P3" draw:layer="layout" svg:width="5.902cm" svg:height="1.332cm" draw:transform="rotate (-1.0471975511966) translate (9.539cm 4.645cm)">
          <text:p/>
          <draw:enhanced-geometry svg:viewBox="0 0 21600 21600" draw:text-areas="0 ?f0 ?f5 ?f2" draw:type="right-arrow" draw:modifiers="16517.4318143317 7194.59864966242"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 draw:text-style-name="P3" draw:layer="layout" svg:width="3.047cm" svg:height="1.028cm" draw:transform="rotate (1.08646745936647) translate (11.765cm 9.792cm)">
          <text:p/>
          <draw:enhanced-geometry svg:viewBox="0 0 21600 21600" draw:text-areas="0 ?f0 ?f5 ?f2" draw:type="right-arrow" draw:modifiers="21600 6675.2186588921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 draw:text-style-name="P3" draw:layer="layout" svg:width="5.902cm" svg:height="1.332cm" draw:transform="rotate (1.5707963267949) translate (12.947cm 10.135cm)">
          <text:p/>
          <draw:enhanced-geometry svg:viewBox="0 0 21600 21600" draw:text-areas="0 ?f0 ?f5 ?f2" draw:type="right-arrow" draw:modifiers="16517.4318143317 7194.59864966242"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6" draw:text-style-name="P4" draw:layer="layout" svg:width="5.902cm" svg:height="1.332cm" draw:transform="rotate (1.5707963267949) translate (16.448cm 10.16cm)">
          <text:p/>
          <draw:enhanced-geometry svg:viewBox="0 0 21600 21600" draw:text-areas="0 ?f0 ?f5 ?f2" draw:type="right-arrow" draw:modifiers="16517.4318143317 7194.59864966242"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 draw:text-style-name="P5" draw:layer="layout" svg:width="3.175cm" svg:height="1.27cm" draw:transform="rotate (-1.5707963267949) translate (16.07cm 10.16cm)">
          <text:p/>
          <draw:enhanced-geometry svg:viewBox="0 0 21600 21600" draw:text-areas="0 ?f0 ?f5 ?f2" draw:type="right-arrow" draw:modifiers="16517.4318143317 7194.59864966242"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8" draw:text-style-name="P5" draw:layer="layout" svg:width="0.368cm" svg:height="1.27cm" svg:x="20.928cm" svg:y="8.89cm">
          <text:p/>
          <draw:enhanced-geometry svg:viewBox="0 0 21600 21600" draw:mirror-horizontal="true" draw:mirror-vertical="false" draw:type="rectangle" draw:enhanced-path="M 0 0 L 21600 0 21600 21600 0 21600 0 0 Z N"/>
        </draw:custom-shape>
        <draw:custom-shape draw:style-name="gr9" draw:text-style-name="P6" draw:layer="layout" svg:width="2.54cm" svg:height="2.54cm" svg:x="2.535cm" svg:y="1.905cm">
          <text:p/>
          <draw:enhanced-geometry svg:viewBox="0 0 858 864" draw:type="non-primitive" draw:enhanced-path="M 426 0 L 480 246 642 60 564 294 804 216 618 384 858 432 618 480 804 648 564 570 642 804 480 618 426 864 378 618 216 804 294 570 54 648 240 480 0 432 240 384 54 216 294 294 216 60 378 246 426 0 Z N"/>
        </draw:custom-shape>
        <draw:custom-shape draw:style-name="gr10" draw:text-style-name="P7" draw:layer="layout" svg:width="3.81cm" svg:height="1.905cm" svg:x="6.785cm" svg:y="2.575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custom-shape draw:style-name="gr11" draw:text-style-name="P8" draw:layer="layout" svg:width="5.902cm" svg:height="1.332cm" draw:transform="rotate (1.5707963267949) translate (18.415cm 10.16cm)">
            <text:p/>
            <draw:enhanced-geometry svg:viewBox="0 0 21600 21600" draw:text-areas="0 ?f0 ?f5 ?f2" draw:type="right-arrow" draw:modifiers="16517.4318143317 7194.59864966242"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2" draw:text-style-name="P8" draw:layer="layout" svg:width="2.283cm" svg:height="1.332cm" draw:transform="rotate (2.30051848705373) translate (20.041cm 9.139cm)">
            <text:p/>
            <draw:enhanced-geometry svg:viewBox="0 0 21600 21600" draw:mirror-horizontal="false" draw:mirror-vertical="false" draw:text-areas="0 ?f0 ?f5 ?f2" draw:type="right-arrow" draw:modifiers="21600 7194.59864966242"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custom-shape draw:style-name="gr13" draw:text-style-name="P9" draw:layer="layout" svg:width="2.205cm" svg:height="2.222cm" svg:x="20.02cm" svg:y="6.985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14" draw:text-style-name="P10" draw:layer="layout" svg:x1="2.54cm" svg:y1="10.16cm" svg:x2="24.765cm" svg:y2="10.16cm">
          <text:p/>
        </draw:line>
        <draw:frame draw:style-name="gr15" draw:text-style-name="P11" draw:layer="layout" svg:width="2.54cm" svg:height="1.673cm" svg:x="9.725cm" svg:y="5.312cm">
          <draw:text-box>
            <text:p><text:span text:style-name="T1">LW</text:span><text:span text:style-name="T2">dn</text:span></text:p>
          </draw:text-box>
        </draw:frame>
        <draw:frame draw:style-name="gr15" draw:text-style-name="P11" draw:layer="layout" svg:width="2.54cm" svg:height="1.673cm" svg:x="13.908cm" svg:y="5.947cm">
          <draw:text-box>
            <text:p><text:span text:style-name="T1">LW</text:span><text:span text:style-name="T2">up</text:span></text:p>
          </draw:text-box>
        </draw:frame>
        <draw:frame draw:style-name="gr15" draw:text-style-name="P11" draw:layer="layout" svg:width="2.54cm" svg:height="1.673cm" svg:x="2.54cm" svg:y="5.312cm">
          <draw:text-box>
            <text:p><text:span text:style-name="T1">SW</text:span><text:span text:style-name="T2">dn</text:span></text:p>
          </draw:text-box>
        </draw:frame>
        <draw:frame draw:style-name="gr15" draw:text-style-name="P11" draw:layer="layout" svg:width="2.54cm" svg:height="1.673cm" svg:x="16.04cm" svg:y="7.62cm">
          <draw:text-box>
            <text:p><text:span text:style-name="T1">H</text:span></text:p>
          </draw:text-box>
        </draw:frame>
        <draw:frame draw:style-name="gr15" draw:text-style-name="P11" draw:layer="layout" svg:width="2.54cm" svg:height="1.673cm" svg:x="7.62cm" svg:y="8.955cm">
          <draw:text-box>
            <text:p><text:span text:style-name="T1">SW</text:span><text:span text:style-name="T2">up</text:span></text:p>
          </draw:text-box>
        </draw:frame>
        <draw:frame draw:style-name="gr15" draw:text-style-name="P11" draw:layer="layout" svg:width="4.445cm" svg:height="1.673cm" svg:x="19.45cm" svg:y="5.847cm">
          <draw:text-box>
            <text:p><text:span text:style-name="T1">LE = </text:span><text:span text:style-name="T3">λ</text:span><text:span text:style-name="T4"> </text:span><text:span text:style-name="T1">ET</text:span></text:p>
          </draw:text-box>
        </draw:frame>
        <draw:connector draw:style-name="gr16" draw:text-style-name="P10" draw:layer="layout" draw:type="curve" draw:line-skew="-0.009cm" svg:x1="20.955cm" svg:y1="10.16cm" svg:x2="22.242cm" svg:y2="11.252cm" svg:d="M20955 10160c952 0 309 1092 1287 1092" svg:viewBox="0 0 1288 1093">
          <text:p/>
        </draw:connector>
        <draw:connector draw:style-name="gr16" draw:text-style-name="P10" draw:layer="layout" draw:type="curve" draw:line-skew="-0.009cm" svg:x1="21.142cm" svg:y1="10.16cm" svg:x2="19.855cm" svg:y2="11.252cm" svg:d="M21142 10160c-978 0-335 1092-1287 1092" svg:viewBox="0 0 1288 1093">
          <text:p/>
        </draw:connector>
        <draw:connector draw:style-name="gr16" draw:text-style-name="P10" draw:layer="layout" draw:type="curve" svg:x1="21.097cm" svg:y1="10.127cm" svg:x2="20.542cm" svg:y2="11.16cm" svg:d="M21097 10127c0 775-555 259-555 1033" svg:viewBox="0 0 556 1034">
          <text:p/>
        </draw:connector>
        <draw:connector draw:style-name="gr16" draw:text-style-name="P10" draw:layer="layout" draw:type="curve" draw:line-skew="0.15cm" svg:x1="21.042cm" svg:y1="10.128cm" svg:x2="21.597cm" svg:y2="11.161cm" svg:d="M21042 10128c0 1000 555 484 555 1033" svg:viewBox="0 0 556 1034">
          <text:p/>
        </draw:connector>
        <draw:frame draw:style-name="gr15" draw:text-style-name="P11" draw:layer="layout" svg:width="2.54cm" svg:height="1.673cm" svg:x="15.875cm" svg:y="11.027cm">
          <draw:text-box>
            <text:p><text:span text:style-name="T1">G</text:span></text:p>
          </draw:text-box>
        </draw:frame>
        <draw:frame draw:style-name="gr17" draw:text-style-name="P12" draw:layer="layout" svg:width="6.35cm" svg:height="0.962cm" svg:x="11.43cm" svg:y="0cm">
          <draw:text-box>
            <text:p>Energy</text:p>
          </draw:text-box>
        </draw:frame>
        <presentation:notes draw:style-name="dp2">
          <draw:page-thumbnail draw:style-name="gr18" draw:layer="layout" svg:width="18.624cm" svg:height="10.476cm" svg:x="1.482cm" svg:y="2.123cm" draw:page-number="1" presentation:class="page"/>
          <draw:frame presentation:style-name="pr1" draw:text-style-name="P13" draw:layer="layout" svg:width="17.271cm" svg:height="12.572cm" svg:x="2.159cm" svg:y="13.271cm" presentation:class="notes" presentation:placeholder="true">
            <draw:text-box/>
          </draw:frame>
        </presentation:notes>
      </draw:page>
      <draw:page draw:name="page2" draw:style-name="dp1" draw:master-page-name="Default" presentation:presentation-page-layout-name="AL1T0">
        <draw:custom-shape draw:style-name="gr19" draw:text-style-name="P1" draw:layer="layout" svg:width="15.875cm" svg:height="4.445cm" svg:x="8.89cm" svg:y="10.16cm">
          <text:p/>
          <draw:enhanced-geometry svg:viewBox="0 0 21600 21600" draw:type="rectangle" draw:enhanced-path="M 0 0 L 21600 0 21600 21600 0 21600 0 0 Z N"/>
        </draw:custom-shape>
        <draw:custom-shape draw:style-name="gr20" draw:text-style-name="P14" draw:layer="layout" svg:width="5.902cm" svg:height="1.332cm" draw:transform="rotate (-1.0471975511966) translate (13.339cm 4.645cm)">
          <text:p/>
          <draw:enhanced-geometry svg:viewBox="0 0 21600 21600" draw:text-areas="0 ?f0 ?f5 ?f2" draw:type="right-arrow" draw:modifiers="16517.4318143317 7194.59864966242"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1" draw:text-style-name="P15" draw:layer="layout" svg:width="2.54cm" svg:height="0.635cm" svg:x="21.785cm" svg:y="9.425cm">
          <text:p/>
          <draw:enhanced-geometry svg:viewBox="0 0 21600 21600" draw:text-areas="0 ?f0 ?f5 ?f2" draw:type="right-arrow" draw:modifiers="15279.9286351472 5388.67924528302"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2" draw:text-style-name="P16" draw:layer="layout" svg:width="3.175cm" svg:height="1.27cm" draw:transform="rotate (-1.5707963267949) translate (17.37cm 10.16cm)">
          <text:p/>
          <draw:enhanced-geometry svg:viewBox="0 0 21600 21600" draw:text-areas="0 ?f0 ?f5 ?f2" draw:type="right-arrow" draw:modifiers="16517.4318143317 7194.59864966242"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8" draw:text-style-name="P5" draw:layer="layout" svg:width="0.368cm" svg:height="1.27cm" svg:x="19.828cm" svg:y="8.89cm">
          <text:p/>
          <draw:enhanced-geometry svg:viewBox="0 0 21600 21600" draw:mirror-horizontal="true" draw:mirror-vertical="false" draw:type="rectangle" draw:enhanced-path="M 0 0 L 21600 0 21600 21600 0 21600 0 0 Z N"/>
        </draw:custom-shape>
        <draw:custom-shape draw:style-name="gr9" draw:text-style-name="P6" draw:layer="layout" svg:width="2.54cm" svg:height="2.54cm" svg:x="21.59cm" svg:y="2.169cm">
          <text:p/>
          <draw:enhanced-geometry svg:viewBox="0 0 858 864" draw:type="non-primitive" draw:enhanced-path="M 426 0 L 480 246 642 60 564 294 804 216 618 384 858 432 618 480 804 648 564 570 642 804 480 618 426 864 378 618 216 804 294 570 54 648 240 480 0 432 240 384 54 216 294 294 216 60 378 246 426 0 Z N"/>
        </draw:custom-shape>
        <draw:custom-shape draw:style-name="gr10" draw:text-style-name="P7" draw:layer="layout" svg:width="3.81cm" svg:height="1.905cm" svg:x="10.795cm" svg:y="2.54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custom-shape draw:style-name="gr11" draw:text-style-name="P8" draw:layer="layout" svg:width="5.902cm" svg:height="1.332cm" draw:transform="rotate (1.5707963267949) translate (17.315cm 10.16cm)">
            <text:p/>
            <draw:enhanced-geometry svg:viewBox="0 0 21600 21600" draw:text-areas="0 ?f0 ?f5 ?f2" draw:type="right-arrow" draw:modifiers="16517.4318143317 7194.59864966242"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2" draw:text-style-name="P8" draw:layer="layout" svg:width="2.283cm" svg:height="1.332cm" draw:transform="rotate (2.30051848705373) translate (18.941cm 9.139cm)">
            <text:p/>
            <draw:enhanced-geometry svg:viewBox="0 0 21600 21600" draw:mirror-horizontal="false" draw:mirror-vertical="false" draw:text-areas="0 ?f0 ?f5 ?f2" draw:type="right-arrow" draw:modifiers="21600 7194.59864966242"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custom-shape draw:style-name="gr13" draw:text-style-name="P9" draw:layer="layout" svg:width="2.205cm" svg:height="2.222cm" svg:x="18.92cm" svg:y="6.985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14" draw:text-style-name="P10" draw:layer="layout" svg:x1="8.89cm" svg:y1="10.16cm" svg:x2="24.765cm" svg:y2="10.16cm">
          <text:p/>
        </draw:line>
        <draw:frame draw:style-name="gr15" draw:text-style-name="P12" draw:layer="layout" svg:width="2.54cm" svg:height="1.673cm" svg:x="13.97cm" svg:y="5.947cm">
          <draw:text-box>
            <text:p>P</text:p>
          </draw:text-box>
        </draw:frame>
        <draw:frame draw:style-name="gr23" draw:text-style-name="P12" draw:layer="layout" svg:width="1.905cm" svg:height="1.038cm" svg:x="22.22cm" svg:y="8.387cm">
          <draw:text-box>
            <text:p>R<text:span text:style-name="T5">Surf</text:span></text:p>
          </draw:text-box>
        </draw:frame>
        <draw:frame draw:style-name="gr24" draw:text-style-name="P12" draw:layer="layout" svg:width="2.775cm" svg:height="1.138cm" svg:x="18.985cm" svg:y="4.709cm">
          <draw:text-box>
            <text:p>ET</text:p>
          </draw:text-box>
        </draw:frame>
        <draw:connector draw:style-name="gr16" draw:text-style-name="P10" draw:layer="layout" draw:type="curve" draw:line-skew="-0.009cm" svg:x1="19.855cm" svg:y1="10.16cm" svg:x2="21.142cm" svg:y2="11.252cm" svg:d="M19855 10160c952 0 309 1092 1287 1092" svg:viewBox="0 0 1288 1093">
          <text:p/>
        </draw:connector>
        <draw:connector draw:style-name="gr16" draw:text-style-name="P10" draw:layer="layout" draw:type="curve" draw:line-skew="-0.009cm" svg:x1="20.042cm" svg:y1="10.16cm" svg:x2="18.755cm" svg:y2="11.252cm" svg:d="M20042 10160c-978 0-335 1092-1287 1092" svg:viewBox="0 0 1288 1093">
          <text:p/>
        </draw:connector>
        <draw:connector draw:style-name="gr16" draw:text-style-name="P10" draw:layer="layout" draw:type="curve" svg:x1="19.997cm" svg:y1="10.127cm" svg:x2="19.442cm" svg:y2="11.16cm" svg:d="M19997 10127c0 775-555 259-555 1033" svg:viewBox="0 0 556 1034">
          <text:p/>
        </draw:connector>
        <draw:connector draw:style-name="gr16" draw:text-style-name="P10" draw:layer="layout" draw:type="curve" draw:line-skew="0.15cm" svg:x1="19.942cm" svg:y1="10.128cm" svg:x2="20.497cm" svg:y2="11.161cm" svg:d="M19942 10128c0 1000 555 484 555 1033" svg:viewBox="0 0 556 1034">
          <text:p/>
        </draw:connector>
        <draw:frame draw:style-name="gr15" draw:text-style-name="P12" draw:layer="layout" svg:width="2.54cm" svg:height="1.673cm" svg:x="16.97cm" svg:y="10.492cm">
          <draw:text-box>
            <text:p>D</text:p>
          </draw:text-box>
        </draw:frame>
        <presentation:notes draw:style-name="dp2">
          <draw:page-thumbnail draw:style-name="gr18" draw:layer="layout" svg:width="18.624cm" svg:height="10.476cm" svg:x="1.482cm" svg:y="2.123cm" draw:page-number="2" presentation:class="page"/>
          <draw:frame presentation:style-name="pr1" draw:text-style-name="P17" draw:layer="layout" svg:width="17.271cm" svg:height="12.572cm" svg:x="2.159cm" svg:y="13.271cm" presentation:class="notes" presentation:placeholder="true">
            <draw:text-box/>
          </draw:frame>
        </presentation:notes>
      </draw:page>
      <draw:page draw:name="page3" draw:style-name="dp1" draw:master-page-name="Default" presentation:presentation-page-layout-name="AL1T0">
        <draw:custom-shape draw:style-name="gr25" draw:text-style-name="P1" draw:layer="layout" svg:width="11.43cm" svg:height="4.445cm" svg:x="0.635cm" svg:y="10.795cm">
          <text:p/>
          <draw:enhanced-geometry svg:viewBox="0 0 21600 21600" draw:type="rectangle" draw:enhanced-path="M 0 0 L 21600 0 21600 21600 0 21600 0 0 Z N"/>
        </draw:custom-shape>
        <draw:custom-shape draw:style-name="gr26" draw:text-style-name="P14" draw:layer="layout" svg:width="5.715cm" svg:height="1.332cm" draw:transform="rotate (-1.5707963267949) translate (3.237cm 5.08cm)">
          <text:p/>
          <draw:enhanced-geometry svg:viewBox="0 0 21600 21600" draw:mirror-horizontal="false" draw:mirror-vertical="false" draw:text-areas="0 ?f0 ?f5 ?f2" draw:type="right-arrow" draw:modifiers="16517.4318143317 7194.59864966242"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1" draw:text-style-name="P15" draw:layer="layout" svg:width="2.54cm" svg:height="0.635cm" svg:x="9.13cm" svg:y="10.06cm">
          <text:p/>
          <draw:enhanced-geometry svg:viewBox="0 0 21600 21600" draw:text-areas="0 ?f0 ?f5 ?f2" draw:type="right-arrow" draw:modifiers="15279.9286351472 5388.67924528302"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2" draw:text-style-name="P16" draw:layer="layout" svg:width="3.175cm" svg:height="1.27cm" draw:transform="rotate (-1.5707963267949) translate (4.315cm 10.795cm)">
          <text:p/>
          <draw:enhanced-geometry svg:viewBox="0 0 21600 21600" draw:text-areas="0 ?f0 ?f5 ?f2" draw:type="right-arrow" draw:modifiers="16517.4318143317 7194.59864966242"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8" draw:text-style-name="P5" draw:layer="layout" svg:width="0.368cm" svg:height="1.27cm" svg:x="7.473cm" svg:y="9.525cm">
          <text:p/>
          <draw:enhanced-geometry svg:viewBox="0 0 21600 21600" draw:mirror-horizontal="true" draw:mirror-vertical="false" draw:type="rectangle" draw:enhanced-path="M 0 0 L 21600 0 21600 21600 0 21600 0 0 Z N"/>
        </draw:custom-shape>
        <draw:custom-shape draw:style-name="gr9" draw:text-style-name="P6" draw:layer="layout" svg:width="2.54cm" svg:height="2.54cm" svg:x="10.795cm" svg:y="2.54cm">
          <text:p/>
          <draw:enhanced-geometry svg:viewBox="0 0 858 864" draw:type="non-primitive" draw:enhanced-path="M 426 0 L 480 246 642 60 564 294 804 216 618 384 858 432 618 480 804 648 564 570 642 804 480 618 426 864 378 618 216 804 294 570 54 648 240 480 0 432 240 384 54 216 294 294 216 60 378 246 426 0 Z N"/>
        </draw:custom-shape>
        <draw:custom-shape draw:style-name="gr10" draw:text-style-name="P7" draw:layer="layout" svg:width="3.81cm" svg:height="1.905cm" svg:x="0.94cm" svg:y="2.54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custom-shape draw:style-name="gr11" draw:text-style-name="P8" draw:layer="layout" svg:width="5.902cm" svg:height="1.332cm" draw:transform="rotate (1.5707963267949) translate (4.96cm 10.795cm)">
            <text:p/>
            <draw:enhanced-geometry svg:viewBox="0 0 21600 21600" draw:text-areas="0 ?f0 ?f5 ?f2" draw:type="right-arrow" draw:modifiers="16517.4318143317 7194.59864966242"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2" draw:text-style-name="P8" draw:layer="layout" svg:width="2.283cm" svg:height="1.332cm" draw:transform="rotate (2.30051848705373) translate (6.586cm 9.774cm)">
            <text:p/>
            <draw:enhanced-geometry svg:viewBox="0 0 21600 21600" draw:mirror-horizontal="false" draw:mirror-vertical="false" draw:text-areas="0 ?f0 ?f5 ?f2" draw:type="right-arrow" draw:modifiers="21600 7194.59864966242"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custom-shape draw:style-name="gr13" draw:text-style-name="P9" draw:layer="layout" svg:width="2.205cm" svg:height="2.222cm" svg:x="6.565cm" svg:y="7.62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14" draw:text-style-name="P10" draw:layer="layout" svg:x1="0.635cm" svg:y1="10.795cm" svg:x2="12.065cm" svg:y2="10.795cm">
          <text:p/>
        </draw:line>
        <draw:frame draw:style-name="gr15" draw:text-style-name="P12" draw:layer="layout" svg:width="2.54cm" svg:height="1.673cm" svg:x="3.175cm" svg:y="6.582cm">
          <draw:text-box>
            <text:p>P</text:p>
          </draw:text-box>
        </draw:frame>
        <draw:frame draw:style-name="gr23" draw:text-style-name="P12" draw:layer="layout" svg:width="1.905cm" svg:height="1.038cm" svg:x="9.565cm" svg:y="9.022cm">
          <draw:text-box>
            <text:p>R<text:span text:style-name="T5">surf</text:span></text:p>
          </draw:text-box>
        </draw:frame>
        <draw:frame draw:style-name="gr24" draw:text-style-name="P12" draw:layer="layout" svg:width="2.775cm" svg:height="1.138cm" svg:x="6.292cm" svg:y="5.344cm">
          <draw:text-box>
            <text:p>ET</text:p>
          </draw:text-box>
        </draw:frame>
        <draw:connector draw:style-name="gr16" draw:text-style-name="P10" draw:layer="layout" draw:type="curve" draw:line-skew="-0.009cm" svg:x1="7.5cm" svg:y1="10.795cm" svg:x2="8.787cm" svg:y2="11.887cm" svg:d="M7500 10795c952 0 309 1092 1287 1092" svg:viewBox="0 0 1288 1093">
          <text:p/>
        </draw:connector>
        <draw:connector draw:style-name="gr16" draw:text-style-name="P10" draw:layer="layout" draw:type="curve" draw:line-skew="-0.009cm" svg:x1="7.687cm" svg:y1="10.795cm" svg:x2="6.4cm" svg:y2="11.887cm" svg:d="M7687 10795c-978 0-335 1092-1287 1092" svg:viewBox="0 0 1288 1093">
          <text:p/>
        </draw:connector>
        <draw:connector draw:style-name="gr16" draw:text-style-name="P10" draw:layer="layout" draw:type="curve" svg:x1="7.642cm" svg:y1="10.762cm" svg:x2="7.087cm" svg:y2="11.795cm" svg:d="M7642 10762c0 775-555 259-555 1033" svg:viewBox="0 0 556 1034">
          <text:p/>
        </draw:connector>
        <draw:connector draw:style-name="gr16" draw:text-style-name="P10" draw:layer="layout" draw:type="curve" draw:line-skew="0.15cm" svg:x1="7.587cm" svg:y1="10.763cm" svg:x2="8.142cm" svg:y2="11.796cm" svg:d="M7587 10763c0 1000 555 484 555 1033" svg:viewBox="0 0 556 1034">
          <text:p/>
        </draw:connector>
        <draw:frame draw:style-name="gr15" draw:text-style-name="P12" draw:layer="layout" svg:width="2.54cm" svg:height="1.673cm" svg:x="3.915cm" svg:y="11.127cm">
          <draw:text-box>
            <text:p>D</text:p>
          </draw:text-box>
        </draw:frame>
        <draw:custom-shape draw:style-name="gr27" draw:text-style-name="P1" draw:layer="layout" svg:width="15.24cm" svg:height="4.445cm" svg:x="12.7cm" svg:y="10.788cm">
          <text:p/>
          <draw:enhanced-geometry svg:viewBox="0 0 21600 21600" draw:type="rectangle" draw:enhanced-path="M 0 0 L 21600 0 21600 21600 0 21600 0 0 Z N"/>
        </draw:custom-shape>
        <draw:custom-shape draw:style-name="gr28" draw:text-style-name="P2" draw:layer="layout" svg:width="5.991cm" svg:height="1.954cm" draw:transform="rotate (-1.22138141054563) translate (13.523cm 4.706cm)">
          <text:p/>
          <draw:enhanced-geometry svg:viewBox="0 0 21600 21600" draw:mirror-horizontal="false" draw:mirror-vertical="false" draw:text-areas="0 ?f0 ?f5 ?f2" draw:type="right-arrow" draw:modifiers="16517.4318143317 7194.59864966242"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9" draw:text-style-name="P2" draw:layer="layout" svg:width="2.677cm" svg:height="0.914cm" draw:transform="skewX (-0.00977384381116818) rotate (1.30899693899575) translate (14.705cm 10.587cm)">
          <text:p/>
          <draw:enhanced-geometry svg:viewBox="0 0 21600 21600" draw:text-areas="0 ?f0 ?f5 ?f2" draw:type="right-arrow" draw:modifiers="15144.094488189 6822.1574344023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0" draw:text-style-name="P3" draw:layer="layout" svg:width="5.902cm" svg:height="0.95cm" draw:transform="rotate (-1.22173047639603) translate (16.866cm 4.88cm)">
          <text:p/>
          <draw:enhanced-geometry svg:viewBox="0 0 21600 21600" draw:mirror-horizontal="false" draw:mirror-vertical="false" draw:text-areas="0 ?f0 ?f5 ?f2" draw:type="right-arrow" draw:modifiers="17644.4519735728 7926.8138801261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1" draw:text-style-name="P3" draw:layer="layout" svg:width="5.902cm" svg:height="1.732cm" draw:transform="rotate (1.5707963267949) translate (19.05cm 10.763cm)">
          <text:p/>
          <draw:enhanced-geometry svg:viewBox="0 0 21600 21600" draw:text-areas="0 ?f0 ?f5 ?f2" draw:type="right-arrow" draw:modifiers="16517.4318143317 7194.59864966242"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2" draw:text-style-name="P4" draw:layer="layout" svg:width="5.902cm" svg:height="1.016cm" draw:transform="rotate (1.5707963267949) translate (22.625cm 10.788cm)">
          <text:p/>
          <draw:enhanced-geometry svg:viewBox="0 0 21600 21600" draw:mirror-horizontal="false" draw:mirror-vertical="false" draw:text-areas="0 ?f0 ?f5 ?f2" draw:type="right-arrow" draw:modifiers="16517.4318143317 7194.59864966242"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 draw:text-style-name="P5" draw:layer="layout" svg:width="3.175cm" svg:height="1.27cm" draw:transform="rotate (-1.5707963267949) translate (18.773cm 10.788cm)">
          <text:p/>
          <draw:enhanced-geometry svg:viewBox="0 0 21600 21600" draw:text-areas="0 ?f0 ?f5 ?f2" draw:type="right-arrow" draw:modifiers="16517.4318143317 7194.59864966242"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8" draw:text-style-name="P5" draw:layer="layout" svg:width="0.368cm" svg:height="1.27cm" svg:x="26.431cm" svg:y="9.518cm">
          <text:p/>
          <draw:enhanced-geometry svg:viewBox="0 0 21600 21600" draw:mirror-horizontal="true" draw:mirror-vertical="false" draw:type="rectangle" draw:enhanced-path="M 0 0 L 21600 0 21600 21600 0 21600 0 0 Z N"/>
        </draw:custom-shape>
        <draw:custom-shape draw:style-name="gr10" draw:text-style-name="P7" draw:layer="layout" svg:width="3.81cm" svg:height="1.905cm" svg:x="14.31cm" svg:y="2.54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custom-shape draw:style-name="gr33" draw:text-style-name="P8" draw:layer="layout" svg:width="5.902cm" svg:height="1.016cm" draw:transform="rotate (1.5707963267949) translate (23.918cm 10.788cm)">
            <text:p/>
            <draw:enhanced-geometry svg:viewBox="0 0 21600 21600" draw:text-areas="0 ?f0 ?f5 ?f2" draw:type="right-arrow" draw:modifiers="16517.4318143317 7194.59864966242"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4" draw:text-style-name="P8" draw:layer="layout" svg:width="2.283cm" svg:height="0.992cm" draw:transform="rotate (2.30051848705373) translate (25.544cm 9.667cm)">
            <text:p/>
            <draw:enhanced-geometry svg:viewBox="0 0 21600 21600" draw:mirror-horizontal="false" draw:mirror-vertical="false" draw:text-areas="0 ?f0 ?f5 ?f2" draw:type="right-arrow" draw:modifiers="21600 7194.59864966242"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custom-shape draw:style-name="gr13" draw:text-style-name="P9" draw:layer="layout" svg:width="2.205cm" svg:height="2.222cm" svg:x="25.523cm" svg:y="7.613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14" draw:text-style-name="P10" draw:layer="layout" svg:x1="12.7cm" svg:y1="10.788cm" svg:x2="27.94cm" svg:y2="10.788cm">
          <text:p/>
        </draw:line>
        <draw:frame draw:style-name="gr15" draw:text-style-name="P11" draw:layer="layout" svg:width="2.54cm" svg:height="1.673cm" svg:x="16.845cm" svg:y="4.977cm">
          <draw:text-box>
            <text:p><text:span text:style-name="T1">LW</text:span><text:span text:style-name="T2">dn</text:span></text:p>
          </draw:text-box>
        </draw:frame>
        <draw:frame draw:style-name="gr15" draw:text-style-name="P11" draw:layer="layout" svg:width="2.54cm" svg:height="1.673cm" svg:x="20.32cm" svg:y="6.582cm">
          <draw:text-box>
            <text:p><text:span text:style-name="T1">LW</text:span><text:span text:style-name="T2">up</text:span></text:p>
          </draw:text-box>
        </draw:frame>
        <draw:frame draw:style-name="gr15" draw:text-style-name="P11" draw:layer="layout" svg:width="2.54cm" svg:height="1.673cm" svg:x="13.335cm" svg:y="5.312cm">
          <draw:text-box>
            <text:p><text:span text:style-name="T1">SW</text:span><text:span text:style-name="T2">dn</text:span></text:p>
          </draw:text-box>
        </draw:frame>
        <draw:frame draw:style-name="gr15" draw:text-style-name="P11" draw:layer="layout" svg:width="2.54cm" svg:height="1.673cm" svg:x="22.043cm" svg:y="8.248cm">
          <draw:text-box>
            <text:p><text:span text:style-name="T1">H</text:span></text:p>
          </draw:text-box>
        </draw:frame>
        <draw:frame draw:style-name="gr15" draw:text-style-name="P11" draw:layer="layout" svg:width="2.54cm" svg:height="1.673cm" svg:x="15.34cm" svg:y="9.757cm">
          <draw:text-box>
            <text:p><text:span text:style-name="T1">SW</text:span><text:span text:style-name="T2">up</text:span></text:p>
          </draw:text-box>
        </draw:frame>
        <draw:frame draw:style-name="gr15" draw:text-style-name="P11" draw:layer="layout" svg:width="4.445cm" svg:height="1.673cm" svg:x="24.765cm" svg:y="6.35cm">
          <draw:text-box>
            <text:p><text:span text:style-name="T1">LE = </text:span><text:span text:style-name="T3">λ</text:span><text:span text:style-name="T4"> </text:span><text:span text:style-name="T1">ET</text:span></text:p>
          </draw:text-box>
        </draw:frame>
        <draw:connector draw:style-name="gr16" draw:text-style-name="P10" draw:layer="layout" draw:type="curve" draw:line-skew="-0.009cm" svg:x1="26.458cm" svg:y1="10.788cm" svg:x2="27.745cm" svg:y2="11.88cm" svg:d="M26458 10788c952 0 309 1092 1287 1092" svg:viewBox="0 0 1288 1093">
          <text:p/>
        </draw:connector>
        <draw:connector draw:style-name="gr16" draw:text-style-name="P10" draw:layer="layout" draw:type="curve" draw:line-skew="-0.009cm" svg:x1="26.645cm" svg:y1="10.788cm" svg:x2="25.358cm" svg:y2="11.88cm" svg:d="M26645 10788c-978 0-335 1092-1287 1092" svg:viewBox="0 0 1288 1093">
          <text:p/>
        </draw:connector>
        <draw:connector draw:style-name="gr16" draw:text-style-name="P10" draw:layer="layout" draw:type="curve" svg:x1="26.6cm" svg:y1="10.755cm" svg:x2="26.045cm" svg:y2="11.788cm" svg:d="M26600 10755c0 775-555 259-555 1033" svg:viewBox="0 0 556 1034">
          <text:p/>
        </draw:connector>
        <draw:connector draw:style-name="gr16" draw:text-style-name="P10" draw:layer="layout" draw:type="curve" draw:line-skew="0.15cm" svg:x1="26.545cm" svg:y1="10.756cm" svg:x2="27.1cm" svg:y2="11.789cm" svg:d="M26545 10756c0 1000 555 484 555 1033" svg:viewBox="0 0 556 1034">
          <text:p/>
        </draw:connector>
        <draw:frame draw:style-name="gr15" draw:text-style-name="P11" draw:layer="layout" svg:width="2.54cm" svg:height="1.673cm" svg:x="18.578cm" svg:y="11.655cm">
          <draw:text-box>
            <text:p><text:span text:style-name="T1">G</text:span></text:p>
          </draw:text-box>
        </draw:frame>
        <presentation:notes draw:style-name="dp2">
          <draw:page-thumbnail draw:style-name="gr18" draw:layer="layout" svg:width="18.624cm" svg:height="10.476cm" svg:x="1.482cm" svg:y="2.123cm" draw:page-number="3" presentation:class="page"/>
          <draw:frame presentation:style-name="pr1" draw:text-style-name="P17"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draw:frame draw:style-name="gr35" draw:text-style-name="P10" draw:layer="layout" svg:width="22.626cm" svg:height="15.749cm" svg:x="2.54cm" svg:y="-0.014cm">
          <draw:image xlink:href="Pictures/1000000100000552000003B42D07B32A2AE4F91F.png" xlink:type="simple" xlink:show="embed" xlink:actuate="onLoad" draw:mime-type="image/png">
            <text:p/>
          </draw:image>
        </draw:frame>
        <draw:custom-shape draw:style-name="gr36" draw:text-style-name="P18" draw:layer="layout" svg:width="12.065cm" svg:height="3.91cm" svg:x="13.335cm" svg:y="12.6cm">
          <text:p/>
          <draw:enhanced-geometry svg:viewBox="0 0 21600 21600" draw:type="rectangle" draw:enhanced-path="M 0 0 L 21600 0 21600 21600 0 21600 0 0 Z N"/>
        </draw:custom-shape>
        <draw:custom-shape draw:style-name="gr37" draw:text-style-name="P18" draw:layer="layout" svg:width="6.985cm" svg:height="3.175cm" svg:x="1.27cm" svg:y="13.035cm">
          <text:p/>
          <draw:enhanced-geometry svg:viewBox="0 0 21600 21600" draw:type="rectangle" draw:enhanced-path="M 0 0 L 21600 0 21600 21600 0 21600 0 0 Z N"/>
        </draw:custom-shape>
        <draw:custom-shape draw:style-name="gr37" draw:text-style-name="P18" draw:layer="layout" svg:width="6.985cm" svg:height="3.175cm" svg:x="15.24cm" svg:y="-4.445cm">
          <text:p/>
          <draw:enhanced-geometry svg:viewBox="0 0 21600 21600" draw:type="rectangle" draw:enhanced-path="M 0 0 L 21600 0 21600 21600 0 21600 0 0 Z N"/>
        </draw:custom-shape>
        <presentation:notes draw:style-name="dp2">
          <draw:page-thumbnail draw:style-name="gr18" draw:layer="layout" svg:width="18.624cm" svg:height="10.476cm" svg:x="1.482cm" svg:y="2.123cm" draw:page-number="4" presentation:class="page"/>
          <draw:frame presentation:style-name="pr1" draw:text-style-name="P17"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draw:frame draw:style-name="gr38" draw:text-style-name="P20" xml:id="id4" draw:id="id4" draw:layer="layout" svg:width="3.81cm" svg:height="0.962cm" svg:x="8.255cm" svg:y="9.363cm">
          <draw:text-box>
            <text:p text:style-name="P19">SLOW</text:p>
          </draw:text-box>
        </draw:frame>
        <draw:frame draw:style-name="gr38" draw:text-style-name="P20" xml:id="id2" draw:id="id2" draw:layer="layout" svg:width="3.81cm" svg:height="0.962cm" svg:x="8.255cm" svg:y="10.96cm">
          <draw:text-box>
            <text:p text:style-name="P19">FAST</text:p>
          </draw:text-box>
        </draw:frame>
        <draw:frame draw:style-name="gr38" draw:text-style-name="P20" draw:layer="layout" svg:width="3.81cm" svg:height="0.962cm" svg:x="8.255cm" svg:y="12.538cm">
          <draw:text-box>
            <text:p text:style-name="P19">STREAM</text:p>
          </draw:text-box>
        </draw:frame>
        <draw:custom-shape draw:style-name="gr39" draw:text-style-name="P22" xml:id="id1" draw:id="id1" draw:layer="layout" svg:width="2.54cm" svg:height="1.27cm" svg:x="1.405cm" svg:y="1.905cm">
          <text:p text:style-name="P21"><text:span text:style-name="T6">Runoff</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0" draw:text-style-name="P24" xml:id="id3" draw:id="id3" draw:layer="layout" svg:width="3.302cm" svg:height="1.27cm" svg:x="2.24cm" svg:y="3.41cm">
          <text:p text:style-name="P23"><text:span text:style-name="T7">Drainag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8" draw:text-style-name="P20" draw:layer="layout" svg:width="3.302cm" svg:height="0.962cm" svg:x="6.155cm" svg:y="1.27cm">
          <draw:text-box>
            <text:p text:style-name="P19">SLOW</text:p>
          </draw:text-box>
        </draw:frame>
        <draw:frame draw:style-name="gr38" draw:text-style-name="P20" draw:layer="layout" svg:width="3.302cm" svg:height="0.962cm" svg:x="6.155cm" svg:y="2.867cm">
          <draw:text-box>
            <text:p text:style-name="P19">FAST</text:p>
          </draw:text-box>
        </draw:frame>
        <draw:frame draw:style-name="gr38" draw:text-style-name="P20" draw:layer="layout" svg:width="3.302cm" svg:height="0.962cm" svg:x="6.155cm" svg:y="4.445cm">
          <draw:text-box>
            <text:p text:style-name="P19">STREAM</text:p>
          </draw:text-box>
        </draw:frame>
        <draw:frame draw:style-name="gr38" draw:text-style-name="P20" xml:id="id7" draw:id="id7" draw:layer="layout" svg:width="3.81cm" svg:height="0.962cm" svg:x="19.783cm" svg:y="9.363cm">
          <draw:text-box>
            <text:p text:style-name="P19">SLOW</text:p>
          </draw:text-box>
        </draw:frame>
        <draw:frame draw:style-name="gr38" draw:text-style-name="P20" xml:id="id10" draw:id="id10" draw:layer="layout" svg:width="3.81cm" svg:height="0.962cm" svg:x="19.783cm" svg:y="10.96cm">
          <draw:text-box>
            <text:p text:style-name="P19">FAST</text:p>
          </draw:text-box>
        </draw:frame>
        <draw:frame draw:style-name="gr38" draw:text-style-name="P20" draw:layer="layout" svg:width="3.81cm" svg:height="0.962cm" svg:x="19.783cm" svg:y="12.538cm">
          <draw:text-box>
            <text:p text:style-name="P19">STREAM</text:p>
          </draw:text-box>
        </draw:frame>
        <draw:custom-shape draw:style-name="gr41" draw:text-style-name="P26" xml:id="id5" draw:id="id5" draw:layer="layout" svg:width="2.54cm" svg:height="1.27cm" svg:x="10.305cm" svg:y="1.905cm">
          <text:p text:style-name="P25"><text:span text:style-name="T6">Runoff</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0" draw:text-style-name="P24" xml:id="id6" draw:id="id6" draw:layer="layout" svg:width="3.302cm" svg:height="1.27cm" svg:x="11.14cm" svg:y="3.41cm">
          <text:p text:style-name="P23"><text:span text:style-name="T7">Drainag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8" draw:text-style-name="P20" draw:layer="layout" svg:width="3.302cm" svg:height="0.962cm" svg:x="15.155cm" svg:y="1.27cm">
          <draw:text-box>
            <text:p text:style-name="P19">SLOW</text:p>
          </draw:text-box>
        </draw:frame>
        <draw:frame draw:style-name="gr38" draw:text-style-name="P20" draw:layer="layout" svg:width="3.302cm" svg:height="0.962cm" svg:x="15.155cm" svg:y="2.867cm">
          <draw:text-box>
            <text:p text:style-name="P19">FAST</text:p>
          </draw:text-box>
        </draw:frame>
        <draw:frame draw:style-name="gr38" draw:text-style-name="P20" draw:layer="layout" svg:width="3.302cm" svg:height="0.962cm" svg:x="15.155cm" svg:y="4.445cm">
          <draw:text-box>
            <text:p text:style-name="P19">STREAM</text:p>
          </draw:text-box>
        </draw:frame>
        <draw:custom-shape draw:style-name="gr42" draw:text-style-name="P27" draw:layer="layout" svg:width="26.035cm" svg:height="5.715cm" svg:x="1.27cm" svg:y="0.63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3" draw:text-style-name="P27" draw:layer="layout" svg:width="26.035cm" svg:height="7.72cm" svg:x="1.17cm" svg:y="7.68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44" draw:text-style-name="P10" draw:layer="layout" svg:x1="17.145cm" svg:y1="7.685cm" svg:x2="17.145cm" svg:y2="15.405cm">
          <text:p/>
        </draw:line>
        <draw:line draw:style-name="gr44" draw:text-style-name="P10" draw:layer="layout" svg:x1="6.045cm" svg:y1="7.685cm" svg:x2="6.045cm" svg:y2="15.405cm">
          <text:p/>
        </draw:line>
        <draw:custom-shape draw:style-name="gr41" draw:text-style-name="P26" xml:id="id9" draw:id="id9" draw:layer="layout" svg:width="2.54cm" svg:height="1.27cm" svg:x="19.205cm" svg:y="1.906cm">
          <text:p text:style-name="P25"><text:span text:style-name="T6">Runoff</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0" draw:text-style-name="P24" xml:id="id8" draw:id="id8" draw:layer="layout" svg:width="3.302cm" svg:height="1.27cm" svg:x="20.04cm" svg:y="3.411cm">
          <text:p text:style-name="P23"><text:span text:style-name="T7">Drainag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8" draw:text-style-name="P20" draw:layer="layout" svg:width="3.302cm" svg:height="0.962cm" svg:x="23.655cm" svg:y="1.271cm">
          <draw:text-box>
            <text:p text:style-name="P19">SLOW</text:p>
          </draw:text-box>
        </draw:frame>
        <draw:frame draw:style-name="gr38" draw:text-style-name="P20" draw:layer="layout" svg:width="3.302cm" svg:height="0.962cm" svg:x="23.655cm" svg:y="2.868cm">
          <draw:text-box>
            <text:p text:style-name="P19">FAST</text:p>
          </draw:text-box>
        </draw:frame>
        <draw:frame draw:style-name="gr38" draw:text-style-name="P20" draw:layer="layout" svg:width="3.302cm" svg:height="0.962cm" svg:x="23.655cm" svg:y="4.446cm">
          <draw:text-box>
            <text:p text:style-name="P19">STREAM</text:p>
          </draw:text-box>
        </draw:frame>
        <draw:line draw:style-name="gr45" draw:text-style-name="P10" draw:layer="layout" svg:x1="9.845cm" svg:y1="0.61cm" svg:x2="9.845cm" svg:y2="6.325cm">
          <text:p/>
        </draw:line>
        <draw:line draw:style-name="gr45" draw:text-style-name="P10" draw:layer="layout" svg:x1="18.845cm" svg:y1="0.611cm" svg:x2="18.845cm" svg:y2="6.326cm">
          <text:p/>
        </draw:line>
        <draw:connector draw:style-name="gr46" draw:text-style-name="P10" draw:layer="layout" svg:x1="1.405cm" svg:y1="2.54cm" svg:x2="8.255cm" svg:y2="11.441cm" draw:start-shape="id1" draw:start-glue-point="3" draw:end-shape="id2" draw:end-glue-point="3" svg:d="M1405 2540h-501v8901h7351" svg:viewBox="0 0 7352 8902">
          <text:p/>
        </draw:connector>
        <draw:connector draw:style-name="gr47" draw:text-style-name="P10" draw:layer="layout" svg:x1="3.891cm" svg:y1="4.68cm" svg:x2="8.255cm" svg:y2="9.844cm" draw:start-shape="id3" draw:start-glue-point="2" draw:end-shape="id4" draw:end-glue-point="3" svg:d="M3891 4680v5164h4364" svg:viewBox="0 0 4365 5165">
          <text:p/>
        </draw:connector>
        <draw:connector draw:style-name="gr48" draw:text-style-name="P10" draw:layer="layout" draw:line-skew="-2.04cm" svg:x1="10.305cm" svg:y1="2.54cm" svg:x2="8.255cm" svg:y2="11.441cm" draw:start-shape="id5" draw:start-glue-point="3" draw:end-shape="id2" draw:end-glue-point="3" svg:d="M10305 2540h-4590v8901h2540" svg:viewBox="0 0 4591 8902">
          <text:p/>
        </draw:connector>
        <draw:connector draw:style-name="gr49" draw:text-style-name="P10" draw:layer="layout" svg:x1="12.791cm" svg:y1="4.68cm" svg:x2="10.16cm" svg:y2="9.363cm" draw:start-shape="id6" draw:start-glue-point="2" draw:end-shape="id4" draw:end-glue-point="0" svg:d="M12791 4680v2343h-2631v2340" svg:viewBox="0 0 2632 4684">
          <text:p/>
        </draw:connector>
        <draw:connector draw:style-name="gr50" draw:text-style-name="P10" draw:layer="layout" svg:x1="12.791cm" svg:y1="4.68cm" svg:x2="19.783cm" svg:y2="9.844cm" draw:start-shape="id6" draw:start-glue-point="2" draw:end-shape="id7" draw:end-glue-point="3" svg:d="M12791 4680v5164h6992" svg:viewBox="0 0 6993 5165">
          <text:p/>
        </draw:connector>
        <draw:connector draw:style-name="gr51" draw:text-style-name="P10" draw:layer="layout" svg:x1="21.691cm" svg:y1="4.681cm" svg:x2="21.688cm" svg:y2="9.363cm" draw:start-shape="id8" draw:start-glue-point="2" draw:end-shape="id7" draw:end-glue-point="0" svg:d="M21691 4681v2342h-3v2340" svg:viewBox="0 0 4 4683">
          <text:p/>
        </draw:connector>
        <draw:connector draw:style-name="gr52" draw:text-style-name="P10" draw:layer="layout" svg:x1="19.205cm" svg:y1="2.541cm" svg:x2="19.783cm" svg:y2="11.441cm" draw:start-shape="id9" draw:start-glue-point="3" draw:end-shape="id10" draw:end-glue-point="3" svg:d="M19205 2541h-501v8900h1079" svg:viewBox="0 0 1080 8901">
          <text:p/>
        </draw:connector>
        <draw:connector draw:style-name="gr53" draw:text-style-name="P10" draw:layer="layout" draw:line-skew="-1.71cm" svg:x1="12.845cm" svg:y1="2.54cm" svg:x2="19.783cm" svg:y2="11.441cm" draw:start-shape="id5" draw:start-glue-point="1" draw:end-shape="id10" draw:end-glue-point="3" svg:d="M12845 2540h1760v8901h5178" svg:viewBox="0 0 6939 8902">
          <text:p/>
        </draw:connector>
        <presentation:notes draw:style-name="dp2">
          <draw:page-thumbnail draw:style-name="gr18" draw:layer="layout" svg:width="18.624cm" svg:height="10.476cm" svg:x="1.482cm" svg:y="2.123cm" draw:page-number="5" presentation:class="page"/>
          <draw:frame presentation:style-name="pr1" draw:text-style-name="P17"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draw:style-name="gr38" draw:text-style-name="P20" xml:id="id14" draw:id="id14" draw:layer="layout" svg:width="3.81cm" svg:height="0.962cm" svg:x="7.455cm" svg:y="9.363cm">
          <draw:text-box>
            <text:p text:style-name="P19">SLOW</text:p>
          </draw:text-box>
        </draw:frame>
        <draw:frame draw:style-name="gr38" draw:text-style-name="P20" xml:id="id12" draw:id="id12" draw:layer="layout" svg:width="3.81cm" svg:height="0.962cm" svg:x="7.455cm" svg:y="10.96cm">
          <draw:text-box>
            <text:p text:style-name="P19">FAST</text:p>
          </draw:text-box>
        </draw:frame>
        <draw:frame draw:style-name="gr38" draw:text-style-name="P20" xml:id="id18" draw:id="id18" draw:layer="layout" svg:width="3.81cm" svg:height="0.962cm" svg:x="7.455cm" svg:y="12.538cm">
          <draw:text-box>
            <text:p text:style-name="P19">STREAM</text:p>
          </draw:text-box>
        </draw:frame>
        <draw:custom-shape draw:style-name="gr39" draw:text-style-name="P26" xml:id="id11" draw:id="id11" draw:layer="layout" svg:width="2.54cm" svg:height="1.27cm" svg:x="16.51cm" svg:y="3.81cm">
          <text:p text:style-name="P25"><text:span text:style-name="T6">Runoff</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4" draw:text-style-name="P26" xml:id="id13" draw:id="id13" draw:layer="layout" svg:width="3.81cm" svg:height="1.27cm" svg:x="8.89cm" svg:y="3.81cm">
          <text:p text:style-name="P25"><text:span text:style-name="T6">Drainag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8" draw:text-style-name="P20" xml:id="id16" draw:id="id16" draw:layer="layout" svg:width="3.81cm" svg:height="0.962cm" svg:x="19.783cm" svg:y="9.363cm">
          <draw:text-box>
            <text:p text:style-name="P19">SLOW</text:p>
          </draw:text-box>
        </draw:frame>
        <draw:frame draw:style-name="gr38" draw:text-style-name="P20" xml:id="id15" draw:id="id15" draw:layer="layout" svg:width="3.81cm" svg:height="0.962cm" svg:x="19.783cm" svg:y="10.96cm">
          <draw:text-box>
            <text:p text:style-name="P19">FAST</text:p>
          </draw:text-box>
        </draw:frame>
        <draw:frame draw:style-name="gr38" draw:text-style-name="P20" xml:id="id17" draw:id="id17" draw:layer="layout" svg:width="3.81cm" svg:height="0.962cm" svg:x="19.783cm" svg:y="12.538cm">
          <draw:text-box>
            <text:p text:style-name="P19">STREAM</text:p>
          </draw:text-box>
        </draw:frame>
        <draw:custom-shape draw:style-name="gr55" draw:text-style-name="P27" draw:layer="layout" svg:width="26.035cm" svg:height="3.81cm" svg:x="1.27cm" svg:y="2.54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3" draw:text-style-name="P27" draw:layer="layout" svg:width="26.035cm" svg:height="7.72cm" svg:x="1.17cm" svg:y="7.68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44" draw:text-style-name="P10" draw:layer="layout" svg:x1="17.145cm" svg:y1="7.685cm" svg:x2="17.145cm" svg:y2="15.405cm">
          <text:p/>
        </draw:line>
        <draw:line draw:style-name="gr44" draw:text-style-name="P10" draw:layer="layout" svg:x1="5.08cm" svg:y1="7.72cm" svg:x2="5.08cm" svg:y2="15.44cm">
          <text:p/>
        </draw:line>
        <draw:connector draw:style-name="gr56" draw:text-style-name="P10" draw:layer="layout" draw:line-skew="-2.306cm -1.24cm" svg:x1="17.78cm" svg:y1="5.08cm" svg:x2="7.455cm" svg:y2="11.441cm" draw:start-shape="id11" draw:start-glue-point="2" draw:end-shape="id12" draw:end-glue-point="3" svg:d="M17780 5080v635h-12065v5726h1740" svg:viewBox="0 0 12066 6362">
          <text:p/>
        </draw:connector>
        <draw:connector draw:style-name="gr57" draw:text-style-name="P10" draw:layer="layout" draw:line-skew="1.032cm" svg:x1="10.795cm" svg:y1="5.08cm" svg:x2="9.36cm" svg:y2="9.363cm" draw:start-shape="id13" draw:start-glue-point="2" draw:end-shape="id14" svg:d="M10795 5080v3175h-1435v1108" svg:viewBox="0 0 1436 4284">
          <text:p/>
        </draw:connector>
        <draw:connector draw:style-name="gr58" draw:text-style-name="P10" draw:layer="layout" svg:x1="17.78cm" svg:y1="5.08cm" svg:x2="19.783cm" svg:y2="11.441cm" draw:start-shape="id11" draw:start-glue-point="2" draw:end-shape="id15" draw:end-glue-point="3" svg:d="M17780 5080v6361h2003" svg:viewBox="0 0 2004 6362">
          <text:p/>
        </draw:connector>
        <draw:connector draw:style-name="gr59" draw:text-style-name="P10" draw:layer="layout" draw:line-skew="1.032cm" svg:x1="10.795cm" svg:y1="5.08cm" svg:x2="21.688cm" svg:y2="9.363cm" draw:start-shape="id13" draw:start-glue-point="2" draw:end-shape="id16" draw:end-glue-point="0" svg:d="M10795 5080v3175h10893v1108" svg:viewBox="0 0 10894 4284">
          <text:p/>
        </draw:connector>
        <draw:connector draw:style-name="gr60" draw:text-style-name="P10" draw:layer="layout" draw:line-skew="0.351cm" svg:x1="11.265cm" svg:y1="9.844cm" svg:x2="19.783cm" svg:y2="13.019cm" draw:start-shape="id14" draw:start-glue-point="1" draw:end-shape="id17" draw:end-glue-point="3" svg:d="M11265 9844h4610v3175h3908" svg:viewBox="0 0 8519 3176">
          <text:p/>
        </draw:connector>
        <draw:connector draw:style-name="gr61" draw:text-style-name="P10" draw:layer="layout" draw:line-skew="0.351cm" svg:x1="11.265cm" svg:y1="11.441cm" svg:x2="19.783cm" svg:y2="13.019cm" draw:start-shape="id12" draw:start-glue-point="1" draw:end-shape="id17" draw:end-glue-point="3" svg:d="M11265 11441h4610v1578h3908" svg:viewBox="0 0 8519 1579">
          <text:p/>
        </draw:connector>
        <draw:connector draw:style-name="gr62" draw:text-style-name="P10" draw:layer="layout" svg:x1="11.265cm" svg:y1="13.019cm" svg:x2="19.783cm" svg:y2="13.019cm" draw:start-shape="id18" draw:start-glue-point="1" draw:end-shape="id17" draw:end-glue-point="3" svg:d="M11265 13019h8518" svg:viewBox="0 0 8519 1">
          <text:p/>
        </draw:connector>
        <draw:connector draw:style-name="gr60" draw:text-style-name="P10" draw:layer="layout" svg:x1="2.063cm" svg:y1="10.025cm" svg:x2="7.463cm" svg:y2="13.005cm" svg:d="M2063 10025h2700v2980h2700" svg:viewBox="0 0 5401 2981">
          <text:p/>
        </draw:connector>
        <draw:connector draw:style-name="gr61" draw:text-style-name="P10" draw:layer="layout" svg:x1="2.087cm" svg:y1="11.458cm" svg:x2="7.463cm" svg:y2="13.005cm" svg:d="M2087 11458h2688v1547h2688" svg:viewBox="0 0 5377 1548">
          <text:p/>
        </draw:connector>
        <draw:connector draw:style-name="gr62" draw:text-style-name="P10" draw:layer="layout" svg:x1="2.063cm" svg:y1="13.005cm" svg:x2="7.463cm" svg:y2="13.005cm" svg:d="M2063 13005h5400" svg:viewBox="0 0 5401 1">
          <text:p/>
        </draw:connector>
        <draw:custom-shape draw:style-name="gr63" draw:text-style-name="P4" draw:layer="layout" svg:width="0.635cm" svg:height="0.635cm" svg:x="5.715cm" svg:y="12.7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63" draw:text-style-name="P4" draw:layer="layout" svg:width="0.635cm" svg:height="0.635cm" svg:x="17.78cm" svg:y="12.7cm">
          <text:p/>
          <draw:enhanced-geometry svg:viewBox="0 0 21600 21600" draw:glue-points="10800 0 0 10800 10800 21600 21600 10800" draw:text-areas="5400 5400 16200 16200" draw:type="diamond" draw:enhanced-path="M 10800 0 L 21600 10800 10800 21600 0 10800 10800 0 Z N"/>
        </draw:custom-shape>
        <draw:connector draw:style-name="gr60" draw:text-style-name="P10" draw:layer="layout" svg:x1="23.543cm" svg:y1="10.01cm" svg:x2="26.67cm" svg:y2="13.018cm" draw:end-shape="id19" draw:end-glue-point="5" svg:d="M23543 10010h1313v3008h1814" svg:viewBox="0 0 3128 3009">
          <text:p/>
        </draw:connector>
        <draw:connector draw:style-name="gr61" draw:text-style-name="P10" draw:layer="layout" svg:x1="23.567cm" svg:y1="11.443cm" svg:x2="26.67cm" svg:y2="13.018cm" draw:end-shape="id19" draw:end-glue-point="5" svg:d="M23567 11443h1301v1575h1802" svg:viewBox="0 0 3104 1576">
          <text:p/>
        </draw:connector>
        <draw:connector draw:style-name="gr62" draw:text-style-name="P10" draw:layer="layout" svg:x1="23.593cm" svg:y1="13.019cm" svg:x2="26.67cm" svg:y2="13.018cm" draw:start-shape="id17" draw:start-glue-point="1" draw:end-shape="id19" draw:end-glue-point="5" svg:d="M23593 13019h1538v-1h1539" svg:viewBox="0 0 3078 2">
          <text:p/>
        </draw:connector>
        <draw:custom-shape draw:style-name="gr64" draw:text-style-name="P27" xml:id="id19" draw:id="id19" draw:layer="layout" svg:width="0.535cm" svg:height="0.635cm" svg:x="26.67cm" svg:y="12.7cm">
          <text:p/>
          <draw:enhanced-geometry svg:viewBox="0 0 21600 21600" draw:glue-points="10800 0 0 10800 10800 21600 21600 10800" draw:text-areas="5400 5400 16200 16200" draw:type="diamond" draw:enhanced-path="M 10800 0 L 21600 10800 10800 21600 0 10800 10800 0 Z N"/>
        </draw:custom-shape>
        <draw:frame draw:style-name="gr65" draw:text-style-name="P28" draw:layer="layout" svg:width="4.445cm" svg:height="0.839cm" svg:x="5.115cm" svg:y="13.5cm">
          <draw:text-box>
            <text:p><text:span text:style-name="T8">River discharge</text:span></text:p>
          </draw:text-box>
        </draw:frame>
        <draw:frame draw:style-name="gr65" draw:text-style-name="P28" draw:layer="layout" svg:width="4.445cm" svg:height="0.839cm" svg:x="17.216cm" svg:y="13.501cm">
          <draw:text-box>
            <text:p><text:span text:style-name="T8">River </text:span><text:span text:style-name="T9">discharge</text:span></text:p>
          </draw:text-box>
        </draw:frame>
        <draw:frame draw:style-name="gr66" draw:text-style-name="P29" draw:layer="layout" svg:width="4.445cm" svg:height="1.19cm" svg:x="11.365cm" svg:y="9.86cm">
          <draw:text-box>
            <text:p><text:span text:style-name="T10">TCST_SLOW</text:span></text:p>
          </draw:text-box>
        </draw:frame>
        <draw:frame draw:style-name="gr66" draw:text-style-name="P29" draw:layer="layout" svg:width="4.445cm" svg:height="1.19cm" svg:x="11.365cm" svg:y="11.429cm">
          <draw:text-box>
            <text:p><text:span text:style-name="T10">TCST_FAST</text:span></text:p>
          </draw:text-box>
        </draw:frame>
        <draw:frame draw:style-name="gr66" draw:text-style-name="P29" draw:layer="layout" svg:width="4.445cm" svg:height="1.19cm" svg:x="11.266cm" svg:y="13.019cm">
          <draw:text-box>
            <text:p><text:span text:style-name="T10">TCST_S</text:span><text:span text:style-name="T10">TREAM</text:span></text:p>
          </draw:text-box>
        </draw:frame>
        <draw:frame draw:style-name="gr65" draw:text-style-name="P30" draw:layer="layout" svg:width="6.35cm" svg:height="0.839cm" svg:x="11.165cm" svg:y="6.581cm">
          <draw:text-box>
            <text:p><text:span text:style-name="T11">Grid-to-grid </text:span><text:span text:style-name="T11">interpolation</text:span></text:p>
          </draw:text-box>
        </draw:frame>
        <draw:frame draw:style-name="gr67" draw:text-style-name="P31" draw:layer="layout" svg:width="6.35cm" svg:height="1.427cm" svg:x="12.065cm" svg:y="2.54cm">
          <draw:text-box>
            <text:p><text:span text:style-name="T12">ORCHIDEE </text:span><text:span text:style-name="T12">grid</text:span></text:p>
          </draw:text-box>
        </draw:frame>
        <draw:frame draw:style-name="gr67" draw:text-style-name="P33" draw:layer="layout" svg:width="6.35cm" svg:height="1.427cm" svg:x="11.266cm" svg:y="14.409cm">
          <draw:text-box>
            <text:p text:style-name="P32"><text:span text:style-name="T13">Routing grid</text:span></text:p>
          </draw:text-box>
        </draw:frame>
        <draw:line draw:style-name="gr45" draw:text-style-name="P10" draw:layer="layout" svg:x1="7.58cm" svg:y1="2.52cm" svg:x2="7.58cm" svg:y2="6.35cm">
          <text:p/>
        </draw:line>
        <draw:line draw:style-name="gr45" draw:text-style-name="P10" draw:layer="layout" svg:x1="25.08cm" svg:y1="2.52cm" svg:x2="25.08cm" svg:y2="6.35cm">
          <text:p/>
        </draw:line>
        <presentation:notes draw:style-name="dp2">
          <draw:page-thumbnail draw:style-name="gr18" draw:layer="layout" svg:width="18.624cm" svg:height="10.476cm" svg:x="1.482cm" svg:y="2.123cm" draw:page-number="6" presentation:class="page"/>
          <draw:frame presentation:style-name="pr1" draw:text-style-name="P17"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draw:custom-shape draw:style-name="gr68" draw:text-style-name="P27" draw:layer="layout" svg:width="26.035cm" svg:height="7.142cm" svg:x="1.27cm" svg:y="0.478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9" draw:text-style-name="P27" draw:layer="layout" svg:width="26.035cm" svg:height="7.112cm" svg:x="1.17cm" svg:y="8.2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4" draw:text-style-name="P27" draw:layer="layout" svg:width="0.535cm" svg:height="0.635cm" svg:x="26.67cm" svg:y="13cm">
          <text:p/>
          <draw:enhanced-geometry svg:viewBox="0 0 21600 21600" draw:glue-points="10800 0 0 10800 10800 21600 21600 10800" draw:text-areas="5400 5400 16200 16200" draw:type="diamond" draw:enhanced-path="M 10800 0 L 21600 10800 10800 21600 0 10800 10800 0 Z N"/>
        </draw:custom-shape>
        <draw:frame draw:style-name="gr67" draw:text-style-name="P31" draw:layer="layout" svg:width="6.35cm" svg:height="1.427cm" svg:x="12.065cm" svg:y="0.378cm">
          <draw:text-box>
            <text:p><text:span text:style-name="T12">ORCHIDEE grid</text:span></text:p>
          </draw:text-box>
        </draw:frame>
        <draw:frame draw:style-name="gr67" draw:text-style-name="P34" draw:layer="layout" svg:width="6.35cm" svg:height="1.427cm" svg:x="12.7cm" svg:y="14.623cm">
          <draw:text-box>
            <text:p><text:span text:style-name="T13">Routing DEM grid</text:span></text:p>
          </draw:text-box>
        </draw:frame>
        <draw:custom-shape draw:style-name="gr70" draw:text-style-name="P36" xml:id="id30" draw:id="id30" draw:layer="layout" svg:width="6.35cm" svg:height="1.524cm" svg:x="1.905cm" svg:y="4.445cm">
          <text:p text:style-name="P35"><text:span text:style-name="T14">Irrigation requirement (kg/m²)</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1" draw:text-style-name="P38" xml:id="id25" draw:id="id25" draw:layer="layout" svg:width="4.318cm" svg:height="0.87cm" svg:x="21.082cm" svg:y="11.495cm">
          <text:p text:style-name="P37"><text:span text:style-name="T15">Irrigation (kg)</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2" draw:text-style-name="P39" xml:id="id29" draw:id="id29" draw:layer="layout" svg:width="3.844cm" svg:height="1.524cm" svg:x="3.141cm" svg:y="2.54cm">
          <text:p text:style-name="P35"><text:span text:style-name="T14">Runoff</text:span><text:span text:style-name="T14"><text:line-break/></text:span><text:span text:style-name="T14">(kg/m²)</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3" draw:text-style-name="P39" xml:id="id28" draw:id="id28" draw:layer="layout" svg:width="3.81cm" svg:height="1.524cm" svg:x="3.175cm" svg:y="0.876cm">
          <text:p text:style-name="P35"><text:span text:style-name="T14">Drainage</text:span><text:span text:style-name="T14"><text:line-break/></text:span><text:span text:style-name="T14">(kg/m²)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5" draw:text-style-name="P30" draw:layer="layout" svg:width="4.275cm" svg:height="0.839cm" svg:x="0.635cm" svg:y="7.463cm">
          <draw:text-box>
            <text:p><text:span text:style-name="T11">Interpolation</text:span></text:p>
          </draw:text-box>
        </draw:frame>
        <draw:custom-shape draw:style-name="gr74" draw:text-style-name="P41" xml:id="id27" draw:id="id27" draw:layer="layout" svg:width="4.445cm" svg:height="1.27cm" svg:x="21.111cm" svg:y="9.449cm">
          <text:p text:style-name="P40"><text:span text:style-name="T16">River discharge (m³/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5" draw:text-style-name="P26" xml:id="id21" draw:id="id21" draw:layer="layout" svg:width="5.334cm" svg:height="1.524cm" svg:x="11.46cm" svg:y="10.201cm">
          <text:p text:style-name="P25"><text:span text:style-name="T6">Slow reservoir volume (kg)</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2" draw:text-style-name="P26" xml:id="id22" draw:id="id22" draw:layer="layout" svg:width="3.844cm" svg:height="1.524cm" svg:x="5.342cm" svg:y="11.911cm">
          <text:p text:style-name="P25"><text:span text:style-name="T6">Runoff</text:span><text:span text:style-name="T6"><text:line-break/></text:span><text:span text:style-name="T6">(k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3" draw:text-style-name="P26" xml:id="id20" draw:id="id20" draw:layer="layout" svg:width="3.81cm" svg:height="1.524cm" svg:x="5.376cm" svg:y="10.203cm">
          <text:p text:style-name="P25"><text:span text:style-name="T6">Drainage</text:span><text:span text:style-name="T6"><text:line-break/></text:span><text:span text:style-name="T6">(kg)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0" draw:text-style-name="P38" xml:id="id24" draw:id="id24" draw:layer="layout" svg:width="6.35cm" svg:height="1.524cm" svg:x="3.81cm" svg:y="13.635cm">
          <text:p text:style-name="P37"><text:span text:style-name="T15">Irrigation requirement (kg)</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5" draw:text-style-name="P26" xml:id="id23" draw:id="id23" draw:layer="layout" svg:width="5.334cm" svg:height="1.524cm" svg:x="11.46cm" svg:y="11.906cm">
          <text:p text:style-name="P25"><text:span text:style-name="T6">Fast reservoir volume (kg)</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5" draw:text-style-name="P26" xml:id="id26" draw:id="id26" draw:layer="layout" svg:width="5.334cm" svg:height="1.524cm" svg:x="11.476cm" svg:y="8.401cm">
          <text:p text:style-name="P25"><text:span text:style-name="T6">Stream reservoir volume (kg)</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6" draw:text-style-name="P36" xml:id="id31" draw:id="id31" draw:layer="layout" svg:width="5.714cm" svg:height="0.87cm" svg:x="20.32cm" svg:y="6.35cm">
          <text:p text:style-name="P35"><text:span text:style-name="T14">Irrigation(kg/m²)</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77" draw:text-style-name="P32" draw:layer="layout" svg:x1="9.186cm" svg:y1="10.965cm" svg:x2="11.46cm" svg:y2="10.963cm" draw:start-shape="id20" draw:start-glue-point="1" draw:end-shape="id21" draw:end-glue-point="3" svg:d="M9186 10965h1138v-2h1136" svg:viewBox="0 0 2275 3">
          <text:p/>
        </draw:connector>
        <draw:connector draw:style-name="gr77" draw:text-style-name="P32" draw:layer="layout" svg:x1="9.186cm" svg:y1="12.673cm" svg:x2="11.46cm" svg:y2="12.668cm" draw:start-shape="id22" draw:start-glue-point="1" draw:end-shape="id23" draw:end-glue-point="3" svg:d="M9186 12673h1138v-5h1136" svg:viewBox="0 0 2275 6">
          <text:p/>
        </draw:connector>
        <draw:connector draw:style-name="gr77" draw:text-style-name="P32" draw:layer="layout" draw:line-skew="4.698cm" svg:x1="10.16cm" svg:y1="14.397cm" svg:x2="21.082cm" svg:y2="11.93cm" draw:start-shape="id24" draw:start-glue-point="1" draw:end-shape="id25" svg:d="M10160 14397h10160v-2467h762" svg:viewBox="0 0 10923 2468">
          <text:p/>
        </draw:connector>
        <draw:connector draw:style-name="gr77" draw:text-style-name="P32" draw:layer="layout" svg:x1="16.794cm" svg:y1="10.963cm" svg:x2="21.082cm" svg:y2="11.93cm" draw:start-shape="id21" draw:start-glue-point="1" draw:end-shape="id25" draw:end-glue-point="3" svg:d="M16794 10963h2145v967h2143" svg:viewBox="0 0 4289 968">
          <text:p/>
        </draw:connector>
        <draw:connector draw:style-name="gr77" draw:text-style-name="P32" draw:layer="layout" svg:x1="16.794cm" svg:y1="12.668cm" svg:x2="21.082cm" svg:y2="11.93cm" draw:start-shape="id23" draw:start-glue-point="1" draw:end-shape="id25" draw:end-glue-point="3" svg:d="M16794 12668h2145v-738h2143" svg:viewBox="0 0 4289 739">
          <text:p/>
        </draw:connector>
        <draw:connector draw:style-name="gr77" draw:text-style-name="P32" draw:layer="layout" svg:x1="16.81cm" svg:y1="9.163cm" svg:x2="21.082cm" svg:y2="11.93cm" draw:start-shape="id26" draw:start-glue-point="1" draw:end-shape="id25" draw:end-glue-point="3" svg:d="M16810 9163h2137v2767h2135" svg:viewBox="0 0 4273 2768">
          <text:p/>
        </draw:connector>
        <draw:connector draw:style-name="gr77" draw:text-style-name="P32" draw:layer="layout" svg:x1="16.794cm" svg:y1="10.963cm" svg:x2="21.111cm" svg:y2="10.084cm" draw:start-shape="id21" draw:start-glue-point="1" draw:end-shape="id27" draw:end-glue-point="3" svg:d="M16794 10963h2159v-879h2158" svg:viewBox="0 0 4318 880">
          <text:p/>
        </draw:connector>
        <draw:connector draw:style-name="gr77" draw:text-style-name="P32" draw:layer="layout" svg:x1="16.794cm" svg:y1="12.668cm" svg:x2="21.111cm" svg:y2="10.084cm" draw:start-shape="id23" draw:start-glue-point="1" draw:end-shape="id27" draw:end-glue-point="3" svg:d="M16794 12668h2159v-2584h2158" svg:viewBox="0 0 4318 2585">
          <text:p/>
        </draw:connector>
        <draw:connector draw:style-name="gr77" draw:text-style-name="P32" draw:layer="layout" svg:x1="16.81cm" svg:y1="9.163cm" svg:x2="21.111cm" svg:y2="10.084cm" draw:start-shape="id26" draw:start-glue-point="1" draw:end-shape="id27" draw:end-glue-point="3" svg:d="M16810 9163h2151v921h2150" svg:viewBox="0 0 4302 922">
          <text:p/>
        </draw:connector>
        <draw:custom-shape draw:style-name="gr75" draw:text-style-name="P39" xml:id="id33" draw:id="id33" draw:layer="layout" svg:width="5.334cm" svg:height="1.524cm" svg:x="18.8cm" svg:y="2.586cm">
          <text:p text:style-name="P35"><text:span text:style-name="T14">Slow reservoir volume (kg/m²)</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5" draw:text-style-name="P39" xml:id="id34" draw:id="id34" draw:layer="layout" svg:width="5.334cm" svg:height="1.524cm" svg:x="18.8cm" svg:y="4.291cm">
          <text:p text:style-name="P35"><text:span text:style-name="T14">Fast reservoir volume (kg/m²)</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5" draw:text-style-name="P39" xml:id="id32" draw:id="id32" draw:layer="layout" svg:width="5.334cm" svg:height="1.524cm" svg:x="18.816cm" svg:y="0.786cm">
          <text:p text:style-name="P35"><text:span text:style-name="T14">Stream reservoir volume (kg/m²)</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78" draw:text-style-name="P10" draw:layer="layout" draw:line-skew="-2.039cm" svg:x1="3.175cm" svg:y1="1.638cm" svg:x2="5.376cm" svg:y2="10.965cm" draw:start-shape="id28" draw:start-glue-point="3" draw:end-shape="id20" draw:end-glue-point="3" svg:d="M3175 1638h-2540v9327h4741" svg:viewBox="0 0 4742 9328">
          <text:p/>
        </draw:connector>
        <draw:connector draw:style-name="gr79" draw:text-style-name="P10" draw:layer="layout" draw:line-skew="-2.005cm" svg:x1="3.141cm" svg:y1="3.302cm" svg:x2="5.342cm" svg:y2="12.673cm" draw:start-shape="id29" draw:start-glue-point="3" draw:end-shape="id22" draw:end-glue-point="3" svg:d="M3141 3302h-2506v9371h4707" svg:viewBox="0 0 4708 9372">
          <text:p/>
        </draw:connector>
        <draw:connector draw:style-name="gr80" draw:text-style-name="P10" draw:layer="layout" draw:line-skew="-0.769cm" svg:x1="1.905cm" svg:y1="5.207cm" svg:x2="3.81cm" svg:y2="14.397cm" draw:start-shape="id30" draw:start-glue-point="3" draw:end-shape="id24" draw:end-glue-point="3" svg:d="M1905 5207h-1270v9190h3175" svg:viewBox="0 0 3176 9191">
          <text:p/>
        </draw:connector>
        <draw:connector draw:style-name="gr81" draw:text-style-name="P10" draw:layer="layout" draw:line-skew="0cm -0.468cm" svg:x1="25.4cm" svg:y1="11.93cm" svg:x2="23.177cm" svg:y2="7.22cm" draw:start-shape="id25" draw:start-glue-point="1" draw:end-shape="id31" draw:end-glue-point="2" svg:d="M25400 11930h502v-3040h-2725v-1670" svg:viewBox="0 0 2726 4711">
          <text:p/>
        </draw:connector>
        <draw:connector draw:style-name="gr82" draw:text-style-name="P10" draw:layer="layout" svg:x1="16.81cm" svg:y1="9.163cm" svg:x2="18.816cm" svg:y2="1.548cm" draw:start-shape="id26" draw:start-glue-point="1" draw:end-shape="id32" draw:end-glue-point="3" svg:d="M16810 9163h1004v-7615h1002" svg:viewBox="0 0 2007 7616">
          <text:p/>
        </draw:connector>
        <draw:connector draw:style-name="gr83" draw:text-style-name="P10" draw:layer="layout" svg:x1="16.794cm" svg:y1="10.963cm" svg:x2="18.8cm" svg:y2="3.348cm" draw:start-shape="id21" draw:start-glue-point="1" draw:end-shape="id33" draw:end-glue-point="3" svg:d="M16794 10963h1004v-7615h1002" svg:viewBox="0 0 2007 7616">
          <text:p/>
        </draw:connector>
        <draw:connector draw:style-name="gr84" draw:text-style-name="P10" draw:layer="layout" svg:x1="16.794cm" svg:y1="12.668cm" svg:x2="18.8cm" svg:y2="5.053cm" draw:start-shape="id23" draw:start-glue-point="1" draw:end-shape="id34" draw:end-glue-point="3" svg:d="M16794 12668h1004v-7615h1002" svg:viewBox="0 0 2007 7616">
          <text:p/>
        </draw:connector>
        <draw:frame draw:style-name="gr65" draw:text-style-name="P30" draw:layer="layout" svg:width="4.275cm" svg:height="0.839cm" svg:x="18.636cm" svg:y="7.464cm">
          <draw:text-box>
            <text:p><text:span text:style-name="T11">Interpolation</text:span></text:p>
          </draw:text-box>
        </draw:frame>
        <presentation:notes draw:style-name="dp2">
          <draw:page-thumbnail draw:style-name="gr18" draw:layer="layout" svg:width="18.624cm" svg:height="10.476cm" svg:x="1.482cm" svg:y="2.123cm" draw:page-number="7" presentation:class="page"/>
          <draw:frame presentation:style-name="pr1" draw:text-style-name="P17"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office:forms form:automatic-focus="false" form:apply-design-mode="false"/>
        <draw:custom-shape draw:style-name="gr85" draw:text-style-name="P27" draw:layer="layout" svg:width="26.035cm" svg:height="5.872cm" svg:x="1.37cm" svg:y="0.578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9" draw:text-style-name="P27" draw:layer="layout" svg:width="26.035cm" svg:height="7.112cm" svg:x="1.27cm" svg:y="8.1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4" draw:text-style-name="P27" draw:layer="layout" svg:width="0.535cm" svg:height="0.635cm" svg:x="26.77cm" svg:y="12.7cm">
          <text:p/>
          <draw:enhanced-geometry svg:viewBox="0 0 21600 21600" draw:glue-points="10800 0 0 10800 10800 21600 21600 10800" draw:text-areas="5400 5400 16200 16200" draw:type="diamond" draw:enhanced-path="M 10800 0 L 21600 10800 10800 21600 0 10800 10800 0 Z N"/>
        </draw:custom-shape>
        <draw:frame draw:style-name="gr67" draw:text-style-name="P31" draw:layer="layout" svg:width="6.35cm" svg:height="1.427cm" svg:x="12.165cm" svg:y="0.478cm">
          <draw:text-box>
            <text:p><text:span text:style-name="T12">ORCHIDEE </text:span><text:span text:style-name="T12">grid</text:span></text:p>
          </draw:text-box>
        </draw:frame>
        <draw:frame draw:style-name="gr65" draw:text-style-name="P34" draw:layer="layout" svg:width="6.35cm" svg:height="0.839cm" svg:x="12.065cm" svg:y="14.393cm">
          <draw:text-box>
            <text:p><text:span text:style-name="T13">Routin</text:span><text:span text:style-name="T13">g grid</text:span></text:p>
          </draw:text-box>
        </draw:frame>
        <draw:custom-shape draw:style-name="gr70" draw:text-style-name="P36" xml:id="id40" draw:id="id40" draw:layer="layout" svg:width="6.35cm" svg:height="1.524cm" svg:x="2.005cm" svg:y="4.545cm">
          <text:p text:style-name="P35"><text:span text:style-name="T14">Irrigation requirement (kg/m²)</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1" draw:text-style-name="P38" xml:id="id35" draw:id="id35" draw:layer="layout" svg:width="4.318cm" svg:height="0.87cm" svg:x="17.715cm" svg:y="13.67cm">
          <text:p text:style-name="P37"><text:span text:style-name="T15">Irrigation (kg)</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2" draw:text-style-name="P39" xml:id="id38" draw:id="id38" draw:layer="layout" svg:width="3.844cm" svg:height="1.524cm" svg:x="3.241cm" svg:y="2.64cm">
          <text:p text:style-name="P35"><text:span text:style-name="T14">Runoff</text:span><text:span text:style-name="T14"><text:line-break/></text:span><text:span text:style-name="T14">(kg/m²)</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3" draw:text-style-name="P39" xml:id="id36" draw:id="id36" draw:layer="layout" svg:width="3.81cm" svg:height="1.524cm" svg:x="3.275cm" svg:y="0.976cm">
          <text:p text:style-name="P35"><text:span text:style-name="T14">Drainage</text:span><text:span text:style-name="T14"><text:line-break/></text:span><text:span text:style-name="T14">(kg/m²)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7" draw:text-style-name="P30" draw:layer="layout" svg:width="7.62cm" svg:height="1.427cm" svg:x="0.735cm" svg:y="6.563cm">
          <draw:text-box>
            <text:p text:style-name="P32"><text:span text:style-name="T11">Grid </text:span><text:span text:style-name="T11">interpolation </text:span><text:span text:style-name="T11">and </text:span><text:span text:style-name="T11">conversion to </text:span><text:span text:style-name="T11">absolute </text:span><text:span text:style-name="T11">values</text:span></text:p>
          </draw:text-box>
        </draw:frame>
        <draw:custom-shape draw:style-name="gr86" draw:text-style-name="P43" xml:id="id45" draw:id="id45" draw:layer="layout" svg:width="5.08cm" svg:height="1.524cm" svg:x="17.145cm" svg:y="8.555cm">
          <text:p text:style-name="P42"><text:span text:style-name="T17">River discharge (m³/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2" draw:text-style-name="P26" xml:id="id39" draw:id="id39" draw:layer="layout" svg:width="3.844cm" svg:height="1.524cm" svg:x="4.642cm" svg:y="10.911cm">
          <text:p text:style-name="P25"><text:span text:style-name="T6">Runoff</text:span><text:span text:style-name="T6"><text:line-break/></text:span><text:span text:style-name="T6">(k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3" draw:text-style-name="P26" xml:id="id37" draw:id="id37" draw:layer="layout" svg:width="3.81cm" svg:height="1.524cm" svg:x="4.676cm" svg:y="9.203cm">
          <text:p text:style-name="P25"><text:span text:style-name="T6">Drainage</text:span><text:span text:style-name="T6"><text:line-break/></text:span><text:span text:style-name="T6">(kg)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0" draw:text-style-name="P38" xml:id="id41" draw:id="id41" draw:layer="layout" svg:width="6.35cm" svg:height="1.524cm" svg:x="3.91cm" svg:y="13.335cm">
          <text:p text:style-name="P37"><text:span text:style-name="T15">Irrigation requirement (kg)</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7" draw:text-style-name="P26" xml:id="id43" draw:id="id43" draw:layer="layout" svg:width="5.715cm" svg:height="1.524cm" svg:x="10.73cm" svg:y="9.963cm">
          <text:p text:style-name="P25"><text:span text:style-name="T6">3 reservoir volumes (kg)</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8" draw:text-style-name="P36" xml:id="id42" draw:id="id42" draw:layer="layout" svg:width="4.04cm" svg:height="1.524cm" svg:x="21.995cm" svg:y="3.253cm">
          <text:p text:style-name="P35"><text:span text:style-name="T14">Irrigation</text:span><text:span text:style-name="T14"><text:line-break/></text:span><text:span text:style-name="T14">(kg/m²)</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89" draw:text-style-name="P32" draw:layer="layout" draw:line-skew="0.634cm" svg:x1="9.56cm" svg:y1="14.097cm" svg:x2="17.715cm" svg:y2="14.105cm" draw:end-shape="id35" svg:d="M9560 14097h4461v8h3694" svg:viewBox="0 0 8156 9">
          <text:p/>
        </draw:connector>
        <draw:custom-shape draw:style-name="gr75" draw:text-style-name="P39" xml:id="id44" draw:id="id44" draw:layer="layout" svg:width="5.334cm" svg:height="1.524cm" svg:x="14.351cm" svg:y="3.302cm">
          <text:p text:style-name="P35"><text:span text:style-name="T14">3 reservoir volumes (kg/m²)</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78" draw:text-style-name="P10" draw:layer="layout" draw:line-skew="-2.039cm" svg:x1="3.275cm" svg:y1="1.738cm" svg:x2="4.676cm" svg:y2="9.965cm" draw:start-shape="id36" draw:start-glue-point="3" draw:end-shape="id37" draw:end-glue-point="3" svg:d="M3275 1738h-2540v8227h3941" svg:viewBox="0 0 3942 8228">
          <text:p/>
        </draw:connector>
        <draw:connector draw:style-name="gr79" draw:text-style-name="P10" draw:layer="layout" draw:line-skew="-2.005cm" svg:x1="3.241cm" svg:y1="3.402cm" svg:x2="4.642cm" svg:y2="11.673cm" draw:start-shape="id38" draw:start-glue-point="3" draw:end-shape="id39" draw:end-glue-point="3" svg:d="M3241 3402h-2506v8271h3907" svg:viewBox="0 0 3908 8272">
          <text:p/>
        </draw:connector>
        <draw:connector draw:style-name="gr80" draw:text-style-name="P10" draw:layer="layout" draw:line-skew="-0.769cm" svg:x1="2.005cm" svg:y1="5.307cm" svg:x2="3.91cm" svg:y2="14.097cm" draw:start-shape="id40" draw:start-glue-point="3" draw:end-shape="id41" draw:end-glue-point="3" svg:d="M2005 5307h-1270v8790h3175" svg:viewBox="0 0 3176 8791">
          <text:p/>
        </draw:connector>
        <draw:connector draw:style-name="gr81" draw:text-style-name="P10" draw:layer="layout" svg:x1="22.033cm" svg:y1="14.105cm" svg:x2="24.015cm" svg:y2="4.777cm" draw:start-shape="id35" draw:start-glue-point="1" draw:end-shape="id42" draw:end-glue-point="2" svg:d="M22033 14105h1982v-9328" svg:viewBox="0 0 1983 9329">
          <text:p/>
        </draw:connector>
        <draw:connector draw:style-name="gr82" draw:text-style-name="P10" draw:layer="layout" svg:x1="13.587cm" svg:y1="9.963cm" svg:x2="14.351cm" svg:y2="4.064cm" draw:start-shape="id43" draw:start-glue-point="0" draw:end-shape="id44" draw:end-glue-point="3" svg:d="M13587 9963v-5899h764" svg:viewBox="0 0 765 5900">
          <text:p/>
        </draw:connector>
        <draw:frame draw:style-name="gr67" draw:text-style-name="P44" draw:layer="layout" svg:width="7.493cm" svg:height="1.427cm" svg:x="14.54cm" svg:y="6.616cm">
          <draw:text-box>
            <text:p text:style-name="P32"><text:span text:style-name="T11">Grid interpolation and conversion to areal values</text:span></text:p>
          </draw:text-box>
        </draw:frame>
        <draw:connector draw:style-name="gr90" draw:text-style-name="P10" draw:layer="layout" svg:x1="13.587cm" svg:y1="11.487cm" svg:x2="17.715cm" svg:y2="14.105cm" draw:start-shape="id43" draw:start-glue-point="2" draw:end-shape="id35" draw:end-glue-point="3" svg:d="M13587 11487v2618h4128" svg:viewBox="0 0 4129 2619">
          <text:p/>
        </draw:connector>
        <draw:connector draw:style-name="gr91" draw:text-style-name="P10" draw:layer="layout" svg:x1="13.587cm" svg:y1="9.963cm" svg:x2="17.145cm" svg:y2="9.317cm" draw:start-shape="id43" draw:start-glue-point="0" draw:end-shape="id45" draw:end-glue-point="3" svg:d="M13587 9963v-646h3558" svg:viewBox="0 0 3559 647">
          <text:p/>
        </draw:connector>
        <draw:connector draw:style-name="gr92" draw:text-style-name="P10" draw:layer="layout" svg:x1="19.874cm" svg:y1="13.67cm" svg:x2="16.445cm" svg:y2="10.725cm" draw:start-shape="id35" draw:start-glue-point="0" draw:end-shape="id43" draw:end-glue-point="1" svg:d="M19874 13670v-2945h-3429" svg:viewBox="0 0 3430 2946">
          <text:p/>
        </draw:connector>
        <draw:connector draw:style-name="gr93" draw:text-style-name="P10" draw:layer="layout" svg:x1="8.486cm" svg:y1="9.965cm" svg:x2="10.73cm" svg:y2="10.725cm" draw:start-shape="id37" draw:start-glue-point="1" draw:end-shape="id43" draw:end-glue-point="3" svg:d="M8486 9965h1122v760h1122" svg:viewBox="0 0 2245 761">
          <text:p/>
        </draw:connector>
        <draw:connector draw:style-name="gr94" draw:text-style-name="P10" draw:layer="layout" svg:x1="8.486cm" svg:y1="11.673cm" svg:x2="10.73cm" svg:y2="10.725cm" draw:start-shape="id39" draw:start-glue-point="1" draw:end-shape="id43" draw:end-glue-point="3" svg:d="M8486 11673h1122v-948h1122" svg:viewBox="0 0 2245 949">
          <text:p/>
        </draw:connector>
        <draw:frame draw:style-name="gr15" draw:text-style-name="P45" draw:layer="layout" svg:width="3.81cm" svg:height="1.673cm" svg:x="15.075cm" svg:y="11.797cm">
          <draw:text-box>
            <text:p text:style-name="P32"><text:span text:style-name="T15">Irrigation withdrawals</text:span></text:p>
          </draw:text-box>
        </draw:frame>
        <presentation:notes draw:style-name="dp2">
          <draw:page-thumbnail draw:style-name="gr18" draw:layer="layout" svg:width="18.624cm" svg:height="10.476cm" svg:x="1.482cm" svg:y="2.123cm" draw:page-number="8" presentation:class="page"/>
          <draw:frame presentation:style-name="pr1" draw:text-style-name="P17"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draw:custom-shape draw:style-name="gr85" draw:text-style-name="P27" draw:layer="layout" svg:width="26.035cm" svg:height="5.872cm" svg:x="1.37cm" svg:y="0.578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9" draw:text-style-name="P27" draw:layer="layout" svg:width="26.035cm" svg:height="7.112cm" svg:x="1.27cm" svg:y="8.1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4" draw:text-style-name="P27" draw:layer="layout" svg:width="0.535cm" svg:height="0.635cm" svg:x="26.77cm" svg:y="12.7cm">
          <text:p/>
          <draw:enhanced-geometry svg:viewBox="0 0 21600 21600" draw:glue-points="10800 0 0 10800 10800 21600 21600 10800" draw:text-areas="5400 5400 16200 16200" draw:type="diamond" draw:enhanced-path="M 10800 0 L 21600 10800 10800 21600 0 10800 10800 0 Z N"/>
        </draw:custom-shape>
        <draw:frame draw:style-name="gr67" draw:text-style-name="P31" draw:layer="layout" svg:width="6.35cm" svg:height="1.427cm" svg:x="12.165cm" svg:y="0.478cm">
          <draw:text-box>
            <text:p><text:span text:style-name="T12">ORCHIDEE grid</text:span></text:p>
          </draw:text-box>
        </draw:frame>
        <draw:frame draw:style-name="gr65" draw:text-style-name="P34" draw:layer="layout" svg:width="6.35cm" svg:height="0.839cm" svg:x="12.8cm" svg:y="14.323cm">
          <draw:text-box>
            <text:p><text:span text:style-name="T13">Routing DEM grid</text:span></text:p>
          </draw:text-box>
        </draw:frame>
        <draw:custom-shape draw:style-name="gr70" draw:text-style-name="P36" xml:id="id51" draw:id="id51" draw:layer="layout" svg:width="6.35cm" svg:height="1.524cm" svg:x="2.005cm" svg:y="4.545cm">
          <text:p text:style-name="P35"><text:span text:style-name="T14">Irrigation requirement (kg/m²)</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1" draw:text-style-name="P38" xml:id="id46" draw:id="id46" draw:layer="layout" svg:width="4.318cm" svg:height="0.87cm" svg:x="17.715cm" svg:y="13.67cm">
          <text:p text:style-name="P37"><text:span text:style-name="T15">Irrigation (kg)</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2" draw:text-style-name="P39" xml:id="id49" draw:id="id49" draw:layer="layout" svg:width="3.844cm" svg:height="1.524cm" svg:x="3.241cm" svg:y="2.64cm">
          <text:p text:style-name="P35"><text:span text:style-name="T14">Runoff</text:span><text:span text:style-name="T14"><text:line-break/></text:span><text:span text:style-name="T14">(kg/m²)</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3" draw:text-style-name="P39" xml:id="id47" draw:id="id47" draw:layer="layout" svg:width="3.81cm" svg:height="1.524cm" svg:x="3.275cm" svg:y="0.976cm">
          <text:p text:style-name="P35"><text:span text:style-name="T14">Drainage</text:span><text:span text:style-name="T14"><text:line-break/></text:span><text:span text:style-name="T14">(kg/m²)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7" draw:text-style-name="P30" draw:layer="layout" svg:width="7.62cm" svg:height="1.427cm" svg:x="0.735cm" svg:y="6.563cm">
          <draw:text-box>
            <text:p text:style-name="P32"><text:span text:style-name="T11">Grid interpolation and conversion to absolute values</text:span></text:p>
          </draw:text-box>
        </draw:frame>
        <draw:custom-shape draw:style-name="gr95" draw:text-style-name="P41" xml:id="id56" draw:id="id56" draw:layer="layout" svg:width="4.445cm" svg:height="1.27cm" svg:x="17.145cm" svg:y="8.555cm">
          <text:p text:style-name="P40"><text:span text:style-name="T16">River discharge (m³/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2" draw:text-style-name="P26" xml:id="id50" draw:id="id50" draw:layer="layout" svg:width="3.844cm" svg:height="1.524cm" svg:x="4.642cm" svg:y="10.911cm">
          <text:p text:style-name="P25"><text:span text:style-name="T6">Runoff</text:span><text:span text:style-name="T6"><text:line-break/></text:span><text:span text:style-name="T6">(k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3" draw:text-style-name="P26" xml:id="id48" draw:id="id48" draw:layer="layout" svg:width="3.81cm" svg:height="1.524cm" svg:x="4.676cm" svg:y="9.203cm">
          <text:p text:style-name="P25"><text:span text:style-name="T6">Drainage</text:span><text:span text:style-name="T6"><text:line-break/></text:span><text:span text:style-name="T6">(kg)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0" draw:text-style-name="P38" xml:id="id52" draw:id="id52" draw:layer="layout" svg:width="6.35cm" svg:height="1.524cm" svg:x="3.91cm" svg:y="13.335cm">
          <text:p text:style-name="P37"><text:span text:style-name="T15">Irrigation requirement (kg)</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7" draw:text-style-name="P26" xml:id="id54" draw:id="id54" draw:layer="layout" svg:width="5.715cm" svg:height="1.524cm" svg:x="10.73cm" svg:y="9.963cm">
          <text:p text:style-name="P25"><text:span text:style-name="T6">3 reservoir volumes (kg)</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8" draw:text-style-name="P36" xml:id="id53" draw:id="id53" draw:layer="layout" svg:width="4.04cm" svg:height="1.524cm" svg:x="20.516cm" svg:y="3.575cm">
          <text:p text:style-name="P35"><text:span text:style-name="T14">Irrigation</text:span><text:span text:style-name="T14"><text:line-break/></text:span><text:span text:style-name="T14">(kg/m²)</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89" draw:text-style-name="P32" draw:layer="layout" draw:line-skew="0.634cm" svg:x1="9.56cm" svg:y1="14.097cm" svg:x2="17.715cm" svg:y2="14.105cm" draw:end-shape="id46" svg:d="M9560 14097h4461v8h3694" svg:viewBox="0 0 8156 9">
          <text:p/>
        </draw:connector>
        <draw:custom-shape draw:style-name="gr75" draw:text-style-name="P39" xml:id="id55" draw:id="id55" draw:layer="layout" svg:width="5.334cm" svg:height="1.524cm" svg:x="14.351cm" svg:y="3.302cm">
          <text:p text:style-name="P35"><text:span text:style-name="T14">3 reservoir volumes (kg/m²)</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78" draw:text-style-name="P10" draw:layer="layout" draw:line-skew="-2.039cm" svg:x1="3.275cm" svg:y1="1.738cm" svg:x2="4.676cm" svg:y2="9.965cm" draw:start-shape="id47" draw:start-glue-point="3" draw:end-shape="id48" draw:end-glue-point="3" svg:d="M3275 1738h-2540v8227h3941" svg:viewBox="0 0 3942 8228">
          <text:p/>
        </draw:connector>
        <draw:connector draw:style-name="gr79" draw:text-style-name="P10" draw:layer="layout" draw:line-skew="-2.005cm" svg:x1="3.241cm" svg:y1="3.402cm" svg:x2="4.642cm" svg:y2="11.673cm" draw:start-shape="id49" draw:start-glue-point="3" draw:end-shape="id50" draw:end-glue-point="3" svg:d="M3241 3402h-2506v8271h3907" svg:viewBox="0 0 3908 8272">
          <text:p/>
        </draw:connector>
        <draw:connector draw:style-name="gr80" draw:text-style-name="P10" draw:layer="layout" draw:line-skew="-0.769cm" svg:x1="2.005cm" svg:y1="5.307cm" svg:x2="3.91cm" svg:y2="14.097cm" draw:start-shape="id51" draw:start-glue-point="3" draw:end-shape="id52" draw:end-glue-point="3" svg:d="M2005 5307h-1270v8790h3175" svg:viewBox="0 0 3176 8791">
          <text:p/>
        </draw:connector>
        <draw:connector draw:style-name="gr81" draw:text-style-name="P10" draw:layer="layout" svg:x1="22.033cm" svg:y1="14.105cm" svg:x2="22.536cm" svg:y2="5.099cm" draw:start-shape="id46" draw:start-glue-point="1" draw:end-shape="id53" draw:end-glue-point="2" svg:d="M22033 14105h503v-9006" svg:viewBox="0 0 504 9007">
          <text:p/>
        </draw:connector>
        <draw:connector draw:style-name="gr82" draw:text-style-name="P10" draw:layer="layout" svg:x1="13.587cm" svg:y1="9.963cm" svg:x2="14.351cm" svg:y2="4.064cm" draw:start-shape="id54" draw:start-glue-point="0" draw:end-shape="id55" draw:end-glue-point="3" svg:d="M13587 9963v-5899h764" svg:viewBox="0 0 765 5900">
          <text:p/>
        </draw:connector>
        <draw:frame draw:style-name="gr67" draw:text-style-name="P44" draw:layer="layout" svg:width="7.493cm" svg:height="1.427cm" svg:x="14.54cm" svg:y="6.616cm">
          <draw:text-box>
            <text:p text:style-name="P32"><text:span text:style-name="T11">Grid interpolation and conversion to areal values</text:span></text:p>
          </draw:text-box>
        </draw:frame>
        <draw:connector draw:style-name="gr90" draw:text-style-name="P10" draw:layer="layout" svg:x1="13.587cm" svg:y1="11.487cm" svg:x2="17.715cm" svg:y2="14.105cm" draw:start-shape="id54" draw:start-glue-point="2" draw:end-shape="id46" draw:end-glue-point="3" svg:d="M13587 11487v2618h4128" svg:viewBox="0 0 4129 2619">
          <text:p/>
        </draw:connector>
        <draw:connector draw:style-name="gr91" draw:text-style-name="P10" draw:layer="layout" svg:x1="13.587cm" svg:y1="9.963cm" svg:x2="17.145cm" svg:y2="9.19cm" draw:start-shape="id54" draw:start-glue-point="0" draw:end-shape="id56" draw:end-glue-point="3" svg:d="M13587 9963v-773h3558" svg:viewBox="0 0 3559 774">
          <text:p/>
        </draw:connector>
        <draw:connector draw:style-name="gr92" draw:text-style-name="P10" draw:layer="layout" svg:x1="19.874cm" svg:y1="13.67cm" svg:x2="16.445cm" svg:y2="10.725cm" draw:start-shape="id46" draw:start-glue-point="0" draw:end-shape="id54" draw:end-glue-point="1" svg:d="M19874 13670v-2945h-3429" svg:viewBox="0 0 3430 2946">
          <text:p/>
        </draw:connector>
        <draw:connector draw:style-name="gr93" draw:text-style-name="P10" draw:layer="layout" svg:x1="8.486cm" svg:y1="9.965cm" svg:x2="10.73cm" svg:y2="10.725cm" draw:start-shape="id48" draw:start-glue-point="1" draw:end-shape="id54" draw:end-glue-point="3" svg:d="M8486 9965h1122v760h1122" svg:viewBox="0 0 2245 761">
          <text:p/>
        </draw:connector>
        <draw:connector draw:style-name="gr94" draw:text-style-name="P10" draw:layer="layout" svg:x1="8.486cm" svg:y1="11.673cm" svg:x2="10.73cm" svg:y2="10.725cm" draw:start-shape="id50" draw:start-glue-point="1" draw:end-shape="id54" draw:end-glue-point="3" svg:d="M8486 11673h1122v-948h1122" svg:viewBox="0 0 2245 949">
          <text:p/>
        </draw:connector>
        <draw:frame draw:style-name="gr15" draw:text-style-name="P45" draw:layer="layout" svg:width="3.81cm" svg:height="1.673cm" svg:x="15.075cm" svg:y="11.797cm">
          <draw:text-box>
            <text:p text:style-name="P32"><text:span text:style-name="T15">Irrigation withdrawals</text:span></text:p>
          </draw:text-box>
        </draw:frame>
        <draw:custom-shape draw:style-name="gr73" draw:text-style-name="P39" xml:id="id57" draw:id="id57" draw:layer="layout" svg:width="3.81cm" svg:height="1.524cm" svg:x="23.36cm" svg:y="1.551cm">
          <text:p text:style-name="P35"><text:span text:style-name="T14">Infiltration</text:span><text:span text:style-name="T14"><text:line-break/></text:span><text:span text:style-name="T14">(kg/m²)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96" draw:text-style-name="P10" draw:layer="layout" svg:x1="22.536cm" svg:y1="3.575cm" svg:x2="23.36cm" svg:y2="2.313cm" draw:start-shape="id53" draw:start-glue-point="0" draw:end-shape="id57" draw:end-glue-point="3" svg:d="M22536 3575v-1262h824" svg:viewBox="0 0 825 1263">
          <text:p/>
        </draw:connector>
        <presentation:notes draw:style-name="dp2">
          <draw:page-thumbnail draw:style-name="gr18" draw:layer="layout" svg:width="18.624cm" svg:height="10.476cm" svg:x="1.482cm" svg:y="2.123cm" draw:page-number="9" presentation:class="page"/>
          <draw:frame presentation:style-name="pr1" draw:text-style-name="P17"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draw:frame draw:style-name="gr38" draw:text-style-name="P20" xml:id="id58" draw:id="id58" draw:layer="layout" svg:width="3.81cm" svg:height="0.962cm" svg:x="3.955cm" svg:y="5.763cm">
          <draw:text-box>
            <text:p text:style-name="P19">SLOW</text:p>
          </draw:text-box>
        </draw:frame>
        <draw:frame draw:style-name="gr38" draw:text-style-name="P20" xml:id="id60" draw:id="id60" draw:layer="layout" svg:width="3.81cm" svg:height="0.962cm" svg:x="3.955cm" svg:y="7.36cm">
          <draw:text-box>
            <text:p text:style-name="P19">FAST</text:p>
          </draw:text-box>
        </draw:frame>
        <draw:frame draw:style-name="gr38" draw:text-style-name="P20" xml:id="id61" draw:id="id61" draw:layer="layout" svg:width="3.81cm" svg:height="0.962cm" svg:x="3.955cm" svg:y="8.938cm">
          <draw:text-box>
            <text:p text:style-name="P19">STREAM</text:p>
          </draw:text-box>
        </draw:frame>
        <draw:frame draw:style-name="gr97" draw:text-style-name="P47" xml:id="id62" draw:id="id62" draw:layer="layout" svg:width="2.54cm" svg:height="0.962cm" svg:x="11.335cm" svg:y="8.939cm">
          <draw:text-box>
            <text:p text:style-name="P46">Ocean</text:p>
          </draw:text-box>
        </draw:frame>
        <draw:custom-shape draw:style-name="gr98" draw:text-style-name="P27" draw:layer="layout" svg:width="7.62cm" svg:height="7.15cm" svg:x="2.58cm" svg:y="4.65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60" draw:text-style-name="P10" draw:layer="layout" svg:x1="7.765cm" svg:y1="6.244cm" svg:x2="9.708cm" svg:y2="9.09cm" draw:start-shape="id58" draw:start-glue-point="1" draw:end-shape="id59" draw:end-glue-point="4" svg:d="M7765 6244h1943v2846" svg:viewBox="0 0 1944 2847">
          <text:p/>
        </draw:connector>
        <draw:connector draw:style-name="gr61" draw:text-style-name="P10" draw:layer="layout" svg:x1="7.765cm" svg:y1="7.841cm" svg:x2="9.708cm" svg:y2="9.09cm" draw:start-shape="id60" draw:start-glue-point="1" draw:end-shape="id59" draw:end-glue-point="4" svg:d="M7765 7841h1943v1249" svg:viewBox="0 0 1944 1250">
          <text:p/>
        </draw:connector>
        <draw:connector draw:style-name="gr62" draw:text-style-name="P10" draw:layer="layout" svg:x1="7.765cm" svg:y1="9.419cm" svg:x2="11.335cm" svg:y2="9.42cm" draw:start-shape="id61" draw:start-glue-point="1" draw:end-shape="id62" draw:end-glue-point="3" svg:d="M7765 9419h1785v1h1785" svg:viewBox="0 0 3571 2">
          <text:p/>
        </draw:connector>
        <draw:connector draw:style-name="gr60" draw:text-style-name="P10" draw:layer="layout" svg:x1="1.005cm" svg:y1="6.425cm" svg:x2="3.955cm" svg:y2="9.419cm" draw:end-shape="id61" draw:end-glue-point="3" svg:d="M1005 6425h1225v2994h1725" svg:viewBox="0 0 2951 2995">
          <text:p/>
        </draw:connector>
        <draw:connector draw:style-name="gr61" draw:text-style-name="P10" draw:layer="layout" svg:x1="1.023cm" svg:y1="7.858cm" svg:x2="3.955cm" svg:y2="9.419cm" draw:end-shape="id61" draw:end-glue-point="3" svg:d="M1023 7858h1216v1561h1716" svg:viewBox="0 0 2933 1562">
          <text:p/>
        </draw:connector>
        <draw:connector draw:style-name="gr62" draw:text-style-name="P10" draw:layer="layout" svg:x1="1.005cm" svg:y1="9.405cm" svg:x2="3.955cm" svg:y2="9.419cm" draw:end-shape="id61" draw:end-glue-point="3" svg:d="M1005 9405h1225v14h1725" svg:viewBox="0 0 2951 15">
          <text:p/>
        </draw:connector>
        <draw:custom-shape draw:style-name="gr63" draw:text-style-name="P4" xml:id="id59" draw:id="id59" draw:layer="layout" svg:width="0.635cm" svg:height="0.635cm" svg:x="9.39cm" svg:y="9.09cm">
          <text:p/>
          <draw:enhanced-geometry svg:viewBox="0 0 21600 21600" draw:glue-points="10800 0 0 10800 10800 21600 21600 10800" draw:text-areas="5400 5400 16200 16200" draw:type="diamond" draw:enhanced-path="M 10800 0 L 21600 10800 10800 21600 0 10800 10800 0 Z N"/>
        </draw:custom-shape>
        <draw:frame draw:style-name="gr65" draw:text-style-name="P28" draw:layer="layout" svg:width="4.445cm" svg:height="0.839cm" svg:x="6.215cm" svg:y="9.9cm">
          <draw:text-box>
            <text:p><text:span text:style-name="T8">River discharge</text:span></text:p>
          </draw:text-box>
        </draw:frame>
        <draw:frame draw:style-name="gr67" draw:text-style-name="P48" draw:layer="layout" svg:width="6.35cm" svg:height="1.427cm" svg:x="3.175cm" svg:y="3.81cm">
          <draw:text-box>
            <text:p text:style-name="P32"><text:span text:style-name="T18">Coastal grid cell</text:span></text:p>
          </draw:text-box>
        </draw:frame>
        <draw:g>
          <draw:connector draw:style-name="gr60" draw:text-style-name="P10" draw:layer="layout" svg:x1="19.833cm" svg:y1="-4.445cm" svg:x2="22.96cm" svg:y2="-1.437cm" draw:end-shape="id63" draw:end-glue-point="5" svg:d="M19833-4445h1313v3008h1814" svg:viewBox="0 0 3128 3009">
            <text:p/>
          </draw:connector>
          <draw:connector draw:style-name="gr61" draw:text-style-name="P10" draw:layer="layout" svg:x1="19.857cm" svg:y1="-3.012cm" svg:x2="22.96cm" svg:y2="-1.437cm" draw:end-shape="id63" draw:end-glue-point="5" svg:d="M19857-3012h1301v1575h1802" svg:viewBox="0 0 3104 1576">
            <text:p/>
          </draw:connector>
          <draw:connector draw:style-name="gr62" draw:text-style-name="P10" draw:layer="layout" svg:x1="19.883cm" svg:y1="-1.436cm" svg:x2="22.96cm" svg:y2="-1.437cm" draw:end-shape="id63" draw:end-glue-point="5" svg:d="M19883-1436h1288v-1h1789" svg:viewBox="0 0 3078 2">
            <text:p/>
          </draw:connector>
          <draw:custom-shape draw:style-name="gr64" draw:text-style-name="P27" xml:id="id63" draw:id="id63" draw:layer="layout" svg:width="0.535cm" svg:height="0.635cm" svg:x="22.96cm" svg:y="-1.755cm">
            <text:p/>
            <draw:enhanced-geometry svg:viewBox="0 0 21600 21600" draw:glue-points="10800 0 0 10800 10800 21600 21600 10800" draw:text-areas="5400 5400 16200 16200" draw:type="diamond" draw:enhanced-path="M 10800 0 L 21600 10800 10800 21600 0 10800 10800 0 Z N"/>
          </draw:custom-shape>
        </draw:g>
        <draw:frame draw:style-name="gr17" draw:text-style-name="P49" draw:layer="layout" svg:width="6.35cm" svg:height="0.962cm" svg:x="3.675cm" svg:y="2.213cm">
          <draw:text-box>
            <text:p><text:span text:style-name="T19">subgrid_halfdeg</text:span></text:p>
          </draw:text-box>
        </draw:frame>
        <draw:frame draw:style-name="gr17" draw:text-style-name="P49" draw:layer="layout" svg:width="6.35cm" svg:height="0.962cm" svg:x="18.28cm" svg:y="2.213cm">
          <draw:text-box>
            <text:p><text:span text:style-name="T19">interp_topo</text:span></text:p>
          </draw:text-box>
        </draw:frame>
        <draw:frame draw:style-name="gr99" draw:text-style-name="P12" draw:layer="layout" svg:width="10.16cm" svg:height="2.384cm" svg:x="1.905cm" svg:y="13.335cm">
          <draw:text-box>
            <text:p>NB : pas de diff hydrographs sur les (4) points où il n’y a ni coastalflow ni riveflow</text:p>
          </draw:text-box>
        </draw:frame>
        <draw:frame draw:style-name="gr38" draw:text-style-name="P20" xml:id="id64" draw:id="id64" draw:layer="layout" svg:width="3.81cm" svg:height="0.962cm" svg:x="18.215cm" svg:y="5.766cm">
          <draw:text-box>
            <text:p text:style-name="P19">SLOW</text:p>
          </draw:text-box>
        </draw:frame>
        <draw:frame draw:style-name="gr38" draw:text-style-name="P20" xml:id="id66" draw:id="id66" draw:layer="layout" svg:width="3.81cm" svg:height="0.962cm" svg:x="18.215cm" svg:y="7.363cm">
          <draw:text-box>
            <text:p text:style-name="P19">FAST</text:p>
          </draw:text-box>
        </draw:frame>
        <draw:frame draw:style-name="gr38" draw:text-style-name="P50" draw:layer="layout" svg:width="3.81cm" svg:height="0.962cm" svg:x="18.217cm" svg:y="8.943cm">
          <draw:text-box>
            <text:p text:style-name="P19"><text:span text:style-name="T20">STREAM</text:span></text:p>
          </draw:text-box>
        </draw:frame>
        <draw:frame draw:style-name="gr97" draw:text-style-name="P51" xml:id="id65" draw:id="id65" draw:layer="layout" svg:width="2.54cm" svg:height="0.962cm" svg:x="24.895cm" svg:y="9.903cm">
          <draw:text-box>
            <text:p text:style-name="P19">Ocean</text:p>
          </draw:text-box>
        </draw:frame>
        <draw:custom-shape draw:style-name="gr100" draw:text-style-name="P52" draw:layer="layout" svg:width="7.296cm" svg:height="7.15cm" svg:x="16.49cm" svg:y="4.658cm">
          <text:p text:style-name="P21"/>
          <text:p text:style-name="P21"/>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60" draw:text-style-name="P10" draw:layer="layout" svg:x1="22.025cm" svg:y1="6.247cm" svg:x2="24.895cm" svg:y2="10.384cm" draw:start-shape="id64" draw:start-glue-point="1" draw:end-shape="id65" draw:end-glue-point="3" svg:d="M22025 6247h1435v4137h1435" svg:viewBox="0 0 2871 4138">
          <text:p/>
        </draw:connector>
        <draw:connector draw:style-name="gr61" draw:text-style-name="P10" draw:layer="layout" svg:x1="22.025cm" svg:y1="7.844cm" svg:x2="23.469cm" svg:y2="10.062cm" draw:start-shape="id66" draw:start-glue-point="1" draw:end-shape="id67" draw:end-glue-point="4" svg:d="M22025 7844h1444v2218" svg:viewBox="0 0 1445 2219">
          <text:p/>
        </draw:connector>
        <draw:connector draw:style-name="gr60" draw:text-style-name="P10" draw:layer="layout" draw:line-skew="-3.385cm" svg:x1="14.585cm" svg:y1="6.428cm" svg:x2="24.895cm" svg:y2="10.384cm" draw:end-shape="id65" draw:end-glue-point="3" svg:d="M14585 6428h1520v3956h8790" svg:viewBox="0 0 10311 3957">
          <text:p/>
        </draw:connector>
        <draw:connector draw:style-name="gr61" draw:text-style-name="P10" draw:layer="layout" draw:line-skew="-3.394cm" svg:x1="14.603cm" svg:y1="7.861cm" svg:x2="24.895cm" svg:y2="10.384cm" draw:end-shape="id65" draw:end-glue-point="3" svg:d="M14603 7861h1502v2523h8790" svg:viewBox="0 0 10293 2524">
          <text:p/>
        </draw:connector>
        <draw:connector draw:style-name="gr62" draw:text-style-name="P10" draw:layer="layout" draw:line-skew="-3.385cm" svg:x1="14.585cm" svg:y1="9.408cm" svg:x2="24.895cm" svg:y2="10.384cm" draw:end-shape="id65" draw:end-glue-point="3" svg:d="M14585 9408h1520v976h8790" svg:viewBox="0 0 10311 977">
          <text:p/>
        </draw:connector>
        <draw:custom-shape draw:style-name="gr63" draw:text-style-name="P4" xml:id="id67" draw:id="id67" draw:layer="layout" svg:width="0.635cm" svg:height="0.635cm" svg:x="23.151cm" svg:y="10.062cm">
          <text:p/>
          <draw:enhanced-geometry svg:viewBox="0 0 21600 21600" draw:glue-points="10800 0 0 10800 10800 21600 21600 10800" draw:text-areas="5400 5400 16200 16200" draw:type="diamond" draw:enhanced-path="M 10800 0 L 21600 10800 10800 21600 0 10800 10800 0 Z N"/>
        </draw:custom-shape>
        <draw:frame draw:style-name="gr65" draw:text-style-name="P28" draw:layer="layout" svg:width="4.445cm" svg:height="0.839cm" svg:x="17.925cm" svg:y="10.731cm">
          <draw:text-box>
            <text:p><text:span text:style-name="T8">River discharge</text:span></text:p>
          </draw:text-box>
        </draw:frame>
        <draw:frame draw:style-name="gr67" draw:text-style-name="P48" draw:layer="layout" svg:width="6.35cm" svg:height="1.427cm" svg:x="16.955cm" svg:y="3.813cm">
          <draw:text-box>
            <text:p text:style-name="P32"><text:span text:style-name="T18">Coastal grid cell</text:span></text:p>
          </draw:text-box>
        </draw:frame>
        <presentation:notes draw:style-name="dp2">
          <draw:page-thumbnail draw:style-name="gr18" draw:layer="layout" svg:width="18.624cm" svg:height="10.476cm" svg:x="1.482cm" svg:y="2.123cm" draw:page-number="10" presentation:class="page"/>
          <draw:frame presentation:style-name="pr1" draw:text-style-name="P17"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draw:g>
          <draw:connector draw:style-name="gr60" draw:text-style-name="P10" draw:layer="layout" svg:x1="19.833cm" svg:y1="-4.445cm" svg:x2="22.96cm" svg:y2="-1.437cm" draw:end-shape="id68" draw:end-glue-point="5" svg:d="M19833-4445h1313v3008h1814" svg:viewBox="0 0 3128 3009">
            <text:p/>
          </draw:connector>
          <draw:connector draw:style-name="gr61" draw:text-style-name="P10" draw:layer="layout" svg:x1="19.857cm" svg:y1="-3.012cm" svg:x2="22.96cm" svg:y2="-1.437cm" draw:end-shape="id68" draw:end-glue-point="5" svg:d="M19857-3012h1301v1575h1802" svg:viewBox="0 0 3104 1576">
            <text:p/>
          </draw:connector>
          <draw:connector draw:style-name="gr62" draw:text-style-name="P10" draw:layer="layout" svg:x1="19.883cm" svg:y1="-1.436cm" svg:x2="22.96cm" svg:y2="-1.437cm" draw:end-shape="id68" draw:end-glue-point="5" svg:d="M19883-1436h1288v-1h1789" svg:viewBox="0 0 3078 2">
            <text:p/>
          </draw:connector>
          <draw:custom-shape draw:style-name="gr64" draw:text-style-name="P27" xml:id="id68" draw:id="id68" draw:layer="layout" svg:width="0.535cm" svg:height="0.635cm" svg:x="22.96cm" svg:y="-1.755cm">
            <text:p/>
            <draw:enhanced-geometry svg:viewBox="0 0 21600 21600" draw:glue-points="10800 0 0 10800 10800 21600 21600 10800" draw:text-areas="5400 5400 16200 16200" draw:type="diamond" draw:enhanced-path="M 10800 0 L 21600 10800 10800 21600 0 10800 10800 0 Z N"/>
          </draw:custom-shape>
        </draw:g>
        <draw:frame draw:style-name="gr38" draw:text-style-name="P20" xml:id="id69" draw:id="id69" draw:layer="layout" svg:width="3.81cm" svg:height="0.962cm" svg:x="18.235cm" svg:y="5.764cm">
          <draw:text-box>
            <text:p text:style-name="P19">SLOW</text:p>
          </draw:text-box>
        </draw:frame>
        <draw:frame draw:style-name="gr38" draw:text-style-name="P20" xml:id="id71" draw:id="id71" draw:layer="layout" svg:width="3.81cm" svg:height="0.962cm" svg:x="18.235cm" svg:y="7.361cm">
          <draw:text-box>
            <text:p text:style-name="P19">FAST</text:p>
          </draw:text-box>
        </draw:frame>
        <draw:frame draw:style-name="gr38" draw:text-style-name="P50" draw:layer="layout" svg:width="3.81cm" svg:height="0.962cm" svg:x="18.237cm" svg:y="8.941cm">
          <draw:text-box>
            <text:p text:style-name="P19"><text:span text:style-name="T20">STREAM</text:span></text:p>
          </draw:text-box>
        </draw:frame>
        <draw:frame draw:style-name="gr97" draw:text-style-name="P51" xml:id="id70" draw:id="id70" draw:layer="layout" svg:width="2.54cm" svg:height="0.962cm" svg:x="24.915cm" svg:y="9.901cm">
          <draw:text-box>
            <text:p text:style-name="P19">Ocean</text:p>
          </draw:text-box>
        </draw:frame>
        <draw:custom-shape draw:style-name="gr100" draw:text-style-name="P52" draw:layer="layout" svg:width="7.296cm" svg:height="7.15cm" svg:x="16.51cm" svg:y="4.656cm">
          <text:p text:style-name="P21"/>
          <text:p text:style-name="P21"/>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60" draw:text-style-name="P10" draw:layer="layout" svg:x1="22.045cm" svg:y1="6.245cm" svg:x2="24.915cm" svg:y2="10.382cm" draw:start-shape="id69" draw:start-glue-point="1" draw:end-shape="id70" draw:end-glue-point="3" svg:d="M22045 6245h1435v4137h1435" svg:viewBox="0 0 2871 4138">
          <text:p/>
        </draw:connector>
        <draw:connector draw:style-name="gr61" draw:text-style-name="P10" draw:layer="layout" svg:x1="22.045cm" svg:y1="7.842cm" svg:x2="24.915cm" svg:y2="10.382cm" draw:start-shape="id71" draw:start-glue-point="1" draw:end-shape="id70" draw:end-glue-point="3" svg:d="M22045 7842h1435v2540h1435" svg:viewBox="0 0 2871 2541">
          <text:p/>
        </draw:connector>
        <draw:connector draw:style-name="gr60" draw:text-style-name="P10" draw:layer="layout" draw:line-skew="-3.385cm" svg:x1="14.605cm" svg:y1="6.426cm" svg:x2="24.915cm" svg:y2="10.382cm" draw:end-shape="id70" draw:end-glue-point="3" svg:d="M14605 6426h1520v3956h8790" svg:viewBox="0 0 10311 3957">
          <text:p/>
        </draw:connector>
        <draw:connector draw:style-name="gr61" draw:text-style-name="P10" draw:layer="layout" draw:line-skew="-3.394cm" svg:x1="14.623cm" svg:y1="7.859cm" svg:x2="24.915cm" svg:y2="10.382cm" draw:end-shape="id70" draw:end-glue-point="3" svg:d="M14623 7859h1502v2523h8790" svg:viewBox="0 0 10293 2524">
          <text:p/>
        </draw:connector>
        <draw:connector draw:style-name="gr62" draw:text-style-name="P10" draw:layer="layout" draw:line-skew="-3.385cm" svg:x1="14.605cm" svg:y1="9.406cm" svg:x2="24.915cm" svg:y2="10.382cm" draw:end-shape="id70" draw:end-glue-point="3" svg:d="M14605 9406h1520v976h8790" svg:viewBox="0 0 10311 977">
          <text:p/>
        </draw:connector>
        <draw:custom-shape draw:style-name="gr63" draw:text-style-name="P4" draw:layer="layout" svg:width="0.635cm" svg:height="0.635cm" svg:x="23.171cm" svg:y="10.06cm">
          <text:p/>
          <draw:enhanced-geometry svg:viewBox="0 0 21600 21600" draw:glue-points="10800 0 0 10800 10800 21600 21600 10800" draw:text-areas="5400 5400 16200 16200" draw:type="diamond" draw:enhanced-path="M 10800 0 L 21600 10800 10800 21600 0 10800 10800 0 Z N"/>
        </draw:custom-shape>
        <draw:frame draw:style-name="gr65" draw:text-style-name="P28" draw:layer="layout" svg:width="4.445cm" svg:height="0.839cm" svg:x="17.945cm" svg:y="10.729cm">
          <draw:text-box>
            <text:p><text:span text:style-name="T8">River discharge</text:span></text:p>
          </draw:text-box>
        </draw:frame>
        <draw:frame draw:style-name="gr67" draw:text-style-name="P48" draw:layer="layout" svg:width="6.35cm" svg:height="1.427cm" svg:x="16.975cm" svg:y="3.811cm">
          <draw:text-box>
            <text:p text:style-name="P32"><text:span text:style-name="T18">Coastal grid cell</text:span></text:p>
          </draw:text-box>
        </draw:frame>
        <draw:frame draw:style-name="gr38" draw:text-style-name="P20" xml:id="id72" draw:id="id72" draw:layer="layout" svg:width="3.81cm" svg:height="0.962cm" svg:x="4.015cm" svg:y="5.766cm">
          <draw:text-box>
            <text:p text:style-name="P19">SLOW</text:p>
          </draw:text-box>
        </draw:frame>
        <draw:frame draw:style-name="gr38" draw:text-style-name="P20" xml:id="id74" draw:id="id74" draw:layer="layout" svg:width="3.81cm" svg:height="0.962cm" svg:x="4.015cm" svg:y="7.363cm">
          <draw:text-box>
            <text:p text:style-name="P19">FAST</text:p>
          </draw:text-box>
        </draw:frame>
        <draw:frame draw:style-name="gr38" draw:text-style-name="P50" draw:layer="layout" svg:width="3.81cm" svg:height="0.962cm" svg:x="4.017cm" svg:y="8.943cm">
          <draw:text-box>
            <text:p text:style-name="P19"><text:span text:style-name="T20">STREAM</text:span></text:p>
          </draw:text-box>
        </draw:frame>
        <draw:frame draw:style-name="gr97" draw:text-style-name="P51" xml:id="id73" draw:id="id73" draw:layer="layout" svg:width="2.54cm" svg:height="0.962cm" svg:x="10.695cm" svg:y="9.903cm">
          <draw:text-box>
            <text:p text:style-name="P19">Ocean</text:p>
          </draw:text-box>
        </draw:frame>
        <draw:custom-shape draw:style-name="gr100" draw:text-style-name="P52" draw:layer="layout" svg:width="7.296cm" svg:height="7.15cm" svg:x="2.29cm" svg:y="4.658cm">
          <text:p text:style-name="P21"/>
          <text:p text:style-name="P21"/>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60" draw:text-style-name="P10" draw:layer="layout" svg:x1="7.825cm" svg:y1="6.247cm" svg:x2="11.965cm" svg:y2="9.903cm" draw:start-shape="id72" draw:start-glue-point="1" draw:end-shape="id73" draw:end-glue-point="0" svg:d="M7825 6247h4140v3656" svg:viewBox="0 0 4141 3657">
          <text:p/>
        </draw:connector>
        <draw:connector draw:style-name="gr61" draw:text-style-name="P10" draw:layer="layout" svg:x1="7.825cm" svg:y1="7.844cm" svg:x2="11.965cm" svg:y2="9.903cm" draw:start-shape="id74" draw:start-glue-point="1" draw:end-shape="id73" draw:end-glue-point="0" svg:d="M7825 7844h4140v2059" svg:viewBox="0 0 4141 2060">
          <text:p/>
        </draw:connector>
        <draw:connector draw:style-name="gr60" draw:text-style-name="P10" draw:layer="layout" draw:line-skew="-3.385cm" svg:x1="0.385cm" svg:y1="6.428cm" svg:x2="10.695cm" svg:y2="10.384cm" draw:end-shape="id73" draw:end-glue-point="3" svg:d="M385 6428h1520v3956h8790" svg:viewBox="0 0 10311 3957">
          <text:p/>
        </draw:connector>
        <draw:connector draw:style-name="gr61" draw:text-style-name="P10" draw:layer="layout" draw:line-skew="-3.394cm" svg:x1="0.403cm" svg:y1="7.861cm" svg:x2="10.695cm" svg:y2="10.384cm" draw:end-shape="id73" draw:end-glue-point="3" svg:d="M403 7861h1502v2523h8790" svg:viewBox="0 0 10293 2524">
          <text:p/>
        </draw:connector>
        <draw:connector draw:style-name="gr62" draw:text-style-name="P10" draw:layer="layout" draw:line-skew="-3.385cm" svg:x1="0.385cm" svg:y1="9.408cm" svg:x2="10.695cm" svg:y2="10.384cm" draw:end-shape="id73" draw:end-glue-point="3" svg:d="M385 9408h1520v976h8790" svg:viewBox="0 0 10311 977">
          <text:p/>
        </draw:connector>
        <draw:custom-shape draw:style-name="gr63" draw:text-style-name="P4" draw:layer="layout" svg:width="0.635cm" svg:height="0.635cm" svg:x="5.375cm" svg:y="10.103cm">
          <text:p/>
          <draw:enhanced-geometry svg:viewBox="0 0 21600 21600" draw:glue-points="10800 0 0 10800 10800 21600 21600 10800" draw:text-areas="5400 5400 16200 16200" draw:type="diamond" draw:enhanced-path="M 10800 0 L 21600 10800 10800 21600 0 10800 10800 0 Z N"/>
        </draw:custom-shape>
        <draw:frame draw:style-name="gr65" draw:text-style-name="P28" draw:layer="layout" svg:width="4.445cm" svg:height="0.839cm" svg:x="3.725cm" svg:y="10.731cm">
          <draw:text-box>
            <text:p><text:span text:style-name="T8">River discharge</text:span></text:p>
          </draw:text-box>
        </draw:frame>
        <draw:frame draw:style-name="gr67" draw:text-style-name="P48" draw:layer="layout" svg:width="6.35cm" svg:height="1.427cm" svg:x="2.755cm" svg:y="3.813cm">
          <draw:text-box>
            <text:p text:style-name="P32"><text:span text:style-name="T18">Coastal grid cell</text:span></text:p>
          </draw:text-box>
        </draw:frame>
        <presentation:notes draw:style-name="dp2">
          <draw:page-thumbnail draw:style-name="gr18" draw:layer="layout" svg:width="18.624cm" svg:height="10.476cm" svg:x="1.482cm" svg:y="2.123cm" draw:page-number="11" presentation:class="page"/>
          <draw:frame presentation:style-name="pr1" draw:text-style-name="P17"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draw:line draw:style-name="gr101" draw:text-style-name="P53" draw:layer="layout" svg:x1="4.445cm" svg:y1="11.43cm" svg:x2="15.875cm" svg:y2="11.43cm">
          <text:p/>
        </draw:line>
        <draw:line draw:style-name="gr101" draw:text-style-name="P53" draw:layer="layout" svg:x1="4.445cm" svg:y1="11.43cm" svg:x2="4.445cm" svg:y2="3.81cm">
          <text:p/>
        </draw:line>
        <draw:frame draw:style-name="gr102" draw:text-style-name="P12" draw:layer="layout" svg:width="3.81cm" svg:height="1.905cm" svg:x="16.245cm" svg:y="10.83cm">
          <draw:text-box>
            <text:p>Time (hours)</text:p>
          </draw:text-box>
        </draw:frame>
        <draw:frame draw:style-name="gr102" draw:text-style-name="P12" draw:layer="layout" svg:width="3.81cm" svg:height="1.905cm" svg:x="1.735cm" svg:y="4.21cm">
          <draw:text-box>
            <text:p>Forcing variable</text:p>
          </draw:text-box>
        </draw:frame>
        <draw:line draw:style-name="gr103" draw:text-style-name="P10" draw:layer="layout" svg:x1="6.985cm" svg:y1="11.095cm" svg:x2="6.985cm" svg:y2="11.425cm">
          <text:p/>
        </draw:line>
        <draw:line draw:style-name="gr103" draw:text-style-name="P10" draw:layer="layout" svg:x1="13.985cm" svg:y1="11.095cm" svg:x2="13.985cm" svg:y2="11.425cm">
          <text:p/>
        </draw:line>
        <draw:frame draw:style-name="gr104" draw:text-style-name="P12" draw:layer="layout" svg:width="3.175cm" svg:height="3.095cm" svg:x="5.915cm" svg:y="11.765cm">
          <draw:text-box>
            <text:p>12UTC</text:p>
          </draw:text-box>
        </draw:frame>
        <draw:frame draw:style-name="gr104" draw:text-style-name="P12" draw:layer="layout" svg:width="3.175cm" svg:height="3.095cm" svg:x="12.816cm" svg:y="11.766cm">
          <draw:text-box>
            <text:p>18UTC</text:p>
          </draw:text-box>
        </draw:frame>
        <draw:custom-shape draw:style-name="gr105" draw:text-style-name="P32" draw:layer="layout" svg:width="0.254cm" svg:height="0.254cm" svg:x="6.597cm" svg:y="7.441cm">
          <text:p/>
          <draw:enhanced-geometry svg:viewBox="0 0 21600 21600" draw:glue-points="10800 0 0 10800 10800 21600 21600 10800" draw:path-stretchpoint-x="10800" draw:path-stretchpoint-y="10800" draw:text-areas="?f1 ?f1 ?f2 ?f3" draw:type="cross" draw:modifiers="10800"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106" draw:text-style-name="P32" draw:layer="layout" svg:width="0.254cm" svg:height="0.254cm" svg:x="7.746cm" svg:y="6.43cm">
          <text:p/>
          <draw:enhanced-geometry svg:viewBox="0 0 21600 21600" draw:glue-points="10800 0 0 10800 10800 21600 21600 10800" draw:path-stretchpoint-x="10800" draw:path-stretchpoint-y="10800" draw:text-areas="?f1 ?f1 ?f2 ?f3" draw:type="cross" draw:modifiers="10800"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106" draw:text-style-name="P32" draw:layer="layout" svg:width="0.254cm" svg:height="0.254cm" svg:x="8.882cm" svg:y="5.73cm">
          <text:p/>
          <draw:enhanced-geometry svg:viewBox="0 0 21600 21600" draw:glue-points="10800 0 0 10800 10800 21600 21600 10800" draw:path-stretchpoint-x="10800" draw:path-stretchpoint-y="10800" draw:text-areas="?f1 ?f1 ?f2 ?f3" draw:type="cross" draw:modifiers="10800"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106" draw:text-style-name="P32" draw:layer="layout" svg:width="0.254cm" svg:height="0.254cm" svg:x="10.073cm" svg:y="5.247cm">
          <text:p/>
          <draw:enhanced-geometry svg:viewBox="0 0 21600 21600" draw:glue-points="10800 0 0 10800 10800 21600 21600 10800" draw:path-stretchpoint-x="10800" draw:path-stretchpoint-y="10800" draw:text-areas="?f1 ?f1 ?f2 ?f3" draw:type="cross" draw:modifiers="10800"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106" draw:text-style-name="P32" draw:layer="layout" svg:width="0.254cm" svg:height="0.254cm" svg:x="11.266cm" svg:y="5.73cm">
          <text:p/>
          <draw:enhanced-geometry svg:viewBox="0 0 21600 21600" draw:glue-points="10800 0 0 10800 10800 21600 21600 10800" draw:path-stretchpoint-x="10800" draw:path-stretchpoint-y="10800" draw:text-areas="?f1 ?f1 ?f2 ?f3" draw:type="cross" draw:modifiers="10800"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106" draw:text-style-name="P32" draw:layer="layout" svg:width="0.254cm" svg:height="0.254cm" svg:x="12.43cm" svg:y="6.765cm">
          <text:p/>
          <draw:enhanced-geometry svg:viewBox="0 0 21600 21600" draw:glue-points="10800 0 0 10800 10800 21600 21600 10800" draw:path-stretchpoint-x="10800" draw:path-stretchpoint-y="10800" draw:text-areas="?f1 ?f1 ?f2 ?f3" draw:type="cross" draw:modifiers="10800"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106" draw:text-style-name="P32" draw:layer="layout" svg:width="0.254cm" svg:height="0.254cm" svg:x="13.598cm" svg:y="8.142cm">
          <text:p/>
          <draw:enhanced-geometry svg:viewBox="0 0 21600 21600" draw:glue-points="10800 0 0 10800 10800 21600 21600 10800" draw:path-stretchpoint-x="10800" draw:path-stretchpoint-y="10800" draw:text-areas="?f1 ?f1 ?f2 ?f3" draw:type="cross" draw:modifiers="10800"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107" draw:text-style-name="P32" draw:layer="layout" svg:width="0.254cm" svg:height="0.254cm" svg:x="6.598cm" svg:y="7.442cm">
          <text:p/>
          <draw:enhanced-geometry svg:viewBox="0 0 21600 21600" draw:glue-points="10800 0 0 10800 10800 21600 21600 10800" draw:path-stretchpoint-x="10800" draw:path-stretchpoint-y="10800" draw:text-areas="?f1 ?f1 ?f2 ?f3" draw:type="cross" draw:modifiers="10800"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108" draw:text-style-name="P54" draw:layer="layout" svg:width="0.254cm" svg:height="0.254cm" svg:x="13.598cm" svg:y="8.142cm">
          <text:p/>
          <draw:enhanced-geometry svg:viewBox="0 0 21600 21600" draw:glue-points="10800 0 0 10800 10800 21600 21600 10800" draw:path-stretchpoint-x="10800" draw:path-stretchpoint-y="10800" draw:text-areas="?f1 ?f1 ?f2 ?f3" draw:type="cross" draw:modifiers="10800"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line draw:style-name="gr109" draw:text-style-name="P10" draw:layer="layout" svg:x1="6.71cm" svg:y1="7.563cm" svg:x2="13.695cm" svg:y2="8.266cm">
          <text:p/>
        </draw:line>
        <draw:line draw:style-name="gr110" draw:text-style-name="P10" draw:layer="layout" svg:x1="6.722cm" svg:y1="7.574cm" svg:x2="7.865cm" svg:y2="6.558cm">
          <text:p/>
        </draw:line>
        <draw:line draw:style-name="gr110" draw:text-style-name="P10" draw:layer="layout" svg:x1="7.874cm" svg:y1="6.571cm" svg:x2="9.017cm" svg:y2="5.86cm">
          <text:p/>
        </draw:line>
        <draw:line draw:style-name="gr110" draw:text-style-name="P10" draw:layer="layout" svg:x1="9.022cm" svg:y1="5.842cm" svg:x2="10.165cm" svg:y2="5.385cm">
          <text:p/>
        </draw:line>
        <draw:line draw:style-name="gr110" draw:text-style-name="P10" draw:layer="layout" svg:x1="11.365cm" svg:y1="5.843cm" svg:x2="10.222cm" svg:y2="5.386cm">
          <text:p/>
        </draw:line>
        <draw:line draw:style-name="gr110" draw:text-style-name="P10" draw:layer="layout" svg:x1="12.556cm" svg:y1="6.885cm" svg:x2="11.413cm" svg:y2="5.869cm">
          <text:p/>
        </draw:line>
        <draw:line draw:style-name="gr110" draw:text-style-name="P10" draw:layer="layout" svg:x1="13.695cm" svg:y1="8.266cm" svg:x2="12.552cm" svg:y2="6.869cm">
          <text:p/>
        </draw:line>
        <presentation:notes draw:style-name="dp2">
          <draw:page-thumbnail draw:style-name="gr18" draw:layer="layout" svg:width="18.624cm" svg:height="10.476cm" svg:x="1.482cm" svg:y="2.123cm" draw:page-number="12" presentation:class="page"/>
          <draw:frame presentation:style-name="pr1" draw:text-style-name="P17"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wiss"/>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mily-generic="swiss"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family-generic="swiss"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marker draw:name="Arrowheads_20_1" draw:display-name="Arrowheads 1" svg:viewBox="0 0 20 20" svg:d="M0 20l10-20 10 20z"/>
    <draw:marker draw:name="Arrowheads_20_10" draw:display-name="Arrowheads 10" svg:viewBox="0 0 20 20" svg:d="M0 20l10-20 10 20z"/>
    <draw:marker draw:name="Arrowheads_20_11" draw:display-name="Arrowheads 11" svg:viewBox="0 0 20 20" svg:d="M0 20l10-20 10 20z"/>
    <draw:marker draw:name="Arrowheads_20_12" draw:display-name="Arrowheads 12" svg:viewBox="0 0 20 20" svg:d="M0 20l10-20 10 20z"/>
    <draw:marker draw:name="Arrowheads_20_13" draw:display-name="Arrowheads 13" svg:viewBox="0 0 20 20" svg:d="M0 20l10-20 10 20z"/>
    <draw:marker draw:name="Arrowheads_20_15" draw:display-name="Arrowheads 15" svg:viewBox="0 0 20 20" svg:d="M0 20l10-20 10 20z"/>
    <draw:marker draw:name="Arrowheads_20_16" draw:display-name="Arrowheads 16" svg:viewBox="0 0 20 20" svg:d="M0 20l10-20 10 20z"/>
    <draw:marker draw:name="Arrowheads_20_17" draw:display-name="Arrowheads 17" svg:viewBox="0 0 20 20" svg:d="M0 20l10-20 10 20z"/>
    <draw:marker draw:name="Arrowheads_20_18" draw:display-name="Arrowheads 18" svg:viewBox="0 0 20 20" svg:d="M0 20l10-20 10 20z"/>
    <draw:marker draw:name="Arrowheads_20_19" draw:display-name="Arrowheads 19" svg:viewBox="0 0 20 20" svg:d="M0 20l10-20 10 20z"/>
    <draw:marker draw:name="Arrowheads_20_2" draw:display-name="Arrowheads 2" svg:viewBox="0 0 20 20" svg:d="M0 20l10-20 10 20z"/>
    <draw:marker draw:name="Arrowheads_20_20" draw:display-name="Arrowheads 20" svg:viewBox="0 0 20 20" svg:d="M0 20l10-20 10 20z"/>
    <draw:marker draw:name="Arrowheads_20_21" draw:display-name="Arrowheads 21" svg:viewBox="0 0 20 20" svg:d="M0 20l10-20 10 20z"/>
    <draw:marker draw:name="Arrowheads_20_22" draw:display-name="Arrowheads 22" svg:viewBox="0 0 20 20" svg:d="M0 20l10-20 10 20z"/>
    <draw:marker draw:name="Arrowheads_20_25" draw:display-name="Arrowheads 25" svg:viewBox="0 0 20 20" svg:d="M0 20l10-20 10 20z"/>
    <draw:marker draw:name="Arrowheads_20_27" draw:display-name="Arrowheads 27" svg:viewBox="0 0 20 20" svg:d="M0 20l10-20 10 20z"/>
    <draw:marker draw:name="Arrowheads_20_28" draw:display-name="Arrowheads 28" svg:viewBox="0 0 20 20" svg:d="M0 20l10-20 10 20z"/>
    <draw:marker draw:name="Arrowheads_20_29" draw:display-name="Arrowheads 29" svg:viewBox="0 0 20 20" svg:d="M0 20l10-20 10 20z"/>
    <draw:marker draw:name="Arrowheads_20_3" draw:display-name="Arrowheads 3" svg:viewBox="0 0 20 20" svg:d="M0 20l10-20 10 20z"/>
    <draw:marker draw:name="Arrowheads_20_30" draw:display-name="Arrowheads 30" svg:viewBox="0 0 20 20" svg:d="M0 20l10-20 10 20z"/>
    <draw:marker draw:name="Arrowheads_20_31" draw:display-name="Arrowheads 31" svg:viewBox="0 0 20 20" svg:d="M0 20l10-20 10 20z"/>
    <draw:marker draw:name="Arrowheads_20_4" draw:display-name="Arrowheads 4" svg:viewBox="0 0 20 20" svg:d="M0 20l10-20 10 20z"/>
    <draw:marker draw:name="Arrowheads_20_5" draw:display-name="Arrowheads 5" svg:viewBox="0 0 20 20" svg:d="M0 20l10-20 10 20z"/>
    <draw:marker draw:name="Arrowheads_20_6" draw:display-name="Arrowheads 6" svg:viewBox="0 0 20 20" svg:d="M0 20l10-20 10 20z"/>
    <draw:marker draw:name="Arrowheads_20_7" draw:display-name="Arrowheads 7" svg:viewBox="0 0 20 20" svg:d="M0 20l10-20 10 20z"/>
    <draw:marker draw:name="Arrowheads_20_8" draw:display-name="Arrowheads 8" svg:viewBox="0 0 20 20" svg:d="M0 20l10-20 10 20z"/>
    <draw:marker draw:name="Arrowheads_20_9" draw:display-name="Arrowheads 9" svg:viewBox="0 0 20 20" svg:d="M0 20l10-20 10 20z"/>
    <draw:stroke-dash draw:name="Long_20_Dash" draw:display-name="Long Dash" draw:style="rect" draw:dots1="1" draw:dots1-length="400%" draw:distance="300%"/>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397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5-06-26T17:43:49.895132095</meta:creation-date>
    <dc:date>2025-09-05T12:00:17.413625869</dc:date>
    <meta:editing-duration>PT9H43M26S</meta:editing-duration>
    <meta:editing-cycles>87</meta:editing-cycles>
    <meta:generator>LibreOffice/7.3.7.2$Linux_X86_64 LibreOffice_project/30$Build-2</meta:generator>
    <meta:document-statistic meta:object-count="405"/>
  </office:meta>
</office:document-meta>
</file>